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5c8526" draw:stroke-linejoin="bevel" draw:fill="none" draw:fill-color="#cccccc" draw:textarea-horizontal-align="justify" draw:textarea-vertical-align="middle" draw:auto-grow-height="false" fo:min-height="19.75cm" fo:min-width="28.5cm"/>
    </style:style>
    <style:style style:name="gr2" style:family="graphic" style:parent-style-name="standard">
      <style:graphic-properties svg:stroke-width="0.6cm" svg:stroke-color="#000000" draw:marker-start-width="1.606cm" draw:marker-end-width="1.606cm" draw:stroke-linejoin="bevel" draw:fill="none" draw:fill-color="#ffffff" draw:textarea-horizontal-align="justify" draw:textarea-vertical-align="middle" draw:auto-grow-height="false" fo:min-height="25.942cm" fo:min-width="16.092cm" fo:padding-top="0.429cm" fo:padding-bottom="0.429cm" fo:padding-left="0.554cm" fo:padding-right="0.554cm"/>
    </style:style>
    <style:style style:name="gr3" style:family="graphic" style:parent-style-name="standard">
      <style:graphic-properties svg:stroke-width="0.6cm" svg:stroke-color="#000000" draw:marker-start-width="0.955cm" draw:marker-end-width="0.955cm" draw:stroke-linejoin="bevel" draw:fill="solid" draw:fill-color="#000000" draw:textarea-horizontal-align="justify" draw:textarea-vertical-align="middle" draw:auto-grow-height="false" fo:min-height="8.342cm" fo:min-width="14.492cm" fo:padding-top="0.429cm" fo:padding-bottom="0.429cm" fo:padding-left="0.554cm" fo:padding-right="0.554cm"/>
    </style:style>
    <style:style style:name="gr4" style:family="graphic" style:parent-style-name="measure">
      <style:graphic-properties draw:stroke-linejoin="bevel" draw:textarea-vertical-align="middle" draw:line-distance="0.6cm"/>
    </style:style>
    <style:style style:name="gr5" style:family="graphic" style:parent-style-name="measure" style:list-style-name="L1">
      <style:graphic-properties draw:stroke-linejoin="bevel" draw:textarea-vertical-align="middle" draw:line-distance="0.2cm"/>
    </style:style>
    <style:style style:name="gr6" style:family="graphic" style:parent-style-name="standard">
      <style:graphic-properties svg:stroke-width="0.6cm" svg:stroke-color="#000000" draw:marker-start-width="0.955cm" draw:marker-end-width="0.955cm" draw:stroke-linejoin="bevel" draw:fill="solid" draw:fill-color="#000000" draw:textarea-horizontal-align="justify" draw:textarea-vertical-align="middle" draw:auto-grow-height="false" fo:min-height="4.742cm" fo:min-width="9.324cm" fo:padding-top="0.429cm" fo:padding-bottom="0.429cm" fo:padding-left="0.554cm" fo:padding-right="0.554cm"/>
    </style:style>
    <style:style style:name="gr7" style:family="graphic" style:parent-style-name="standard">
      <style:graphic-properties svg:stroke-width="0.6cm" svg:stroke-color="#000000" draw:marker-start-width="0.955cm" draw:marker-end-width="0.955cm" draw:stroke-linejoin="bevel" draw:fill="solid" draw:fill-color="#000000" draw:textarea-horizontal-align="justify" draw:textarea-vertical-align="middle" draw:auto-grow-height="false" fo:min-height="9.142cm" fo:min-width="14.492cm" fo:padding-top="0.429cm" fo:padding-bottom="0.429cm" fo:padding-left="0.554cm" fo:padding-right="0.554cm"/>
    </style:style>
    <style:style style:name="gr8" style:family="graphic" style:parent-style-name="measure">
      <style:graphic-properties draw:stroke-linejoin="bevel" draw:textarea-vertical-align="middle" draw:line-distance="0.2cm"/>
    </style:style>
    <style:style style:name="gr9" style:family="graphic" style:parent-style-name="measure" style:list-style-name="L1">
      <style:graphic-properties draw:stroke-linejoin="bevel" draw:textarea-vertical-align="middle" draw:line-distance="0.6cm"/>
    </style:style>
    <style:style style:name="gr10" style:family="graphic" style:parent-style-name="measure" style:list-style-name="L1">
      <style:graphic-properties draw:stroke-linejoin="bevel" draw:textarea-vertical-align="middle" draw:line-distance="0.6cm"/>
    </style:style>
    <style:style style:name="gr11" style:family="graphic" style:parent-style-name="measure" style:list-style-name="L1">
      <style:graphic-properties draw:stroke-linejoin="bevel" draw:textarea-vertical-align="middle" draw:line-distance="0.2cm"/>
    </style:style>
    <style:style style:name="gr12" style:family="graphic" style:parent-style-name="measure" style:list-style-name="L1">
      <style:graphic-properties draw:stroke-linejoin="bevel" draw:textarea-vertical-align="middle" draw:line-distance="0.2cm"/>
    </style:style>
    <style:style style:name="gr13" style:family="graphic" style:parent-style-name="measure" style:list-style-name="L1">
      <style:graphic-properties svg:stroke-width="0.106cm" svg:stroke-color="#999999" draw:marker-start-width="0.359cm" draw:marker-end-width="0.359cm" draw:stroke-linejoin="bevel" draw:textarea-vertical-align="middle" draw:line-distance="-0.128cm" draw:placing="below"/>
    </style:style>
    <style:style style:name="gr14" style:family="graphic" style:parent-style-name="measure">
      <style:graphic-properties draw:stroke-linejoin="bevel" draw:textarea-vertical-align="middle" draw:line-distance="0.2cm" draw:placing="above"/>
    </style:style>
    <style:style style:name="gr15" style:family="graphic" style:parent-style-name="standard">
      <style:graphic-properties svg:stroke-width="0.159cm" svg:stroke-color="#000000" draw:marker-start-width="0.438cm" draw:marker-end-width="0.438cm" draw:stroke-linejoin="bevel" draw:fill-color="#ffffff" draw:textarea-horizontal-align="justify" draw:textarea-vertical-align="middle" draw:auto-grow-height="false" fo:min-height="15.192cm" fo:min-width="0cm" fo:padding-top="0.204cm" fo:padding-bottom="0.204cm" fo:padding-left="0.329cm" fo:padding-right="0.329cm"/>
    </style:style>
    <style:style style:name="gr16" style:family="graphic" style:parent-style-name="standard">
      <style:graphic-properties draw:stroke="none" svg:stroke-width="0.018cm" svg:stroke-color="#000000" draw:marker-start-width="0.227cm" draw:marker-end-width="0.227cm" draw:stroke-linejoin="bevel" draw:fill-color="#e6e6e6" draw:textarea-horizontal-align="justify" draw:textarea-vertical-align="middle" draw:auto-grow-height="false" fo:min-height="0.532cm" fo:min-width="0cm" fo:padding-top="0.134cm" fo:padding-bottom="0.134cm" fo:padding-left="0.259cm" fo:padding-right="0.259cm"/>
    </style:style>
    <style:style style:name="gr17" style:family="graphic" style:parent-style-name="standard">
      <style:graphic-properties draw:stroke="none" draw:fill-color="#cccccc" draw:textarea-horizontal-align="justify" draw:textarea-vertical-align="middle" draw:auto-grow-height="false" fo:min-height="0.269cm" fo:min-width="0.301cm"/>
    </style:style>
    <style:style style:name="gr18" style:family="graphic" style:parent-style-name="standard">
      <style:graphic-properties draw:stroke="none" draw:fill-color="#cccccc" draw:textarea-horizontal-align="justify" draw:textarea-vertical-align="middle" draw:auto-grow-height="false" fo:min-height="0.398cm" fo:min-width="0.5cm"/>
    </style:style>
    <style:style style:name="gr19" style:family="graphic" style:parent-style-name="standard">
      <style:graphic-properties draw:stroke="none" draw:fill-color="#cccccc" draw:textarea-horizontal-align="justify" draw:textarea-vertical-align="middle" draw:auto-grow-height="false" fo:min-height="0.139cm" fo:min-width="0.101cm"/>
    </style:style>
    <style:style style:name="gr20" style:family="graphic" style:parent-style-name="standard">
      <style:graphic-properties draw:stroke="none" draw:fill-color="#cccccc" draw:textarea-horizontal-align="justify" draw:textarea-vertical-align="middle" draw:auto-grow-height="false" fo:min-height="0.787cm" fo:min-width="1.101cm"/>
    </style:style>
    <style:style style:name="gr21" style:family="graphic" style:parent-style-name="standard">
      <style:graphic-properties draw:stroke="none" svg:stroke-width="0cm" svg:stroke-color="#000000" draw:marker-start-width="0.201cm" draw:marker-end-width="0.201cm" draw:stroke-linejoin="miter" draw:fill-color="#cccccc" draw:textarea-horizontal-align="right" draw:textarea-vertical-align="middle" draw:auto-grow-height="false" fo:min-height="1.548cm" fo:min-width="3.298cm" fo:padding-top="0.226cm" fo:padding-bottom="0.226cm" fo:padding-left="0.351cm" fo:padding-right="0.351cm"/>
    </style:style>
    <style:style style:name="gr22" style:family="graphic" style:parent-style-name="standard">
      <style:graphic-properties draw:stroke="none" svg:stroke-width="0cm" svg:stroke-color="#000000" draw:marker-start-width="0.201cm" draw:marker-end-width="0.201cm" draw:stroke-linejoin="miter" draw:fill-color="#cccccc" draw:textarea-horizontal-align="right" draw:textarea-vertical-align="middle" draw:auto-grow-height="false" fo:min-height="1.548cm" fo:min-width="1.697cm" fo:padding-top="0.226cm" fo:padding-bottom="0.226cm" fo:padding-left="0.351cm" fo:padding-right="0.351cm"/>
    </style:style>
    <style:style style:name="gr23" style:family="graphic" style:parent-style-name="standard">
      <style:graphic-properties draw:stroke="none" svg:stroke-width="0cm" svg:stroke-color="#000000" draw:marker-start-width="0.201cm" draw:marker-end-width="0.201cm" draw:stroke-linejoin="miter" draw:fill-color="#cccccc" draw:textarea-horizontal-align="right" draw:textarea-vertical-align="middle" draw:auto-grow-height="false" fo:min-height="5.148cm" fo:min-width="2.1cm" fo:padding-top="0.226cm" fo:padding-bottom="0.226cm" fo:padding-left="0.351cm" fo:padding-right="0.351cm"/>
    </style:style>
    <style:style style:name="gr24" style:family="graphic" style:parent-style-name="standard">
      <style:graphic-properties draw:stroke="none" svg:stroke-width="0cm" svg:stroke-color="#000000" draw:marker-start-width="0.201cm" draw:marker-end-width="0.201cm" draw:stroke-linejoin="miter" draw:fill-color="#cccccc" draw:textarea-horizontal-align="right" draw:textarea-vertical-align="middle" draw:auto-grow-height="false" fo:min-height="2.748cm" fo:min-width="1.697cm" fo:padding-top="0.226cm" fo:padding-bottom="0.226cm" fo:padding-left="0.351cm" fo:padding-right="0.351cm"/>
    </style:style>
    <style:style style:name="gr25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textarea-horizontal-align="right" draw:textarea-vertical-align="bottom" draw:auto-grow-height="false" fo:min-height="5.54cm" fo:min-width="4.49cm" fo:padding-top="0.23cm" fo:padding-bottom="0.23cm" fo:padding-left="0.355cm" fo:padding-right="0.355cm"/>
    </style:style>
    <style:style style:name="gr26" style:family="graphic" style:parent-style-name="standard">
      <style:graphic-properties draw:stroke="none" svg:stroke-width="0.201cm" svg:stroke-color="#000000" draw:marker-start-width="0.502cm" draw:marker-end-width="0.502cm" draw:stroke-linejoin="miter" draw:fill="hatch" draw:fill-color="#cccccc" draw:fill-hatch-name="Black_20_45_20_Degrees_20_Wide" draw:fill-hatch-solid="true" draw:textarea-horizontal-align="right" draw:textarea-vertical-align="middle" draw:auto-grow-height="false" fo:min-height="7.148cm" fo:min-width="0.494cm" fo:padding-top="0.226cm" fo:padding-bottom="0.226cm" fo:padding-left="0.351cm" fo:padding-right="0.351cm"/>
    </style:style>
    <style:style style:name="gr27" style:family="graphic" style:parent-style-name="standard">
      <style:graphic-properties draw:stroke="none" svg:stroke-width="0.201cm" svg:stroke-color="#000000" draw:marker-start-width="0.502cm" draw:marker-end-width="0.502cm" draw:stroke-linejoin="miter" draw:fill="hatch" draw:fill-color="#cccccc" draw:fill-hatch-name="Black_20_45_20_Degrees_20_Wide" draw:fill-hatch-solid="true" draw:textarea-horizontal-align="right" draw:textarea-vertical-align="middle" draw:auto-grow-height="false" fo:min-height="0.748cm" fo:min-width="5.698cm" fo:padding-top="0.226cm" fo:padding-bottom="0.226cm" fo:padding-left="0.351cm" fo:padding-right="0.351cm"/>
    </style:style>
    <style:style style:name="gr28" style:family="graphic" style:parent-style-name="standard">
      <style:graphic-properties draw:stroke="none" svg:stroke-width="0cm" svg:stroke-color="#000000" draw:marker-start-width="0.201cm" draw:marker-end-width="0.201cm" draw:stroke-linejoin="miter" draw:fill-color="#cccccc" draw:textarea-horizontal-align="right" draw:textarea-vertical-align="middle" draw:auto-grow-height="false" fo:min-height="1.548cm" fo:min-width="1.297cm" fo:padding-top="0.226cm" fo:padding-bottom="0.226cm" fo:padding-left="0.351cm" fo:padding-right="0.351cm"/>
    </style:style>
    <style:style style:name="gr29" style:family="graphic" style:parent-style-name="standard">
      <style:graphic-properties draw:stroke="none" svg:stroke-width="0.201cm" svg:stroke-color="#000000" draw:marker-start-width="0.502cm" draw:marker-end-width="0.502cm" draw:stroke-linejoin="miter" draw:fill-color="#cccccc" draw:textarea-horizontal-align="center" draw:textarea-vertical-align="middle" draw:auto-grow-height="false" fo:min-height="0cm" fo:min-width="0.898cm" fo:padding-top="0.226cm" fo:padding-bottom="0.226cm" fo:padding-left="0.351cm" fo:padding-right="0.351cm"/>
    </style:style>
    <style:style style:name="gr30" style:family="graphic" style:parent-style-name="standard">
      <style:graphic-properties draw:stroke="none" draw:fill-color="#cccccc" draw:textarea-horizontal-align="justify" draw:textarea-vertical-align="middle" draw:auto-grow-height="false" fo:min-height="0.658cm" fo:min-width="0.9cm"/>
    </style:style>
    <style:style style:name="gr31" style:family="graphic" style:parent-style-name="standard">
      <style:graphic-properties draw:stroke="none" draw:fill-color="#cccccc" draw:textarea-horizontal-align="justify" draw:textarea-vertical-align="middle" draw:auto-grow-height="false" fo:min-height="1.047cm" fo:min-width="1.501cm"/>
    </style:style>
    <style:style style:name="gr32" style:family="graphic" style:parent-style-name="standard">
      <style:graphic-properties draw:stroke="none" svg:stroke-width="0cm" svg:stroke-color="#000000" draw:marker-start-width="0.201cm" draw:marker-end-width="0.201cm" draw:stroke-linejoin="miter" draw:fill-color="#cccccc" draw:textarea-horizontal-align="right" draw:textarea-vertical-align="middle" draw:auto-grow-height="false" fo:min-height="1.548cm" fo:min-width="0cm" fo:padding-top="0.226cm" fo:padding-bottom="0.226cm" fo:padding-left="0.351cm" fo:padding-right="0.351cm"/>
    </style:style>
    <style:style style:name="gr33" style:family="graphic" style:parent-style-name="standard">
      <style:graphic-properties draw:stroke="none" svg:stroke-width="0cm" svg:stroke-color="#000000" draw:marker-start-width="0.201cm" draw:marker-end-width="0.201cm" draw:stroke-linejoin="miter" draw:fill-color="#cccccc" draw:textarea-horizontal-align="right" draw:textarea-vertical-align="middle" draw:auto-grow-height="false" fo:min-height="2.348cm" fo:min-width="6.097cm" fo:padding-top="0.226cm" fo:padding-bottom="0.226cm" fo:padding-left="0.351cm" fo:padding-right="0.351cm"/>
    </style:style>
    <style:style style:name="gr34" style:family="graphic" style:parent-style-name="standard">
      <style:graphic-properties draw:stroke="none" svg:stroke-width="0.201cm" svg:stroke-color="#000000" draw:marker-start-width="0.505cm" draw:marker-end-width="0.505cm" draw:stroke-linejoin="miter" draw:fill="solid" draw:fill-color="#cccccc" draw:textarea-horizontal-align="center" draw:textarea-vertical-align="middle" draw:auto-grow-height="false" fo:min-height="6.342cm" fo:min-width="6.092cm" fo:padding-top="0.229cm" fo:padding-bottom="0.229cm" fo:padding-left="0.354cm" fo:padding-right="0.354cm"/>
    </style:style>
    <style:style style:name="gr35" style:family="graphic" style:parent-style-name="standard">
      <style:graphic-properties draw:stroke="none" svg:stroke-width="0.201cm" svg:stroke-color="#000000" draw:marker-start-width="0.502cm" draw:marker-end-width="0.502cm" draw:stroke-linejoin="miter" draw:fill-color="#cccccc" draw:textarea-horizontal-align="center" draw:textarea-vertical-align="bottom" draw:auto-grow-height="false" fo:min-height="5.148cm" fo:min-width="2.498cm" fo:padding-top="0.226cm" fo:padding-bottom="0.226cm" fo:padding-left="0.351cm" fo:padding-right="0.351cm"/>
    </style:style>
    <style:style style:name="gr36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textarea-horizontal-align="justify" draw:textarea-vertical-align="middle" draw:auto-grow-height="false" fo:min-height="3.54cm" fo:min-width="8.89cm" fo:padding-top="0.23cm" fo:padding-bottom="0.23cm" fo:padding-left="0.355cm" fo:padding-right="0.355cm"/>
    </style:style>
    <style:style style:name="gr37" style:family="graphic" style:parent-style-name="standard">
      <style:graphic-properties draw:stroke="none" svg:stroke-width="0.201cm" svg:stroke-color="#000000" draw:marker-start-width="0.303cm" draw:marker-end-width="0.303cm" draw:stroke-linejoin="miter" draw:fill-color="#cccccc" draw:textarea-horizontal-align="justify" draw:textarea-vertical-align="middle" draw:auto-grow-height="false" fo:min-height="14.346cm" fo:min-width="7.696cm" fo:padding-top="0.227cm" fo:padding-bottom="0.227cm" fo:padding-left="0.352cm" fo:padding-right="0.352cm"/>
    </style:style>
    <style:style style:name="gr38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1.244cm" fo:min-width="0.594cm" fo:padding-top="0.178cm" fo:padding-bottom="0.178cm" fo:padding-left="0.303cm" fo:padding-right="0.303cm"/>
    </style:style>
    <style:style style:name="gr39" style:family="graphic" style:parent-style-name="objectwithoutfill">
      <style:graphic-properties svg:stroke-width="0.201cm" svg:stroke-color="#666666" draw:marker-start-width="0.503cm" draw:marker-end-width="0.503cm" draw:stroke-linejoin="miter" svg:stroke-linecap="round" draw:fill="none" draw:textarea-vertical-align="middle" fo:padding-top="0.227cm" fo:padding-bottom="0.227cm" fo:padding-left="0.352cm" fo:padding-right="0.352cm"/>
    </style:style>
    <style:style style:name="gr40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1.244cm" fo:min-width="4.994cm" fo:padding-top="0.178cm" fo:padding-bottom="0.178cm" fo:padding-left="0.303cm" fo:padding-right="0.303cm"/>
    </style:style>
    <style:style style:name="gr41" style:family="graphic" style:parent-style-name="standard">
      <style:graphic-properties svg:stroke-color="#999999" draw:stroke-linejoin="miter" draw:fill-color="#b3b3b3" draw:textarea-horizontal-align="justify" draw:textarea-vertical-align="middle" draw:auto-grow-height="false" fo:min-height="1.35cm" fo:min-width="1.1cm"/>
    </style:style>
    <style:style style:name="gr42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textarea-horizontal-align="left" draw:textarea-vertical-align="middle" draw:auto-grow-height="false" fo:min-height="1.94cm" fo:min-width="0.49cm" fo:padding-top="0.23cm" fo:padding-bottom="0.23cm" fo:padding-left="0.355cm" fo:padding-right="0.355cm"/>
    </style:style>
    <style:style style:name="gr43" style:family="graphic" style:parent-style-name="standard">
      <style:graphic-properties svg:stroke-color="#999999" draw:stroke-linejoin="miter" svg:stroke-linecap="round" draw:fill="hatch" draw:fill-color="#b3b3b3" draw:fill-hatch-name="Black_20_90_20_Degrees" draw:textarea-horizontal-align="right" draw:textarea-vertical-align="middle" draw:auto-grow-height="false" fo:min-height="3.35cm" fo:min-width="1.5cm"/>
    </style:style>
    <style:style style:name="gr44" style:family="graphic" style:parent-style-name="standard">
      <style:graphic-properties svg:stroke-width="0.212cm" svg:stroke-color="#999999" draw:marker-start-width="0.518cm" draw:marker-end-width="0.518cm" draw:stroke-linejoin="round" draw:fill-color="#b3b3b3" draw:textarea-horizontal-align="justify" draw:textarea-vertical-align="middle" draw:auto-grow-height="false" fo:min-height="0.738cm" fo:min-width="1.288cm" fo:padding-top="0.231cm" fo:padding-bottom="0.231cm" fo:padding-left="0.356cm" fo:padding-right="0.356cm"/>
    </style:style>
    <style:style style:name="gr45" style:family="graphic" style:parent-style-name="standard">
      <style:graphic-properties draw:stroke="solid" svg:stroke-width="0.212cm" svg:stroke-color="#999999" draw:marker-start-width="0.517cm" draw:marker-end-width="0.517cm" draw:stroke-linejoin="round" svg:stroke-linecap="round" draw:fill-color="#b3b3b3" draw:textarea-horizontal-align="justify" draw:textarea-vertical-align="middle" draw:auto-grow-height="false" fo:min-height="3.14cm" fo:min-width="0.89cm" fo:padding-top="0.23cm" fo:padding-bottom="0.23cm" fo:padding-left="0.355cm" fo:padding-right="0.355cm"/>
    </style:style>
    <style:style style:name="gr46" style:family="graphic" style:parent-style-name="measure">
      <style:graphic-properties draw:textarea-vertical-align="middle"/>
    </style:style>
    <style:style style:name="gr47" style:family="graphic" style:parent-style-name="measure">
      <style:graphic-properties draw:textarea-vertical-align="middle" draw:line-distance="0.6cm"/>
    </style:style>
    <style:style style:name="gr48" style:family="graphic" style:parent-style-name="measure">
      <style:graphic-properties draw:textarea-vertical-align="middle" draw:line-distance="0.5cm" draw:placing="below"/>
    </style:style>
    <style:style style:name="gr49" style:family="graphic" style:parent-style-name="measure">
      <style:graphic-properties draw:textarea-vertical-align="middle" draw:line-distance="0.6cm" draw:placing="below"/>
    </style:style>
    <style:style style:name="gr50" style:family="graphic" style:parent-style-name="measure" style:list-style-name="L1">
      <style:graphic-properties draw:textarea-vertical-align="middle" draw:line-distance="0.3cm"/>
    </style:style>
    <style:style style:name="gr51" style:family="graphic" style:parent-style-name="objectwithoutfill">
      <style:graphic-properties svg:stroke-width="0.106cm" svg:stroke-color="#666666" draw:marker-start-width="0.36cm" draw:marker-end-width="0.36cm" draw:stroke-linejoin="miter" svg:stroke-linecap="round" draw:fill="none" draw:textarea-vertical-align="middle" fo:padding-top="0.179cm" fo:padding-bottom="0.179cm" fo:padding-left="0.304cm" fo:padding-right="0.304cm"/>
    </style:style>
    <style:style style:name="gr52" style:family="graphic" style:parent-style-name="standard">
      <style:graphic-properties svg:stroke-color="#999999" draw:stroke-linejoin="miter" svg:stroke-linecap="round" draw:fill-color="#b3b3b3" draw:textarea-horizontal-align="justify" draw:textarea-vertical-align="middle" draw:auto-grow-height="false" fo:min-height="1.35cm" fo:min-width="1.1cm"/>
    </style:style>
    <style:style style:name="gr53" style:family="graphic" style:parent-style-name="standard">
      <style:graphic-properties svg:stroke-width="0.035cm" svg:stroke-color="#666666" draw:marker-start-width="0.252cm" draw:marker-end-width="0.252cm" draw:stroke-linejoin="miter" svg:stroke-linecap="round" draw:fill="solid" draw:fill-color="#b3b3b3" draw:textarea-horizontal-align="justify" draw:textarea-vertical-align="middle" draw:auto-grow-height="false" fo:min-height="1.716cm" fo:min-width="0.266cm" fo:padding-top="0.142cm" fo:padding-bottom="0.142cm" fo:padding-left="0.267cm" fo:padding-right="0.267cm"/>
    </style:style>
    <style:style style:name="gr54" style:family="graphic" style:parent-style-name="objectwithoutfill">
      <style:graphic-properties svg:stroke-width="0.201cm" svg:stroke-color="#666666" draw:marker-start-width="0.503cm" draw:marker-end-width="0.503cm" draw:stroke-linejoin="miter" svg:stroke-linecap="round" draw:fill="none" draw:textarea-vertical-align="middle" fo:padding-top="0.227cm" fo:padding-bottom="0.227cm" fo:padding-left="0.352cm" fo:padding-right="0.352cm"/>
    </style:style>
    <style:style style:name="gr55" style:family="graphic" style:parent-style-name="measure" style:list-style-name="L1">
      <style:graphic-properties draw:textarea-vertical-align="middle" draw:line-distance="0.3cm"/>
    </style:style>
    <style:style style:name="gr56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1.244cm" fo:min-width="2.194cm" fo:padding-top="0.178cm" fo:padding-bottom="0.178cm" fo:padding-left="0.303cm" fo:padding-right="0.303cm"/>
    </style:style>
    <style:style style:name="gr57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844cm" fo:min-width="0.594cm" fo:padding-top="0.178cm" fo:padding-bottom="0.178cm" fo:padding-left="0.303cm" fo:padding-right="0.303cm"/>
    </style:style>
    <style:style style:name="gr58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844cm" fo:min-width="0.994cm" fo:padding-top="0.178cm" fo:padding-bottom="0.178cm" fo:padding-left="0.303cm" fo:padding-right="0.303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60" style:family="graphic" style:parent-style-name="standard">
      <style:graphic-properties svg:stroke-color="#999999" draw:stroke-linejoin="miter" svg:stroke-linecap="round" draw:fill="hatch" draw:fill-color="#b3b3b3" draw:fill-hatch-name="Black_20_-45_20_Degrees" draw:textarea-horizontal-align="right" draw:textarea-vertical-align="middle" draw:auto-grow-height="false" fo:min-height="2.15cm" fo:min-width="1.5cm"/>
    </style:style>
    <style:style style:name="gr61" style:family="graphic" style:parent-style-name="measure" style:list-style-name="L1">
      <style:graphic-properties draw:textarea-vertical-align="middle" draw:line-distance="0.9cm" draw:placing="below"/>
    </style:style>
    <style:style style:name="gr62" style:family="graphic" style:parent-style-name="standard">
      <style:graphic-properties draw:stroke="none" draw:fill-color="#cccccc" draw:textarea-horizontal-align="justify" draw:textarea-vertical-align="middle" draw:auto-grow-height="false" fo:min-height="0cm" fo:min-width="0cm"/>
    </style:style>
    <style:style style:name="gr63" style:family="graphic" style:parent-style-name="standard">
      <style:graphic-properties draw:stroke="none" svg:stroke-width="0cm" svg:stroke-color="#000000" draw:marker-start-width="0.201cm" draw:marker-end-width="0.201cm" draw:stroke-linejoin="miter" draw:fill-color="#cccccc" draw:textarea-horizontal-align="right" draw:textarea-vertical-align="middle" draw:auto-grow-height="false" fo:min-height="0cm" fo:min-width="1.698cm" fo:padding-top="0.226cm" fo:padding-bottom="0.226cm" fo:padding-left="0.351cm" fo:padding-right="0.351cm"/>
    </style:style>
    <style:style style:name="gr64" style:family="graphic" style:parent-style-name="measure">
      <style:graphic-properties draw:textarea-vertical-align="middle" draw:line-distance="0.3cm"/>
    </style:style>
    <style:style style:name="gr65" style:family="graphic" style:parent-style-name="standard">
      <style:graphic-properties draw:stroke="none" svg:stroke-width="0cm" svg:stroke-color="#000000" draw:marker-start-width="0.201cm" draw:marker-end-width="0.201cm" draw:stroke-linejoin="miter" draw:fill-color="#cccccc" draw:textarea-horizontal-align="right" draw:textarea-vertical-align="middle" draw:auto-grow-height="false" fo:min-height="0.748cm" fo:min-width="0cm" fo:padding-top="0.226cm" fo:padding-bottom="0.226cm" fo:padding-left="0.351cm" fo:padding-right="0.351cm"/>
    </style:style>
    <style:style style:name="gr66" style:family="graphic" style:parent-style-name="measure">
      <style:graphic-properties draw:textarea-vertical-align="middle" draw:line-distance="0.9cm" draw:placing="above"/>
    </style:style>
    <style:style style:name="gr67" style:family="graphic" style:parent-style-name="measure" style:list-style-name="L1">
      <style:graphic-properties draw:textarea-vertical-align="middle" draw:line-distance="0.6cm" draw:placing="below"/>
    </style:style>
    <style:style style:name="gr68" style:family="graphic" style:parent-style-name="standard">
      <style:graphic-properties svg:stroke-color="#999999" draw:stroke-linejoin="miter" svg:stroke-linecap="round" draw:fill="hatch" draw:fill-color="#b3b3b3" draw:fill-hatch-name="Black_20_90_20_Degrees" draw:textarea-horizontal-align="center" draw:textarea-vertical-align="bottom" draw:auto-grow-height="false" fo:min-height="0.55cm" fo:min-width="1.5cm"/>
    </style:style>
    <style:style style:name="gr69" style:family="graphic" style:parent-style-name="measure">
      <style:graphic-properties draw:textarea-vertical-align="middle" draw:line-distance="0.2cm"/>
    </style:style>
    <style:style style:name="gr70" style:family="graphic" style:parent-style-name="standard">
      <style:graphic-properties draw:stroke-linejoin="miter" draw:fill-color="#e6e6e6" draw:textarea-horizontal-align="justify" draw:textarea-vertical-align="middle" draw:auto-grow-height="false" fo:min-height="0.95cm" fo:min-width="0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72" style:family="graphic" style:parent-style-name="measure" style:list-style-name="L1">
      <style:graphic-properties draw:stroke-linejoin="bevel" draw:textarea-vertical-align="middle" draw:line-distance="0.2cm"/>
    </style:style>
    <style:style style:name="gr73" style:family="graphic" style:parent-style-name="measure" style:list-style-name="L1">
      <style:graphic-properties draw:stroke-linejoin="bevel" draw:textarea-vertical-align="middle" draw:line-distance="0.6cm"/>
    </style:style>
    <style:style style:name="gr74" style:family="graphic" style:parent-style-name="measure" style:list-style-name="L1">
      <style:graphic-properties draw:stroke-linejoin="bevel" draw:textarea-vertical-align="middle" draw:line-distance="0.6cm"/>
    </style:style>
    <style:style style:name="gr75" style:family="graphic" style:parent-style-name="measure" style:list-style-name="L1">
      <style:graphic-properties draw:stroke-linejoin="bevel" draw:textarea-vertical-align="middle" draw:line-distance="0.2cm"/>
    </style:style>
    <style:style style:name="gr76" style:family="graphic" style:parent-style-name="measure" style:list-style-name="L1">
      <style:graphic-properties draw:stroke-linejoin="bevel" draw:textarea-vertical-align="middle" draw:line-distance="0.2cm"/>
    </style:style>
    <style:style style:name="gr77" style:family="graphic" style:parent-style-name="measure" style:list-style-name="L1">
      <style:graphic-properties svg:stroke-width="0.106cm" svg:stroke-color="#999999" draw:marker-start-width="0.359cm" draw:marker-end-width="0.359cm" draw:stroke-linejoin="bevel" draw:textarea-vertical-align="middle" draw:line-distance="-0.128cm" draw:placing="below"/>
    </style:style>
    <style:style style:name="gr78" style:family="graphic" style:parent-style-name="standard">
      <style:graphic-properties draw:stroke="none" svg:stroke-width="0cm" svg:stroke-color="#000000" draw:marker-start-width="0.201cm" draw:marker-end-width="0.201cm" draw:stroke-linejoin="miter" draw:fill-color="#cccccc" draw:textarea-horizontal-align="right" draw:textarea-vertical-align="middle" draw:auto-grow-height="false" fo:min-height="2.748cm" fo:min-width="1.297cm" fo:padding-top="0.226cm" fo:padding-bottom="0.226cm" fo:padding-left="0.351cm" fo:padding-right="0.351cm"/>
    </style:style>
    <style:style style:name="gr79" style:family="graphic" style:parent-style-name="standard">
      <style:graphic-properties svg:stroke-color="#999999" draw:stroke-linejoin="miter" svg:stroke-linecap="round" draw:fill="hatch" draw:fill-color="#b3b3b3" draw:fill-hatch-name="Black_20_90_20_Degrees" draw:textarea-horizontal-align="right" draw:textarea-vertical-align="middle" draw:auto-grow-height="false" fo:min-height="2.95cm" fo:min-width="1.5cm"/>
    </style:style>
    <style:style style:name="gr80" style:family="graphic" style:parent-style-name="measure" style:list-style-name="L1">
      <style:graphic-properties draw:textarea-vertical-align="middle" draw:line-distance="0.3cm"/>
    </style:style>
    <style:style style:name="gr81" style:family="graphic" style:parent-style-name="measure" style:list-style-name="L1">
      <style:graphic-properties draw:textarea-vertical-align="middle" draw:line-distance="0.3cm"/>
    </style:style>
    <style:style style:name="gr82" style:family="graphic" style:parent-style-name="measure" style:list-style-name="L1">
      <style:graphic-properties draw:textarea-vertical-align="middle" draw:line-distance="0.9cm" draw:placing="below"/>
    </style:style>
    <style:style style:name="gr83" style:family="graphic" style:parent-style-name="measure" style:list-style-name="L1">
      <style:graphic-properties draw:textarea-vertical-align="middle" draw:line-distance="0.6cm" draw:placing="below"/>
    </style:style>
    <style:style style:name="gr84" style:family="graphic" style:parent-style-name="standard">
      <style:graphic-properties svg:stroke-color="#999999" draw:stroke-linejoin="miter" svg:stroke-linecap="round" draw:fill="hatch" draw:fill-color="#b3b3b3" draw:fill-hatch-name="Black_20_90_20_Degrees" draw:textarea-horizontal-align="center" draw:textarea-vertical-align="bottom" draw:auto-grow-height="false" fo:min-height="0.95cm" fo:min-width="1.5cm"/>
    </style:style>
    <style:style style:name="gr85" style:family="graphic" style:parent-style-name="standard">
      <style:graphic-properties svg:stroke-color="#5c8526" draw:fill="none" draw:fill-color="#cccccc" draw:textarea-horizontal-align="justify" draw:textarea-vertical-align="middle" draw:auto-grow-height="false" fo:min-height="19.75cm" fo:min-width="28.5cm"/>
    </style:style>
    <style:style style:name="gr86" style:family="graphic" style:parent-style-name="standard">
      <style:graphic-properties svg:stroke-width="0.6cm" svg:stroke-color="#000000" draw:marker-start-width="1.606cm" draw:marker-end-width="1.606cm" draw:stroke-linejoin="round" draw:fill="none" draw:fill-color="#ffffff" draw:textarea-horizontal-align="justify" draw:textarea-vertical-align="middle" draw:auto-grow-height="false" fo:min-height="25.942cm" fo:min-width="16.092cm" fo:padding-top="0.429cm" fo:padding-bottom="0.429cm" fo:padding-left="0.554cm" fo:padding-right="0.554cm"/>
    </style:style>
    <style:style style:name="gr87" style:family="graphic" style:parent-style-name="measure" style:list-style-name="L1">
      <style:graphic-properties draw:textarea-vertical-align="middle" draw:line-distance="0.6cm"/>
    </style:style>
    <style:style style:name="gr88" style:family="graphic" style:parent-style-name="measure">
      <style:graphic-properties draw:textarea-vertical-align="middle" draw:start-guide="-0.1cm"/>
    </style:style>
    <style:style style:name="gr89" style:family="graphic" style:parent-style-name="measure" style:list-style-name="L1">
      <style:graphic-properties draw:textarea-vertical-align="middle" draw:line-distance="0.6cm"/>
    </style:style>
    <style:style style:name="gr90" style:family="graphic" style:parent-style-name="measure" style:list-style-name="L1">
      <style:graphic-properties draw:textarea-vertical-align="middle" draw:line-distance="0.6cm"/>
    </style:style>
    <style:style style:name="gr91" style:family="graphic" style:parent-style-name="standard">
      <style:graphic-properties svg:stroke-width="0.6cm" svg:stroke-color="#000000" draw:marker-start-width="0.955cm" draw:marker-end-width="0.955cm" draw:stroke-linejoin="round" draw:fill="solid" draw:fill-color="#000000" draw:textarea-horizontal-align="justify" draw:textarea-vertical-align="middle" draw:auto-grow-height="false" fo:min-height="11.942cm" fo:min-width="5.292cm" fo:padding-top="0.429cm" fo:padding-bottom="0.429cm" fo:padding-left="0.554cm" fo:padding-right="0.554cm"/>
    </style:style>
    <style:style style:name="gr92" style:family="graphic" style:parent-style-name="standard">
      <style:graphic-properties svg:stroke-width="0.6cm" svg:stroke-color="#000000" draw:marker-start-width="0.955cm" draw:marker-end-width="0.955cm" draw:stroke-linejoin="round" draw:fill="solid" draw:fill-color="#000000" draw:textarea-horizontal-align="justify" draw:textarea-vertical-align="middle" draw:auto-grow-height="false" fo:min-height="7.542cm" fo:min-width="5.292cm" fo:padding-top="0.429cm" fo:padding-bottom="0.429cm" fo:padding-left="0.554cm" fo:padding-right="0.554cm"/>
    </style:style>
    <style:style style:name="gr93" style:family="graphic" style:parent-style-name="measure" style:list-style-name="L1">
      <style:graphic-properties draw:textarea-vertical-align="middle" draw:line-distance="0.6cm"/>
    </style:style>
    <style:style style:name="gr94" style:family="graphic" style:parent-style-name="standard">
      <style:graphic-properties svg:stroke-width="0.6cm" svg:stroke-color="#000000" draw:marker-start-width="0.955cm" draw:marker-end-width="0.955cm" draw:stroke-linejoin="round" draw:fill="solid" draw:fill-color="#000000" draw:textarea-horizontal-align="justify" draw:textarea-vertical-align="middle" draw:auto-grow-height="false" fo:min-height="5.542cm" fo:min-width="7.692cm" fo:padding-top="0.429cm" fo:padding-bottom="0.429cm" fo:padding-left="0.554cm" fo:padding-right="0.554cm"/>
    </style:style>
    <style:style style:name="gr95" style:family="graphic" style:parent-style-name="standard">
      <style:graphic-properties svg:stroke-color="#999999" draw:stroke-linejoin="miter" svg:stroke-linecap="round" draw:fill-color="#b3b3b3" draw:textarea-horizontal-align="center" draw:textarea-vertical-align="middle" draw:auto-grow-height="false" fo:min-height="4.15cm" fo:min-width="1.5cm"/>
    </style:style>
    <style:style style:name="gr96" style:family="graphic" style:parent-style-name="standard">
      <style:graphic-properties svg:stroke-color="#999999" draw:stroke-linejoin="miter" svg:stroke-linecap="round" draw:fill-color="#b3b3b3" draw:textarea-horizontal-align="center" draw:textarea-vertical-align="middle" draw:auto-grow-height="false" fo:min-height="2.15cm" fo:min-width="1.5cm"/>
    </style:style>
    <style:style style:name="gr97" style:family="graphic" style:parent-style-name="standard">
      <style:graphic-properties draw:stroke="none" svg:stroke-width="0.201cm" svg:stroke-color="#000000" draw:marker-start-width="0.505cm" draw:marker-end-width="0.505cm" draw:stroke-linejoin="miter" draw:fill="solid" draw:fill-color="#cccccc" draw:textarea-horizontal-align="center" draw:textarea-vertical-align="middle" draw:auto-grow-height="false" fo:min-height="5.542cm" fo:min-width="7.692cm" fo:padding-top="0.229cm" fo:padding-bottom="0.229cm" fo:padding-left="0.354cm" fo:padding-right="0.354cm"/>
    </style:style>
    <style:style style:name="gr98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textarea-horizontal-align="justify" draw:textarea-vertical-align="middle" draw:auto-grow-height="false" fo:min-height="5.54cm" fo:min-width="5.29cm" fo:padding-top="0.23cm" fo:padding-bottom="0.23cm" fo:padding-left="0.355cm" fo:padding-right="0.355cm"/>
    </style:style>
    <style:style style:name="gr99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textarea-horizontal-align="justify" draw:textarea-vertical-align="middle" draw:auto-grow-height="false" fo:min-height="7.94cm" fo:min-width="5.29cm" fo:padding-top="0.23cm" fo:padding-bottom="0.23cm" fo:padding-left="0.355cm" fo:padding-right="0.355cm"/>
    </style:style>
    <style:style style:name="gr100" style:family="graphic" style:parent-style-name="standard">
      <style:graphic-properties draw:stroke="none" svg:stroke-linecap="square" draw:fill="gradient" draw:fill-gradient-name="Gradient_20_7" draw:textarea-horizontal-align="justify" draw:textarea-vertical-align="middle" draw:auto-grow-height="false" fo:min-height="9.75cm" fo:min-width="15.9cm"/>
    </style:style>
    <style:style style:name="gr101" style:family="graphic" style:parent-style-name="standard">
      <style:graphic-properties draw:stroke="none" svg:stroke-width="0.201cm" svg:stroke-color="#000000" draw:marker-start-width="0.303cm" draw:marker-end-width="0.303cm" draw:stroke-linejoin="miter" draw:fill-color="#cccccc" draw:textarea-horizontal-align="justify" draw:textarea-vertical-align="middle" draw:auto-grow-height="false" fo:min-height="13.146cm" fo:min-width="6.496cm" fo:padding-top="0.227cm" fo:padding-bottom="0.227cm" fo:padding-left="0.352cm" fo:padding-right="0.352cm"/>
    </style:style>
    <style:style style:name="gr102" style:family="graphic" style:parent-style-name="standard">
      <style:graphic-properties draw:stroke="none" svg:stroke-width="0.201cm" svg:stroke-color="#000000" draw:marker-start-width="0.502cm" draw:marker-end-width="0.502cm" draw:stroke-linejoin="miter" draw:fill-color="#cccccc" draw:textarea-horizontal-align="center" draw:textarea-vertical-align="middle" draw:auto-grow-height="false" fo:min-height="1.548cm" fo:min-width="4.898cm" fo:padding-top="0.226cm" fo:padding-bottom="0.226cm" fo:padding-left="0.351cm" fo:padding-right="0.351cm"/>
    </style:style>
    <style:style style:name="gr103" style:family="graphic" style:parent-style-name="standard">
      <style:graphic-properties draw:stroke="none" svg:stroke-width="0.201cm" svg:stroke-color="#000000" draw:marker-start-width="0.502cm" draw:marker-end-width="0.502cm" draw:stroke-linejoin="miter" draw:fill="hatch" draw:fill-color="#cccccc" draw:fill-hatch-name="Hatching_20_1" draw:fill-hatch-solid="false" draw:textarea-horizontal-align="center" draw:textarea-vertical-align="middle" draw:auto-grow-height="false" fo:min-height="8.748cm" fo:min-width="1.7cm" fo:padding-top="0.226cm" fo:padding-bottom="0.226cm" fo:padding-left="0.351cm" fo:padding-right="0.351cm"/>
    </style:style>
    <style:style style:name="gr104" style:family="graphic" style:parent-style-name="standard">
      <style:graphic-properties svg:stroke-color="#999999" draw:stroke-linejoin="miter" svg:stroke-linecap="round" draw:fill-color="#b3b3b3" draw:textarea-horizontal-align="left" draw:textarea-vertical-align="middle" draw:auto-grow-height="false" fo:min-height="1.75cm" fo:min-width="0.3cm"/>
    </style:style>
    <style:style style:name="gr105" style:family="graphic" style:parent-style-name="measure" style:list-style-name="L1">
      <style:graphic-properties draw:textarea-vertical-align="middle" draw:line-distance="0.6cm"/>
    </style:style>
    <style:style style:name="gr106" style:family="graphic" style:parent-style-name="measure" style:list-style-name="L1">
      <style:graphic-properties draw:textarea-vertical-align="middle" draw:line-distance="0.6cm"/>
    </style:style>
    <style:style style:name="gr107" style:family="graphic" style:parent-style-name="measure" style:list-style-name="L1">
      <style:graphic-properties draw:textarea-vertical-align="middle" draw:line-distance="0.6cm"/>
    </style:style>
    <style:style style:name="gr108" style:family="graphic" style:parent-style-name="measure" style:list-style-name="L1">
      <style:graphic-properties draw:textarea-vertical-align="middle" draw:line-distance="0.6cm"/>
    </style:style>
    <style:style style:name="gr109" style:family="graphic" style:parent-style-name="standard">
      <style:graphic-properties draw:stroke="none" svg:stroke-width="0.201cm" svg:stroke-color="#000000" draw:marker-start-width="0.505cm" draw:marker-end-width="0.505cm" draw:stroke-linejoin="miter" draw:fill="solid" draw:fill-color="#cccccc" draw:textarea-horizontal-align="center" draw:textarea-vertical-align="middle" draw:auto-grow-height="false" fo:min-height="7.942cm" fo:min-width="5.292cm" fo:padding-top="0.229cm" fo:padding-bottom="0.229cm" fo:padding-left="0.354cm" fo:padding-right="0.354cm"/>
    </style:style>
    <style:style style:name="gr110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textarea-horizontal-align="justify" draw:textarea-vertical-align="middle" draw:auto-grow-height="false" fo:min-height="5.54cm" fo:min-width="11.69cm" fo:padding-top="0.23cm" fo:padding-bottom="0.23cm" fo:padding-left="0.355cm" fo:padding-right="0.355cm"/>
    </style:style>
    <style:style style:name="gr111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textarea-horizontal-align="justify" draw:textarea-vertical-align="middle" draw:auto-grow-height="false" fo:min-height="5.54cm" fo:min-width="7.69cm" fo:padding-top="0.23cm" fo:padding-bottom="0.23cm" fo:padding-left="0.355cm" fo:padding-right="0.355cm"/>
    </style:style>
    <style:style style:name="gr112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12.55cm" fo:min-width="2.092cm" fo:padding-top="0.429cm" fo:padding-bottom="0.429cm" fo:padding-left="0.554cm" fo:padding-right="0.554cm"/>
    </style:style>
    <style:style style:name="gr113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6.465cm" fo:min-width="2.092cm" fo:padding-top="0.429cm" fo:padding-bottom="0.429cm" fo:padding-left="0.554cm" fo:padding-right="0.554cm"/>
    </style:style>
    <style:style style:name="gr114" style:family="graphic" style:parent-style-name="standard">
      <style:graphic-properties draw:stroke="none" svg:stroke-width="0cm" svg:stroke-color="#b84700" draw:marker-start-width="0.2cm" draw:marker-end-width="0.2cm" draw:stroke-linejoin="miter" draw:fill="hatch" draw:fill-hatch-name="Red_20_Crossed_20_45_20_Degrees" draw:textarea-horizontal-align="justify" draw:textarea-vertical-align="middle" draw:auto-grow-height="false" fo:min-height="6.15cm" fo:min-width="2.698cm" fo:padding-top="0.126cm" fo:padding-bottom="0.126cm" fo:padding-left="0.251cm" fo:padding-right="0.251cm"/>
    </style:style>
    <style:style style:name="gr115" style:family="graphic" style:parent-style-name="standard">
      <style:graphic-properties draw:stroke="none" svg:stroke-width="0cm" svg:stroke-color="#b84700" draw:marker-start-width="0.198cm" draw:marker-end-width="0.198cm" draw:stroke-linejoin="miter" svg:stroke-linecap="round" draw:fill="hatch" draw:fill-hatch-name="Red_20_Crossed_20_45_20_Degrees" draw:textarea-horizontal-align="justify" draw:textarea-vertical-align="middle" draw:auto-grow-height="false" fo:min-height="2.95cm" fo:min-width="11.702cm" fo:padding-top="0.424cm" fo:padding-bottom="0.424cm" fo:padding-left="0.549cm" fo:padding-right="0.549cm"/>
    </style:style>
    <style:style style:name="gr116" style:family="graphic" style:parent-style-name="standard">
      <style:graphic-properties svg:stroke-width="0.6cm" svg:stroke-color="#b84700" draw:marker-start-width="1.606cm" draw:marker-end-width="1.606cm" draw:fill="hatch" draw:fill-color="#ffffff" draw:fill-hatch-name="Red_20_Crossed_20_45_20_Degrees" draw:textarea-horizontal-align="justify" draw:textarea-vertical-align="middle" draw:auto-grow-height="false" fo:min-height="11.942cm" fo:min-width="2.092cm" fo:padding-top="0.429cm" fo:padding-bottom="0.429cm" fo:padding-left="0.554cm" fo:padding-right="0.554cm"/>
    </style:style>
    <style:style style:name="gr117" style:family="graphic" style:parent-style-name="standard">
      <style:graphic-properties svg:stroke-width="0.6cm" svg:stroke-color="#b84700" draw:marker-start-width="1.606cm" draw:marker-end-width="1.606cm" draw:fill="none" draw:fill-color="#ffffff" draw:textarea-horizontal-align="justify" draw:textarea-vertical-align="middle" draw:auto-grow-height="false" fo:min-height="5.95cm" fo:min-width="2.092cm" fo:padding-top="0.429cm" fo:padding-bottom="0.429cm" fo:padding-left="0.554cm" fo:padding-right="0.554cm"/>
    </style:style>
    <style:style style:name="gr118" style:family="graphic" style:parent-style-name="standard">
      <style:graphic-properties svg:stroke-width="0.6cm" svg:stroke-color="#b84700" draw:marker-start-width="1.606cm" draw:marker-end-width="1.606cm" draw:fill="none" draw:fill-color="#ffffff" draw:textarea-horizontal-align="justify" draw:textarea-vertical-align="middle" draw:auto-grow-height="false" fo:min-height="11.95cm" fo:min-width="2.092cm" fo:padding-top="0.429cm" fo:padding-bottom="0.429cm" fo:padding-left="0.554cm" fo:padding-right="0.554cm"/>
    </style:style>
    <style:style style:name="gr119" style:family="graphic" style:parent-style-name="standard">
      <style:graphic-properties svg:stroke-width="0.6cm" svg:stroke-color="#b84700" draw:marker-start-width="1.606cm" draw:marker-end-width="1.606cm" draw:stroke-linejoin="miter" draw:fill="hatch" draw:fill-color="#333333" draw:fill-hatch-name="Red_20_Crossed_20_45_20_Degrees" draw:textarea-horizontal-align="justify" draw:textarea-vertical-align="middle" draw:auto-grow-height="false" fo:min-height="25.95cm" fo:min-width="0.492cm" fo:padding-top="0.429cm" fo:padding-bottom="0.429cm" fo:padding-left="0.554cm" fo:padding-right="0.554cm"/>
    </style:style>
    <style:style style:name="gr120" style:family="graphic" style:parent-style-name="objectwithoutfill">
      <style:graphic-properties svg:stroke-width="0.6cm" svg:stroke-color="#b84700" draw:marker-start-width="1.099cm" draw:marker-end-width="1.099cm" svg:stroke-linecap="round" draw:fill="none" draw:textarea-vertical-align="middle" fo:padding-top="0.424cm" fo:padding-bottom="0.424cm" fo:padding-left="0.549cm" fo:padding-right="0.549cm"/>
    </style:style>
    <style:style style:name="gr121" style:family="graphic" style:parent-style-name="objectwithoutfill">
      <style:graphic-properties svg:stroke-width="0.212cm" svg:stroke-color="#3333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22" style:family="graphic" style:parent-style-name="standard">
      <style:graphic-properties svg:stroke-width="0.6cm" svg:stroke-color="#b84700" draw:marker-start-width="1.606cm" draw:marker-end-width="1.606cm" draw:stroke-linejoin="miter" draw:fill="hatch" draw:fill-color="#333333" draw:fill-hatch-name="Red_20_Crossed_20_45_20_Degrees" draw:textarea-horizontal-align="justify" draw:textarea-vertical-align="middle" draw:auto-grow-height="false" fo:min-height="0cm" fo:min-width="0.892cm" fo:padding-top="0.429cm" fo:padding-bottom="0.429cm" fo:padding-left="0.554cm" fo:padding-right="0.554cm"/>
    </style:style>
    <style:style style:name="gr123" style:family="graphic" style:parent-style-name="standard">
      <style:graphic-properties svg:stroke-width="0.6cm" svg:stroke-color="#b84700" draw:marker-start-width="1.606cm" draw:marker-end-width="1.606cm" draw:stroke-linejoin="miter" draw:fill="hatch" draw:fill-color="#333333" draw:fill-hatch-name="Red_20_Crossed_20_45_20_Degrees" draw:textarea-horizontal-align="justify" draw:textarea-vertical-align="middle" draw:auto-grow-height="false" fo:min-height="0cm" fo:min-width="1.292cm" fo:padding-top="0.429cm" fo:padding-bottom="0.429cm" fo:padding-left="0.554cm" fo:padding-right="0.554cm"/>
    </style:style>
    <style:style style:name="gr124" style:family="graphic" style:parent-style-name="standard">
      <style:graphic-properties svg:stroke-color="#7da647" draw:fill="none" draw:fill-color="#729fcf" draw:textarea-horizontal-align="justify" draw:textarea-vertical-align="middle" draw:auto-grow-height="false" fo:min-height="15.75cm" fo:min-width="27.9cm"/>
    </style:style>
    <style:style style:name="gr125" style:family="graphic" style:parent-style-name="standard">
      <style:graphic-properties draw:fill-color="#e6e6e6" draw:textarea-horizontal-align="justify" draw:textarea-vertical-align="middle" draw:auto-grow-height="false" fo:min-height="0.95cm" fo:min-width="0.7cm"/>
    </style:style>
    <style:style style:name="gr126" style:family="graphic" style:parent-style-name="standard">
      <style:graphic-properties draw:fill-color="#e6e6e6" draw:textarea-horizontal-align="justify" draw:textarea-vertical-align="middle" draw:auto-grow-height="false" fo:min-height="0.95cm" fo:min-width="1.1cm"/>
    </style:style>
    <style:style style:name="gr127" style:family="graphic" style:parent-style-name="standard">
      <style:graphic-properties draw:fill-color="#e6e6e6" draw:textarea-horizontal-align="justify" draw:textarea-vertical-align="middle" draw:auto-grow-height="false" fo:min-height="0.95cm" fo:min-width="1.9cm"/>
    </style:style>
    <style:style style:name="gr128" style:family="graphic" style:parent-style-name="standard">
      <style:graphic-properties draw:fill-color="#b84747" draw:textarea-horizontal-align="justify" draw:textarea-vertical-align="middle" draw:auto-grow-height="false" fo:min-height="3.75cm" fo:min-width="1.5cm"/>
    </style:style>
    <style:style style:name="gr129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4.49cm" fo:padding-top="0.23cm" fo:padding-bottom="0.23cm" fo:padding-left="0.355cm" fo:padding-right="0.355cm"/>
    </style:style>
    <style:style style:name="gr130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6.09cm" fo:padding-top="0.23cm" fo:padding-bottom="0.23cm" fo:padding-left="0.355cm" fo:padding-right="0.355cm"/>
    </style:style>
    <style:style style:name="gr131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4.34cm" fo:min-width="5.29cm" fo:padding-top="0.23cm" fo:padding-bottom="0.23cm" fo:padding-left="0.355cm" fo:padding-right="0.355cm"/>
    </style:style>
    <style:style style:name="gr132" style:family="graphic" style:parent-style-name="standard">
      <style:graphic-properties draw:stroke="none" svg:stroke-width="0cm" svg:stroke-color="#b84700" draw:marker-start-width="0.2cm" draw:marker-end-width="0.2cm" draw:stroke-linejoin="miter" draw:fill="hatch" draw:fill-hatch-name="Black_20_0_20_Degrees" draw:textarea-horizontal-align="left" draw:textarea-vertical-align="bottom" draw:auto-grow-height="false" fo:min-height="3.348cm" fo:min-width="6.698cm" fo:padding-top="0.126cm" fo:padding-bottom="0.126cm" fo:padding-left="0.251cm" fo:padding-right="0.251cm"/>
    </style:style>
    <style:style style:name="gr133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35cm" fo:min-width="2.09cm" fo:padding-top="0.23cm" fo:padding-bottom="0.23cm" fo:padding-left="0.355cm" fo:padding-right="0.355cm"/>
    </style:style>
    <style:style style:name="gr134" style:family="graphic" style:parent-style-name="standard">
      <style:graphic-properties draw:stroke="none" svg:stroke-width="0cm" svg:stroke-color="#b84700" draw:marker-start-width="0.2cm" draw:marker-end-width="0.2cm" draw:stroke-linejoin="miter" draw:fill="hatch" draw:fill-hatch-name="Black_20_0_20_Degrees" draw:textarea-horizontal-align="left" draw:textarea-vertical-align="bottom" draw:auto-grow-height="false" fo:min-height="0.95cm" fo:min-width="1.898cm" fo:padding-top="0.126cm" fo:padding-bottom="0.126cm" fo:padding-left="0.251cm" fo:padding-right="0.251cm"/>
    </style:style>
    <style:style style:name="gr135" style:family="graphic" style:parent-style-name="standard">
      <style:graphic-properties draw:stroke="none" svg:stroke-width="0cm" svg:stroke-color="#b84700" draw:marker-start-width="0.2cm" draw:marker-end-width="0.2cm" draw:stroke-linejoin="miter" draw:fill="hatch" draw:fill-hatch-name="Black_20_0_20_Degrees" draw:textarea-horizontal-align="left" draw:textarea-vertical-align="bottom" draw:auto-grow-height="false" fo:min-height="0.548cm" fo:min-width="1.098cm" fo:padding-top="0.126cm" fo:padding-bottom="0.126cm" fo:padding-left="0.251cm" fo:padding-right="0.251cm"/>
    </style:style>
    <style:style style:name="gr136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14cm" fo:min-width="0.89cm" fo:padding-top="0.23cm" fo:padding-bottom="0.23cm" fo:padding-left="0.355cm" fo:padding-right="0.355cm"/>
    </style:style>
    <style:style style:name="gr137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4.34cm" fo:min-width="4.89cm" fo:padding-top="0.23cm" fo:padding-bottom="0.23cm" fo:padding-left="0.355cm" fo:padding-right="0.355cm"/>
    </style:style>
    <style:style style:name="gr138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1.69cm" fo:padding-top="0.23cm" fo:padding-bottom="0.23cm" fo:padding-left="0.355cm" fo:padding-right="0.355cm"/>
    </style:style>
    <style:style style:name="gr139" style:family="graphic" style:parent-style-name="objectwithoutfill">
      <style:graphic-properties svg:stroke-width="0.6cm" svg:stroke-color="#314004" draw:marker-start-width="1.099cm" draw:marker-end-width="1.099cm" svg:stroke-linecap="round" draw:fill="none" draw:opacity="80%" draw:textarea-vertical-align="middle" fo:padding-top="0.424cm" fo:padding-bottom="0.424cm" fo:padding-left="0.549cm" fo:padding-right="0.549cm"/>
    </style:style>
    <style:style style:name="gr140" style:family="graphic" style:parent-style-name="standard">
      <style:graphic-properties svg:stroke-color="#aecf00" draw:fill="none" draw:fill-color="#729fcf" draw:opacity="80%" draw:textarea-horizontal-align="justify" draw:textarea-vertical-align="middle" draw:auto-grow-height="false" fo:min-height="15.75cm" fo:min-width="28.2cm"/>
    </style:style>
    <style:style style:name="gr141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16.342cm" fo:min-width="10.092cm" fo:padding-top="0.429cm" fo:padding-bottom="0.429cm" fo:padding-left="0.554cm" fo:padding-right="0.554cm"/>
    </style:style>
    <style:style style:name="gr142" style:family="graphic" style:parent-style-name="standard">
      <style:graphic-properties svg:stroke-width="0.6cm" svg:stroke-color="#b84700" draw:marker-start-width="1.606cm" draw:marker-end-width="1.606cm" draw:fill="none" draw:fill-color="#ffffff" draw:textarea-horizontal-align="justify" draw:textarea-vertical-align="middle" draw:auto-grow-height="false" fo:min-height="9.942cm" fo:min-width="2.092cm" fo:padding-top="0.429cm" fo:padding-bottom="0.429cm" fo:padding-left="0.554cm" fo:padding-right="0.554cm"/>
    </style:style>
    <style:style style:name="gr143" style:family="graphic" style:parent-style-name="standard">
      <style:graphic-properties svg:stroke-width="0.6cm" svg:stroke-color="#b84700" draw:marker-start-width="1.606cm" draw:marker-end-width="1.606cm" draw:fill="none" draw:fill-color="#ffffff" draw:textarea-horizontal-align="justify" draw:textarea-vertical-align="middle" draw:auto-grow-height="false" fo:min-height="5.542cm" fo:min-width="2.092cm" fo:padding-top="0.429cm" fo:padding-bottom="0.429cm" fo:padding-left="0.554cm" fo:padding-right="0.554cm"/>
    </style:style>
    <style:style style:name="gr144" style:family="graphic" style:parent-style-name="standard">
      <style:graphic-properties svg:stroke-width="0.6cm" svg:stroke-color="#b84700" draw:marker-start-width="1.606cm" draw:marker-end-width="1.606cm" draw:fill="none" draw:fill-color="#ffffff" draw:textarea-horizontal-align="justify" draw:textarea-vertical-align="middle" draw:auto-grow-height="false" fo:min-height="2.342cm" fo:min-width="5.292cm" fo:padding-top="0.429cm" fo:padding-bottom="0.429cm" fo:padding-left="0.554cm" fo:padding-right="0.554cm"/>
    </style:style>
    <style:style style:name="gr145" style:family="graphic" style:parent-style-name="standard">
      <style:graphic-properties svg:stroke-width="0.6cm" svg:stroke-color="#b84700" draw:marker-start-width="1.606cm" draw:marker-end-width="1.606cm" draw:stroke-linejoin="miter" draw:fill="hatch" draw:fill-color="#333333" draw:fill-hatch-name="Red_20_Crossed_20_45_20_Degrees" draw:textarea-horizontal-align="justify" draw:textarea-vertical-align="middle" draw:auto-grow-height="false" fo:min-height="16.342cm" fo:min-width="0.492cm" fo:padding-top="0.429cm" fo:padding-bottom="0.429cm" fo:padding-left="0.554cm" fo:padding-right="0.554cm"/>
    </style:style>
    <style:style style:name="gr146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4.89cm" fo:padding-top="0.23cm" fo:padding-bottom="0.23cm" fo:padding-left="0.355cm" fo:padding-right="0.355cm"/>
    </style:style>
    <style:style style:name="gr147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5.29cm" fo:padding-top="0.23cm" fo:padding-bottom="0.23cm" fo:padding-left="0.355cm" fo:padding-right="0.355cm"/>
    </style:style>
    <style:style style:name="gr148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14cm" fo:min-width="0cm" fo:padding-top="0.23cm" fo:padding-bottom="0.23cm" fo:padding-left="0.355cm" fo:padding-right="0.355cm"/>
    </style:style>
    <style:style style:name="gr149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1.29cm" fo:padding-top="0.23cm" fo:padding-bottom="0.23cm" fo:padding-left="0.355cm" fo:padding-right="0.355cm"/>
    </style:style>
    <style:style style:name="gr150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54cm" fo:min-width="0cm" fo:padding-top="0.23cm" fo:padding-bottom="0.23cm" fo:padding-left="0.355cm" fo:padding-right="0.355cm"/>
    </style:style>
    <style:style style:name="gr151" style:family="graphic" style:parent-style-name="objectwithoutfill">
      <style:graphic-properties svg:stroke-width="0.212cm" svg:stroke-color="#7e0021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52" style:family="graphic" style:parent-style-name="standard">
      <style:graphic-properties draw:fill-color="#314004" draw:opacity="90%" draw:textarea-horizontal-align="justify" draw:textarea-vertical-align="middle" draw:auto-grow-height="false" fo:min-height="3.635cm" fo:min-width="19.045cm"/>
    </style:style>
    <style:style style:name="gr153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11.942cm" fo:min-width="2.492cm" fo:padding-top="0.429cm" fo:padding-bottom="0.429cm" fo:padding-left="0.554cm" fo:padding-right="0.554cm"/>
    </style:style>
    <style:style style:name="gr154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11.942cm" fo:min-width="2.092cm" fo:padding-top="0.429cm" fo:padding-bottom="0.429cm" fo:padding-left="0.554cm" fo:padding-right="0.554cm"/>
    </style:style>
    <style:style style:name="gr155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5.942cm" fo:min-width="2.092cm" fo:padding-top="0.429cm" fo:padding-bottom="0.429cm" fo:padding-left="0.554cm" fo:padding-right="0.554cm"/>
    </style:style>
    <style:style style:name="gr156" style:family="graphic" style:parent-style-name="standard">
      <style:graphic-properties draw:stroke="none" svg:stroke-width="0cm" svg:stroke-color="#b84700" draw:marker-start-width="0.2cm" draw:marker-end-width="0.2cm" draw:stroke-linejoin="miter" draw:fill="hatch" draw:fill-hatch-name="Red_20_Crossed_20_45_20_Degrees" draw:textarea-horizontal-align="justify" draw:textarea-vertical-align="middle" draw:auto-grow-height="false" fo:min-height="6.148cm" fo:min-width="2.698cm" fo:padding-top="0.126cm" fo:padding-bottom="0.126cm" fo:padding-left="0.251cm" fo:padding-right="0.251cm"/>
    </style:style>
    <style:style style:name="gr157" style:family="graphic" style:parent-style-name="standard">
      <style:graphic-properties draw:stroke="none" svg:stroke-width="0cm" svg:stroke-color="#b84700" draw:marker-start-width="0.198cm" draw:marker-end-width="0.198cm" draw:stroke-linejoin="miter" svg:stroke-linecap="round" draw:fill="hatch" draw:fill-hatch-name="Red_20_Crossed_20_45_20_Degrees" draw:textarea-horizontal-align="justify" draw:textarea-vertical-align="middle" draw:auto-grow-height="false" fo:min-height="0.219cm" fo:min-width="5.302cm" fo:padding-top="0.424cm" fo:padding-bottom="0.424cm" fo:padding-left="0.549cm" fo:padding-right="0.549cm"/>
    </style:style>
    <style:style style:name="gr158" style:family="graphic" style:parent-style-name="standard">
      <style:graphic-properties svg:stroke-width="0.6cm" svg:stroke-color="#b84700" draw:marker-start-width="1.606cm" draw:marker-end-width="1.606cm" draw:fill="none" draw:fill-color="#ffffff" draw:textarea-horizontal-align="justify" draw:textarea-vertical-align="middle" draw:auto-grow-height="false" fo:min-height="5.942cm" fo:min-width="2.092cm" fo:padding-top="0.429cm" fo:padding-bottom="0.429cm" fo:padding-left="0.554cm" fo:padding-right="0.554cm"/>
    </style:style>
    <style:style style:name="gr159" style:family="graphic" style:parent-style-name="standard">
      <style:graphic-properties svg:stroke-width="0.6cm" svg:stroke-color="#b84700" draw:marker-start-width="1.606cm" draw:marker-end-width="1.606cm" draw:fill="none" draw:fill-color="#ffffff" draw:textarea-horizontal-align="justify" draw:textarea-vertical-align="middle" draw:auto-grow-height="false" fo:min-height="11.942cm" fo:min-width="2.092cm" fo:padding-top="0.429cm" fo:padding-bottom="0.429cm" fo:padding-left="0.554cm" fo:padding-right="0.554cm"/>
    </style:style>
    <style:style style:name="gr160" style:family="graphic" style:parent-style-name="standard">
      <style:graphic-properties svg:stroke-width="0.6cm" svg:stroke-color="#b84700" draw:marker-start-width="1.606cm" draw:marker-end-width="1.606cm" draw:stroke-linejoin="miter" draw:fill="hatch" draw:fill-color="#333333" draw:fill-hatch-name="Red_20_Crossed_20_45_20_Degrees" draw:textarea-horizontal-align="justify" draw:textarea-vertical-align="middle" draw:auto-grow-height="false" fo:min-height="25.942cm" fo:min-width="0.492cm" fo:padding-top="0.429cm" fo:padding-bottom="0.429cm" fo:padding-left="0.554cm" fo:padding-right="0.554cm"/>
    </style:style>
    <style:style style:name="gr161" style:family="graphic" style:parent-style-name="standard">
      <style:graphic-properties svg:stroke-width="0.6cm" svg:stroke-color="#b84700" draw:marker-start-width="1.606cm" draw:marker-end-width="1.606cm" draw:stroke-linejoin="miter" draw:fill="none" draw:fill-color="#ffffff" draw:textarea-horizontal-align="justify" draw:textarea-vertical-align="middle" draw:auto-grow-height="false" fo:min-height="0cm" fo:min-width="2.092cm" fo:padding-top="0.429cm" fo:padding-bottom="0.429cm" fo:padding-left="0.554cm" fo:padding-right="0.554cm"/>
    </style:style>
    <style:style style:name="gr162" style:family="graphic" style:parent-style-name="standard">
      <style:graphic-properties svg:stroke-width="0.6cm" svg:stroke-color="#b84700" draw:marker-start-width="1.606cm" draw:marker-end-width="1.606cm" draw:stroke-linejoin="miter" draw:fill="none" draw:fill-color="#ffffff" draw:textarea-horizontal-align="justify" draw:textarea-vertical-align="middle" draw:auto-grow-height="false" fo:min-height="0cm" fo:min-width="1.692cm" fo:padding-top="0.429cm" fo:padding-bottom="0.429cm" fo:padding-left="0.554cm" fo:padding-right="0.554cm"/>
    </style:style>
    <style:style style:name="gr163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4.881cm" fo:padding-top="0.23cm" fo:padding-bottom="0.23cm" fo:padding-left="0.355cm" fo:padding-right="0.355cm"/>
    </style:style>
    <style:style style:name="gr164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Hatching_20_1" draw:fill-hatch-solid="false" draw:textarea-horizontal-align="center" draw:textarea-vertical-align="bottom" draw:auto-grow-height="false" fo:min-height="3.94cm" fo:min-width="8.89cm" fo:padding-top="0.23cm" fo:padding-bottom="0.23cm" fo:padding-left="0.355cm" fo:padding-right="0.355cm"/>
    </style:style>
    <style:style style:name="gr165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Hatching_20_1" draw:fill-hatch-solid="false" draw:textarea-horizontal-align="center" draw:textarea-vertical-align="bottom" draw:auto-grow-height="false" fo:min-height="3.94cm" fo:min-width="6.091cm" fo:padding-top="0.23cm" fo:padding-bottom="0.23cm" fo:padding-left="0.355cm" fo:padding-right="0.355cm"/>
    </style:style>
    <style:style style:name="gr166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Hatching_20_1" draw:fill-hatch-solid="false" draw:textarea-horizontal-align="center" draw:textarea-vertical-align="bottom" draw:auto-grow-height="false" fo:min-height="3.94cm" fo:min-width="4.89cm" fo:padding-top="0.23cm" fo:padding-bottom="0.23cm" fo:padding-left="0.355cm" fo:padding-right="0.355cm"/>
    </style:style>
    <style:style style:name="gr167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Hatching_20_1" draw:fill-hatch-solid="false" draw:textarea-horizontal-align="center" draw:textarea-vertical-align="bottom" draw:auto-grow-height="false" fo:min-height="5.14cm" fo:min-width="2.09cm" fo:padding-top="0.23cm" fo:padding-bottom="0.23cm" fo:padding-left="0.355cm" fo:padding-right="0.355cm"/>
    </style:style>
    <style:style style:name="gr168" style:family="graphic" style:parent-style-name="standard">
      <style:graphic-properties draw:stroke="none" svg:stroke-width="0cm" svg:stroke-color="#b84700" draw:marker-start-width="0.2cm" draw:marker-end-width="0.2cm" draw:stroke-linejoin="miter" draw:fill="hatch" draw:fill-hatch-name="Hatching_20_1" draw:fill-hatch-solid="false" draw:textarea-horizontal-align="right" draw:textarea-vertical-align="bottom" draw:auto-grow-height="false" fo:min-height="2.948cm" fo:min-width="5.898cm" fo:padding-top="0.126cm" fo:padding-bottom="0.126cm" fo:padding-left="0.251cm" fo:padding-right="0.251cm"/>
    </style:style>
    <style:style style:name="gr169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Hatching_20_1" draw:fill-hatch-solid="false" draw:textarea-horizontal-align="center" draw:textarea-vertical-align="bottom" draw:auto-grow-height="false" fo:min-height="3.14cm" fo:min-width="0.89cm" fo:padding-top="0.23cm" fo:padding-bottom="0.23cm" fo:padding-left="0.355cm" fo:padding-right="0.355cm"/>
    </style:style>
    <style:style style:name="gr170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0.74cm" fo:min-width="2.89cm" fo:padding-top="0.23cm" fo:padding-bottom="0.23cm" fo:padding-left="0.355cm" fo:padding-right="0.355cm"/>
    </style:style>
    <style:style style:name="gr171" style:family="graphic" style:parent-style-name="standard">
      <style:graphic-properties draw:stroke="none" svg:stroke-width="0cm" svg:stroke-color="#b84700" draw:marker-start-width="0.2cm" draw:marker-end-width="0.2cm" draw:stroke-linejoin="miter" draw:fill="hatch" draw:fill-hatch-name="Black_20_0_20_Degrees" draw:textarea-horizontal-align="left" draw:textarea-vertical-align="bottom" draw:auto-grow-height="false" fo:min-height="0.948cm" fo:min-width="1.898cm" fo:padding-top="0.126cm" fo:padding-bottom="0.126cm" fo:padding-left="0.251cm" fo:padding-right="0.251cm"/>
    </style:style>
    <style:style style:name="gr172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Hatching_20_1" draw:fill-hatch-solid="false" draw:textarea-horizontal-align="center" draw:textarea-vertical-align="bottom" draw:auto-grow-height="false" fo:min-height="2.74cm" fo:min-width="5.29cm" fo:padding-top="0.23cm" fo:padding-bottom="0.23cm" fo:padding-left="0.355cm" fo:padding-right="0.355cm"/>
    </style:style>
    <style:style style:name="gr173" style:family="graphic" style:parent-style-name="objectwithoutfill">
      <style:graphic-properties svg:stroke-width="0.6cm" svg:stroke-color="#314004" draw:marker-start-width="1.099cm" draw:marker-end-width="1.099cm" svg:stroke-linecap="round" draw:fill="none" draw:textarea-vertical-align="middle" fo:padding-top="0.424cm" fo:padding-bottom="0.424cm" fo:padding-left="0.549cm" fo:padding-right="0.549cm"/>
    </style:style>
    <style:style style:name="gr174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8.742cm" fo:min-width="2.092cm" fo:padding-top="0.429cm" fo:padding-bottom="0.429cm" fo:padding-left="0.554cm" fo:padding-right="0.554cm"/>
    </style:style>
    <style:style style:name="gr175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15.142cm" fo:min-width="2.092cm" fo:padding-top="0.429cm" fo:padding-bottom="0.429cm" fo:padding-left="0.554cm" fo:padding-right="0.554cm"/>
    </style:style>
    <style:style style:name="gr176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5.542cm" fo:min-width="2.092cm" fo:padding-top="0.429cm" fo:padding-bottom="0.429cm" fo:padding-left="0.554cm" fo:padding-right="0.554cm"/>
    </style:style>
    <style:style style:name="gr177" style:family="graphic" style:parent-style-name="standard">
      <style:graphic-properties svg:stroke-width="0.6cm" svg:stroke-color="#b84700" draw:marker-start-width="1.606cm" draw:marker-end-width="1.606cm" draw:fill="hatch" draw:fill-color="#ffffff" draw:fill-hatch-name="Red_20_Crossed_20_45_20_Degrees" draw:textarea-horizontal-align="justify" draw:textarea-vertical-align="middle" draw:auto-grow-height="false" fo:min-height="2.742cm" fo:min-width="2.092cm" fo:padding-top="0.429cm" fo:padding-bottom="0.429cm" fo:padding-left="0.554cm" fo:padding-right="0.554cm"/>
    </style:style>
    <style:style style:name="gr178" style:family="graphic" style:parent-style-name="standard">
      <style:graphic-properties svg:stroke-width="0.6cm" svg:stroke-color="#b84700" draw:marker-start-width="1.606cm" draw:marker-end-width="1.606cm" draw:fill="none" draw:fill-color="#ffffff" draw:textarea-horizontal-align="justify" draw:textarea-vertical-align="middle" draw:auto-grow-height="false" fo:min-height="9.142cm" fo:min-width="2.092cm" fo:padding-top="0.429cm" fo:padding-bottom="0.429cm" fo:padding-left="0.554cm" fo:padding-right="0.554cm"/>
    </style:style>
    <style:style style:name="gr179" style:family="graphic" style:parent-style-name="standard">
      <style:graphic-properties svg:stroke-width="0.6cm" svg:stroke-color="#b84700" draw:marker-start-width="1.606cm" draw:marker-end-width="1.606cm" draw:stroke-linejoin="miter" draw:fill="hatch" draw:fill-color="#333333" draw:fill-hatch-name="Red_20_Crossed_20_45_20_Degrees" draw:textarea-horizontal-align="justify" draw:textarea-vertical-align="middle" draw:auto-grow-height="false" fo:min-height="15.542cm" fo:min-width="0.492cm" fo:padding-top="0.429cm" fo:padding-bottom="0.429cm" fo:padding-left="0.554cm" fo:padding-right="0.554cm"/>
    </style:style>
    <style:style style:name="gr180" style:family="graphic" style:parent-style-name="standard">
      <style:graphic-properties svg:stroke-width="0.6cm" svg:stroke-color="#b84700" draw:marker-start-width="1.606cm" draw:marker-end-width="1.606cm" draw:fill="none" draw:fill-color="#ffffff" draw:textarea-horizontal-align="justify" draw:textarea-vertical-align="middle" draw:auto-grow-height="false" fo:min-height="2.742cm" fo:min-width="2.092cm" fo:padding-top="0.429cm" fo:padding-bottom="0.429cm" fo:padding-left="0.554cm" fo:padding-right="0.554cm"/>
    </style:style>
    <style:style style:name="gr181" style:family="graphic" style:parent-style-name="standard">
      <style:graphic-properties draw:fill-color="#e6e6e6" draw:textarea-horizontal-align="justify" draw:textarea-vertical-align="middle" draw:auto-grow-height="false" fo:min-height="0.95cm" fo:min-width="1.5cm"/>
    </style:style>
    <style:style style:name="gr182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14.09cm" fo:padding-top="0.23cm" fo:padding-bottom="0.23cm" fo:padding-left="0.355cm" fo:padding-right="0.355cm"/>
    </style:style>
    <style:style style:name="gr183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top" draw:auto-grow-height="false" fo:min-height="3.94cm" fo:min-width="7.69cm" fo:padding-top="0.23cm" fo:padding-bottom="0.23cm" fo:padding-left="0.355cm" fo:padding-right="0.355cm"/>
    </style:style>
    <style:style style:name="gr184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top" draw:auto-grow-height="false" fo:min-height="0cm" fo:min-width="12.09cm" fo:padding-top="0.23cm" fo:padding-bottom="0.23cm" fo:padding-left="0.355cm" fo:padding-right="0.355cm"/>
    </style:style>
    <style:style style:name="gr185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top" draw:auto-grow-height="false" fo:min-height="3.94cm" fo:min-width="5.29cm" fo:padding-top="0.23cm" fo:padding-bottom="0.23cm" fo:padding-left="0.355cm" fo:padding-right="0.355cm"/>
    </style:style>
    <style:style style:name="gr186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3.35cm" fo:min-width="18.3cm"/>
    </style:style>
    <style:style style:name="gr187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2.95cm" fo:min-width="18.3cm"/>
    </style:style>
    <style:style style:name="gr188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3.35cm" fo:min-width="1.5cm"/>
    </style:style>
    <style:style style:name="gr189" style:family="graphic" style:parent-style-name="standard">
      <style:graphic-properties draw:fill-color="#333333" draw:textarea-horizontal-align="justify" draw:textarea-vertical-align="middle" draw:auto-grow-height="false" fo:min-height="1.35cm" fo:min-width="1.5cm"/>
    </style:style>
    <style:style style:name="P1" style:family="paragraph">
      <loext:graphic-properties draw:fill="none" draw:fill-color="#cccccc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4pt" style:font-weight-complex="normal"/>
    </style:style>
    <style:style style:name="P3" style:family="paragraph">
      <loext:graphic-properties draw:fill="solid" draw:fill-color="#000000"/>
      <style:paragraph-properties fo:text-align="center"/>
      <style:text-properties fo:font-size="24pt" style:font-weight-complex="normal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unifont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e6e6e6"/>
      <style:paragraph-properties fo:text-align="center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-color="#cccccc"/>
      <style:paragraph-properties fo:text-align="center"/>
      <style:text-properties fo:font-size="24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cccccc"/>
      <style:paragraph-properties fo:text-align="center"/>
      <style:text-properties fo:font-size="24pt" style:font-weight-complex="normal"/>
    </style:style>
    <style:style style:name="P12" style:family="paragraph">
      <loext:graphic-properties draw:fill="hatch" draw:fill-color="#cccccc" draw:fill-hatch-name="Black_20_45_20_Degrees_20_Wide" draw:fill-hatch-solid="true"/>
      <style:paragraph-properties fo:text-align="center"/>
      <style:text-properties fo:font-size="24pt"/>
    </style:style>
    <style:style style:name="P13" style:family="paragraph">
      <loext:graphic-properties draw:fill-color="#cccccc"/>
      <style:paragraph-properties fo:text-align="center"/>
      <style:text-properties fo:font-size="18pt" style:font-size-asian="18pt" style:font-size-complex="18pt"/>
    </style:style>
    <style:style style:name="P14" style:family="paragraph">
      <loext:graphic-properties draw:fill-color="#b3b3b3"/>
      <style:paragraph-properties fo:text-align="center"/>
      <style:text-properties fo:font-size="14pt" style:font-size-asian="14pt" style:font-size-complex="14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b3b3b3"/>
      <style:paragraph-properties fo:text-align="center"/>
    </style:style>
    <style:style style:name="P17" style:family="paragraph">
      <loext:graphic-properties draw:fill="hatch" draw:fill-color="#b3b3b3" draw:fill-hatch-name="Black_20_90_20_Degrees"/>
      <style:paragraph-properties fo:text-align="center"/>
    </style:style>
    <style:style style:name="P18" style:family="paragraph">
      <style:paragraph-properties fo:margin-left="0.5cm" fo:margin-right="0cm" fo:text-align="end" fo:text-indent="0cm"/>
    </style:style>
    <style:style style:name="P19" style:family="paragraph">
      <loext:graphic-properties draw:fill="solid" draw:fill-color="#b3b3b3"/>
      <style:paragraph-properties fo:text-align="center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hatch" draw:fill-color="#b3b3b3" draw:fill-hatch-name="Black_20_-45_20_Degrees"/>
      <style:paragraph-properties fo:text-align="center"/>
    </style:style>
    <style:style style:name="P22" style:family="paragraph">
      <loext:graphic-properties draw:fill="gradient" draw:fill-gradient-name="Gradient_20_7"/>
      <style:paragraph-properties fo:text-align="center"/>
    </style:style>
    <style:style style:name="P23" style:family="paragraph">
      <loext:graphic-properties draw:fill="hatch" draw:fill-color="#cccccc" draw:fill-hatch-name="Hatching_20_1" draw:fill-hatch-solid="false"/>
      <style:paragraph-properties fo:text-align="center"/>
      <style:text-properties fo:font-size="24pt"/>
    </style:style>
    <style:style style:name="P24" style:family="paragraph">
      <loext:graphic-properties draw:fill="hatch" draw:fill-color="#ffffff" draw:fill-hatch-name="Red_20_Crossed_20_45_20_Degrees"/>
      <style:paragraph-properties fo:text-align="center"/>
      <style:text-properties fo:font-size="24pt" style:font-weight-complex="normal"/>
    </style:style>
    <style:style style:name="P25" style:family="paragraph">
      <loext:graphic-properties draw:fill="hatch" draw:fill-hatch-name="Red_20_Crossed_20_45_20_Degrees"/>
      <style:paragraph-properties fo:text-align="center"/>
    </style:style>
    <style:style style:name="P26" style:family="paragraph">
      <loext:graphic-properties draw:fill="hatch" draw:fill-color="#333333" draw:fill-hatch-name="Red_20_Crossed_20_45_20_Degrees"/>
      <style:paragraph-properties fo:text-align="center"/>
      <style:text-properties fo:font-size="24pt" style:font-weight-complex="normal"/>
    </style:style>
    <style:style style:name="P27" style:family="paragraph">
      <loext:graphic-properties draw:fill="none" draw:fill-color="#729fcf"/>
      <style:paragraph-properties fo:text-align="center"/>
    </style:style>
    <style:style style:name="P28" style:family="paragraph">
      <loext:graphic-properties draw:fill-color="#b84747"/>
      <style:paragraph-properties fo:text-align="center"/>
    </style:style>
    <style:style style:name="P29" style:family="paragraph">
      <loext:graphic-properties draw:fill="hatch" draw:fill-color="#cccccc" draw:fill-hatch-name="Black_20_0_20_Degrees"/>
      <style:paragraph-properties fo:text-align="center"/>
      <style:text-properties fo:font-size="24pt" style:font-weight-complex="normal"/>
    </style:style>
    <style:style style:name="P30" style:family="paragraph">
      <loext:graphic-properties draw:fill="hatch" draw:fill-hatch-name="Black_20_0_20_Degrees"/>
      <style:paragraph-properties fo:text-align="center"/>
    </style:style>
    <style:style style:name="P31" style:family="paragraph">
      <loext:graphic-properties draw:fill="hatch" draw:fill-color="#cccccc" draw:fill-hatch-name="Black_20_0_20_Degrees"/>
      <style:paragraph-properties fo:text-align="center"/>
      <style:text-properties fo:font-size="18pt" style:font-weight-complex="normal"/>
    </style:style>
    <style:style style:name="P32" style:family="paragraph">
      <loext:graphic-properties draw:fill="none" draw:opacity="80%"/>
      <style:paragraph-properties fo:text-align="center"/>
    </style:style>
    <style:style style:name="P33" style:family="paragraph">
      <loext:graphic-properties draw:fill="none" draw:fill-color="#729fcf" draw:opacity="80%"/>
      <style:paragraph-properties fo:text-align="center"/>
    </style:style>
    <style:style style:name="P34" style:family="paragraph">
      <loext:graphic-properties draw:fill-color="#314004" draw:opacity="90%"/>
      <style:paragraph-properties fo:text-align="center"/>
    </style:style>
    <style:style style:name="P35" style:family="paragraph">
      <loext:graphic-properties draw:fill="hatch" draw:fill-color="#cccccc" draw:fill-hatch-name="Hatching_20_1" draw:fill-hatch-solid="false"/>
      <style:paragraph-properties fo:text-align="center"/>
      <style:text-properties fo:font-size="24pt" style:font-weight-complex="normal"/>
    </style:style>
    <style:style style:name="P36" style:family="paragraph">
      <loext:graphic-properties draw:fill="hatch" draw:fill-hatch-name="Hatching_20_1" draw:fill-hatch-solid="false"/>
      <style:paragraph-properties fo:text-align="center"/>
    </style:style>
    <style:style style:name="P37" style:family="paragraph">
      <loext:graphic-properties draw:fill-color="#333333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unifont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4pt" style:font-weight-complex="normal"/>
    </style:style>
    <style:style style:name="T3" style:family="text">
      <style:text-properties fo:font-size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8pt" style:font-size-complex="18pt" style:font-weight-complex="normal"/>
    </style:style>
    <style:style style:name="T6" style:family="text">
      <style:text-properties fo:font-size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Begane grond" draw:style-name="dp1" draw:master-page-name="Default">
        <draw:g>
          <draw:custom-shape draw:style-name="gr1" draw:text-style-name="P1" draw:layer="layout" svg:width="29cm" svg:height="20cm" svg:x="0.2cm" svg:y="0.5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7.2cm" svg:height="26.8cm" draw:transform="rotate (1.5707963267949) translate (1.7cm 19.3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5.6cm" svg:height="9.2cm" draw:transform="rotate (1.5707963267949) translate (18.5cm 18.48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4" draw:text-style-name="P4" draw:layer="layout" svg:x1="1.3cm" svg:y1="2.911cm" svg:x2="1.3cm" svg:y2="2.111cm">
            <text:p text:style-name="P4"><text:span text:style-name="T1"><text:measure text:kind="gap"/></text:span><text:span text:style-name="T1"><text:measure text:kind="value">4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4" draw:text-style-name="P4" draw:layer="layout" svg:x1="1.7cm" svg:y1="18.511cm" svg:x2="1.7cm" svg:y2="2.911cm">
            <text:p text:style-name="P4"><text:span text:style-name="T1"><text:measure text:kind="gap"/></text:span><text:span text:style-name="T1"><text:measure text:kind="value">78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5" draw:text-style-name="P5" draw:layer="layout" svg:x1="18.5cm" svg:y1="1.811cm" svg:x2="27.7cm" svg:y2="1.811cm">
            <text:p text:style-name="P5"><text:span text:style-name="T1"><text:measure text:kind="gap"/></text:span><text:span text:style-name="T1"><text:measure text:kind="value">46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custom-shape draw:style-name="gr6" draw:text-style-name="P3" draw:layer="layout" svg:width="10.432cm" svg:height="5.6cm" draw:transform="rotate (1.5707963267949) translate (2.5cm 18.5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15.6cm" svg:height="10cm" draw:transform="rotate (1.5707963267949) translate (8.1cm 18.48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8" draw:text-style-name="P4" draw:layer="layout" svg:x1="0.5cm" svg:y1="18.511cm" svg:x2="0.5cm" svg:y2="19.311cm">
            <text:p text:style-name="P4"><text:measure text:kind="gap"/><text:measure text:kind="value">40</text:measure> <text:measure text:kind="unit">cm</text:measure><text:measure text:kind="gap"/></text:p>
          </draw:measure>
          <draw:measure draw:style-name="gr9" draw:text-style-name="P5" draw:layer="layout" svg:x1="17.7cm" svg:y1="1.711cm" svg:x2="18.9cm" svg:y2="1.711cm">
            <text:p text:style-name="P5"><text:span text:style-name="T1"><text:measure text:kind="gap"/></text:span><text:span text:style-name="T1"><text:measure text:kind="value">6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10" draw:text-style-name="P5" draw:layer="layout" svg:x1="27.7cm" svg:y1="1.711cm" svg:x2="28.5cm" svg:y2="1.711cm">
            <text:p text:style-name="P5"><text:span text:style-name="T1"><text:measure text:kind="gap"/></text:span><text:span text:style-name="T1"><text:measure text:kind="value">4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11" draw:text-style-name="P5" draw:layer="layout" svg:x1="2.5cm" svg:y1="0.911cm" svg:x2="1.7cm" svg:y2="0.911cm">
            <text:p text:style-name="P5"><text:span text:style-name="T1"><text:measure text:kind="gap"/></text:span><text:span text:style-name="T1"><text:measure text:kind="value">4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12" draw:text-style-name="P5" draw:layer="layout" svg:x1="7.7cm" svg:y1="1.311cm" svg:x2="8.1cm" svg:y2="1.311cm">
            <text:p text:style-name="P5"><text:span text:style-name="T1"><text:measure text:kind="gap"/></text:span><text:span text:style-name="T1"><text:measure text:kind="value">2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13" draw:text-style-name="P5" draw:layer="layout" svg:x1="1.672cm" svg:y1="20.039cm" svg:x2="28.472cm" svg:y2="20.039cm">
            <text:p text:style-name="P5"><text:span text:style-name="T1"><text:measure text:kind="gap"/></text:span><text:span text:style-name="T1"><text:measure text:kind="value">1,34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14" draw:text-style-name="P4" draw:layer="layout" svg:x1="2.499cm" svg:y1="1.711cm" svg:x2="18.099cm" svg:y2="1.811cm">
            <text:p text:style-name="P4"><text:measure text:kind="gap"/><text:measure text:kind="value">780</text:measure> <text:measure text:kind="unit">cm</text:measure><text:measure text:kind="gap"/></text:p>
          </draw:measure>
          <draw:custom-shape draw:style-name="gr15" draw:text-style-name="P6" draw:layer="layout" svg:width="0.4cm" svg:height="15.6cm" svg:x="18.1cm" svg:y="2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7" draw:layer="layout" svg:width="0.4cm" svg:height="0.8cm" svg:x="18.1cm" svg:y="18.103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7" draw:layer="layout" svg:width="0.4cm" svg:height="0.8cm" svg:x="18.1cm" svg:y="2.50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7" draw:text-style-name="P8" draw:layer="layout" svg:width="1.6cm" svg:height="1.6cm" draw:transform="rotate (1.5707963267949) translate (4.9cm 12.4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8" draw:text-style-name="P8" draw:layer="layout" svg:width="2cm" svg:height="2cm" svg:x="6.9cm" svg:y="10.871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9" draw:text-style-name="P8" draw:layer="layout" svg:width="1.2cm" svg:height="1.2cm" draw:transform="rotate (-1.5707963267949) translate (8.9cm 14.8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0" draw:text-style-name="P8" draw:layer="layout" svg:width="3.2cm" svg:height="3.2cm" draw:transform="rotate (-3.14159265358979) translate (8.9cm 12.4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9" draw:text-style-name="P8" draw:layer="layout" svg:width="1.2cm" svg:height="1.2cm" draw:transform="rotate (-1.5707963267949) translate (6.5cm 10.4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1" draw:text-style-name="P9" draw:layer="layout" svg:width="4cm" svg:height="2cm" draw:transform="skewX (0.000523598775598299) translate (4.9cm 12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9" draw:layer="layout" svg:width="2.399cm" svg:height="2cm" draw:transform="skewX (0.000523598775598299) translate (9.301cm 12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8" draw:layer="layout" svg:width="1.6cm" svg:height="1.6cm" svg:x="4.9cm" svg:y="8.871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7" draw:text-style-name="P8" draw:layer="layout" svg:width="1.6cm" svg:height="1.6cm" draw:transform="rotate (-3.14159265358979) translate (10.9cm 16.8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3" draw:text-style-name="P9" draw:layer="layout" svg:width="2.802cm" svg:height="5.6cm" draw:transform="skewX (0.000523598775598299) translate (2.101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9" draw:layer="layout" svg:width="2.399cm" svg:height="3.2cm" draw:transform="skewX (0.000698131700797732) translate (2.101cm 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8" draw:layer="layout" svg:width="1.6cm" svg:height="1.6cm" draw:transform="rotate (-1.5707963267949) translate (10.9cm 10.8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5" draw:text-style-name="P11" draw:layer="layout" svg:width="5.2cm" svg:height="6cm" svg:x="2.9cm" svg:y="12.071cm">
            <text:p text:style-name="P10"><text:span text:style-name="T2">Bad-</text:span></text:p>
            <text:p text:style-name="P10"><text:span text:style-name="T2">kamer</text:span></text:p>
            <text:p text:style-name="P10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8" draw:layer="layout" svg:width="3.2cm" svg:height="3.2cm" svg:x="7.7cm" svg:y="7.271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6" draw:text-style-name="P12" draw:layer="layout" svg:width="1.196cm" svg:height="7.6cm" draw:transform="skewX (0.000523598775598299) translate (17.704cm 6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2" draw:layer="layout" svg:width="6.4cm" svg:height="1.2cm" draw:transform="skewX (0.000872664625997165) translate (11.3cm 10.0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8" draw:layer="layout" svg:width="1.6cm" svg:height="1.6cm" svg:x="8.9cm" svg:y="15.271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8" draw:text-style-name="P9" draw:layer="layout" svg:width="1.999cm" svg:height="2cm" draw:transform="skewX (0.000523598775598299) translate (8.501cm 16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13" draw:layer="layout" svg:width="1.6cm" svg:height="0.4cm" svg:x="9.3cm" svg:y="14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8" draw:layer="layout" svg:width="2.8cm" svg:height="2.8cm" draw:transform="rotate (-3.14159265358979) translate (10.9cm 10.0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1" draw:text-style-name="P8" draw:layer="layout" svg:width="4cm" svg:height="4cm" draw:transform="rotate (-3.14159265358979) translate (8.5cm 12.0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7" draw:text-style-name="P8" draw:layer="layout" svg:width="1.6cm" svg:height="1.6cm" draw:transform="rotate (1.5707963267949) translate (9.3cm 12.8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2" draw:text-style-name="P9" draw:layer="layout" svg:width="0.398cm" svg:height="2cm" draw:transform="skewX (0.000523598775598299) translate (6.502cm 10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9" draw:layer="layout" svg:width="6.799cm" svg:height="2.8cm" draw:transform="skewX (0.000349065850398866) translate (10.9cm 7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1" draw:layer="layout" svg:width="6.8cm" svg:height="6.8cm" svg:x="10.9cm" svg:y="11.271cm">
            <text:p text:style-name="P10"><text:span text:style-name="T2">Keuken</text:span></text:p>
            <text:p text:style-name="P10"><text:span text:style-name="T2"/></text:p>
            <text:p text:style-name="P10"><text:span text:style-name="T2"/></text:p>
            <text:p text:style-name="P10"><text:span text:style-name="T2"/></text:p>
            <text:p text:style-name="P10"><text:span text:style-name="T2"/></text:p>
            <text:p text:style-name="P10"><text:span text:style-name="T2">`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9" draw:layer="layout" svg:width="3.2cm" svg:height="5.6cm" draw:transform="skewX (0.000349065850398866) translate (4.502cm 2.471cm)">
            <text:p text:style-name="P10"><text:span text:style-name="T3">Entr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1" draw:layer="layout" svg:width="9.6cm" svg:height="4cm" svg:x="8.1cm" svg:y="3.271cm">
            <text:p text:style-name="P10"><text:span text:style-name="T2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9" draw:layer="layout" svg:width="8.4cm" svg:height="14.8cm" svg:x="18.9cm" svg:y="3.271cm">
            <text:p text:style-name="P10"><text:span text:style-name="T3">Woonkamer /</text:span></text:p>
            <text:p text:style-name="P10"><text:span text:style-name="T3">Muziek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4" draw:layer="layout" svg:width="1.2cm" svg:height="1.6cm" svg:x="16.5cm" svg:y="16.471cm">
            <text:p text:style-name="P10"><text:span text:style-name="T4">k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5" draw:layer="layout" svg:x1="19.3cm" svg:y1="8.871cm" svg:x2="18.9cm" svg:y2="6.871cm">
            <text:p/>
          </draw:line>
          <draw:line draw:style-name="gr39" draw:text-style-name="P15" draw:layer="layout" svg:x1="24.5cm" svg:y1="17.671cm" svg:x2="26.5cm" svg:y2="18.471cm">
            <text:p/>
          </draw:line>
          <draw:custom-shape draw:style-name="gr40" draw:text-style-name="P14" draw:layer="layout" svg:width="5.6cm" svg:height="1.6cm" svg:x="10.9cm" svg:y="16.471cm">
            <text:p text:style-name="P10"><text:span text:style-name="T4">aanrech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6" draw:layer="layout" svg:width="1.6cm" svg:height="1.6cm" svg:x="2.9cm" svg:y="12.471cm">
            <text:p text:style-name="P10">Was</text:p>
            <text:p text:style-name="P10">mch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1" draw:layer="layout" svg:width="1.2cm" svg:height="2.4cm" svg:x="4.1cm" svg:y="9.271cm">
            <text:p text:style-name="P10"><text:span text:style-name="T2">W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5" draw:layer="layout" svg:x1="24.5cm" svg:y1="20.071cm" svg:x2="26.5cm" svg:y2="19.271cm">
            <text:p/>
          </draw:line>
          <draw:custom-shape draw:style-name="gr43" draw:text-style-name="P17" draw:layer="layout" svg:width="2cm" svg:height="3.6cm" svg:x="2.5cm" svg:y="4.871cm">
            <text:p text:style-name="P10"><text:span text:style-name="T5">Trap</text:span></text:p>
            <text:p text:style-name="P10"><text:span text:style-name="T5">20 -18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5" draw:layer="layout" svg:x1="7.7cm" svg:y1="10.071cm" svg:x2="8.5cm" svg:y2="12.071cm">
            <text:p/>
          </draw:line>
          <draw:custom-shape draw:style-name="gr44" draw:text-style-name="P16" draw:layer="layout" svg:width="2cm" svg:height="1.2cm" draw:transform="rotate (1.5707963267949) translate (7.7cm 14.871cm)">
            <text:p text:style-name="P10">wb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5" draw:layer="layout" svg:x1="4.9cm" svg:y1="2.871cm" svg:x2="6.9cm" svg:y2="2.471cm">
            <text:p/>
          </draw:line>
          <draw:line draw:style-name="gr39" draw:text-style-name="P15" draw:layer="layout" svg:x1="11.3cm" svg:y1="9.271cm" svg:x2="9.3cm" svg:y2="8.471cm">
            <text:p/>
          </draw:line>
          <draw:custom-shape draw:style-name="gr45" draw:text-style-name="P16" draw:layer="layout" svg:width="1.6cm" svg:height="3.6cm" svg:x="2.9cm" svg:y="14.471cm">
            <text:p text:style-name="P10">Bad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5" draw:layer="layout" svg:x1="17.7cm" svg:y1="14.471cm" svg:x2="17.3cm" svg:y2="12.471cm">
            <text:p/>
          </draw:line>
          <draw:line draw:style-name="gr39" draw:text-style-name="P15" draw:layer="layout" svg:x1="17.3cm" svg:y1="8.871cm" svg:x2="17.7cm" svg:y2="6.871cm">
            <text:p/>
          </draw:line>
          <draw:line draw:style-name="gr39" draw:text-style-name="P15" draw:layer="layout" svg:x1="18.9cm" svg:y1="14.471cm" svg:x2="19.3cm" svg:y2="12.471cm">
            <text:p/>
          </draw:line>
          <draw:line draw:style-name="gr39" draw:text-style-name="P15" draw:layer="layout" svg:x1="11.3cm" svg:y1="12.071cm" svg:x2="9.3cm" svg:y2="12.871cm">
            <text:p/>
          </draw:line>
          <draw:measure draw:style-name="gr46" draw:text-style-name="P10" draw:layer="measurelines" svg:x1="19.5cm" svg:y1="3.271cm" svg:x2="19.5cm" svg:y2="18.071cm">
            <text:p text:style-name="P4"><text:span text:style-name="T1"><text:measure text:kind="gap"/></text:span><text:span text:style-name="T1"><text:measure text:kind="value">74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46" draw:text-style-name="P10" draw:layer="measurelines" svg:x1="18.9cm" svg:y1="4.871cm" svg:x2="27.3cm" svg:y2="4.871cm">
            <text:p text:style-name="P4"><text:span text:style-name="T1"><text:measure text:kind="gap"/></text:span><text:span text:style-name="T1"><text:measure text:kind="value">42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47" draw:text-style-name="P4" draw:layer="layout" svg:x1="8.1cm" svg:y1="6.971cm" svg:x2="17.7cm" svg:y2="6.971cm">
            <text:p text:style-name="P4"><text:span text:style-name="T1"><text:measure text:kind="gap"/></text:span><text:span text:style-name="T1"><text:measure text:kind="value">48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48" draw:text-style-name="P4" draw:layer="layout" svg:x1="9.3cm" svg:y1="14.171cm" svg:x2="17.7cm" svg:y2="14.171cm">
            <text:p text:style-name="P4"><text:span text:style-name="T1"><text:measure text:kind="gap"/></text:span><text:span text:style-name="T1"><text:measure text:kind="value">42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49" draw:text-style-name="P10" draw:layer="layout" svg:x1="16.5cm" svg:y1="3.271cm" svg:x2="16.5cm" svg:y2="10.071cm">
            <text:p text:style-name="P10"><text:measure text:kind="gap"/><text:measure text:kind="value">340</text:measure> <text:measure text:kind="unit">cm</text:measure><text:measure text:kind="gap"/></text:p>
          </draw:measure>
          <draw:measure draw:style-name="gr46" draw:text-style-name="P10" draw:layer="layout" svg:x1="15.1cm" svg:y1="11.271cm" svg:x2="15.1cm" svg:y2="18.071cm">
            <text:p text:style-name="P4"><text:span text:style-name="T1"><text:measure text:kind="gap"/></text:span><text:span text:style-name="T1"><text:measure text:kind="value">34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46" draw:text-style-name="P10" draw:layer="layout" svg:x1="4.5cm" svg:y1="7.271cm" svg:x2="7.7cm" svg:y2="7.271cm">
            <text:p text:style-name="P18"><text:measure text:kind="gap"/><text:measure text:kind="value">160</text:measure> <text:measure text:kind="unit">cm</text:measure><text:measure text:kind="gap"/></text:p>
          </draw:measure>
          <draw:measure draw:style-name="gr50" draw:text-style-name="P5" draw:layer="layout" svg:x1="6.5cm" svg:y1="10.871cm" svg:x2="6.5cm" svg:y2="18.071cm">
            <text:p text:style-name="P5"><text:span text:style-name="T1"><text:measure text:kind="gap"/></text:span><text:span text:style-name="T1"><text:measure text:kind="value">36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line draw:style-name="gr51" draw:text-style-name="P15" draw:layer="layout" svg:x1="9.3cm" svg:y1="15.271cm" svg:x2="10.5cm" svg:y2="15.671cm">
            <text:p/>
          </draw:line>
          <draw:custom-shape draw:style-name="gr52" draw:text-style-name="P16" draw:layer="layout" svg:width="1.6cm" svg:height="1.6cm" svg:x="8.9cm" svg:y="17.271cm">
            <text:p text:style-name="P10"><text:span text:style-name="T5">Energi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8cm" svg:height="2cm" svg:x="2.1cm" svg:y="2.471cm">
            <text:p text:style-name="P10"><text:span text:style-name="T5">MK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54" draw:text-style-name="P15" draw:layer="layout" svg:x1="5.3cm" svg:y1="8.871cm" svg:x2="7.3cm" svg:y2="9.671cm">
            <text:p text:style-name="P10">`</text:p>
          </draw:line>
          <draw:measure draw:style-name="gr55" draw:text-style-name="P5" draw:layer="layout" svg:x1="3.7cm" svg:y1="2.471cm" svg:x2="3.7cm" svg:y2="4.871cm">
            <text:p text:style-name="P5"><text:span text:style-name="T1"><text:measure text:kind="gap"/></text:span><text:span text:style-name="T1"><text:measure text:kind="value">12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custom-shape draw:style-name="gr56" draw:text-style-name="P14" draw:layer="layout" svg:width="2.8cm" svg:height="1.6cm" svg:x="12.1cm" svg:y="12.871cm">
            <text:p text:style-name="P10"><text:span text:style-name="T4">taf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14" draw:layer="layout" svg:width="1.2cm" svg:height="1.2cm" svg:x="17.7cm" svg:y="8.871cm">
            <text:p text:style-name="P10"><text:span text:style-name="T4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14" draw:layer="layout" svg:width="1.2cm" svg:height="1.2cm" svg:x="17.7cm" svg:y="11.271cm">
            <text:p text:style-name="P10"><text:span text:style-name="T4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14" draw:layer="layout" svg:width="1.2cm" svg:height="1.2cm" svg:x="17.7cm" svg:y="10.071cm">
            <text:p text:style-name="P10"><text:span text:style-name="T4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14" draw:layer="layout" svg:width="1.6cm" svg:height="1.2cm" svg:x="14.5cm" svg:y="10.071cm">
            <text:p text:style-name="P10"><text:span text:style-name="T4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14" draw:layer="layout" svg:width="1.6cm" svg:height="1.2cm" svg:x="12.9cm" svg:y="10.071cm">
            <text:p text:style-name="P10"><text:span text:style-name="T4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14" draw:layer="layout" svg:width="1.6cm" svg:height="1.2cm" svg:x="16.1cm" svg:y="10.071cm">
            <text:p text:style-name="P10"><text:span text:style-name="T4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20" draw:layer="layout" svg:width="0.502cm" svg:height="1.187cm" svg:x="16.228cm" svg:y="12.071cm">
            <draw:text-box>
              <text:p/>
            </draw:text-box>
          </draw:frame>
          <draw:custom-shape draw:style-name="gr60" draw:text-style-name="P21" draw:layer="layout" svg:width="2cm" svg:height="2.4cm" svg:x="2.5cm" svg:y="9.271cm">
            <text:p text:style-name="P10"><text:span text:style-name="T5">24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61" draw:text-style-name="P5" draw:layer="layout" svg:x1="3.7cm" svg:y1="8.071cm" svg:x2="3.7cm" svg:y2="2.471cm">
            <text:p text:style-name="P5"><text:span text:style-name="T1"><text:measure text:kind="gap"/></text:span><text:span text:style-name="T1"><text:measure text:kind="value">28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custom-shape draw:style-name="gr62" draw:text-style-name="P8" draw:layer="layout" svg:width="0.4cm" svg:height="0.4cm" draw:transform="rotate (1.5707963267949) translate (8.5cm 15.6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2" draw:text-style-name="P9" draw:layer="layout" svg:width="0.401cm" svg:height="2cm" draw:transform="skewX (0.000523598775598299) translate (8.9cm 10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9" draw:layer="layout" svg:width="2.4cm" svg:height="0.4cm" svg:x="8.5cm" svg:y="10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64" draw:text-style-name="P18" draw:layer="layout" svg:x1="2.9cm" svg:y1="17.671cm" svg:x2="8.1cm" svg:y2="17.671cm">
            <text:p text:style-name="P18"><text:measure text:kind="gap"/><text:measure text:kind="value">260</text:measure> <text:measure text:kind="unit">cm</text:measure><text:measure text:kind="gap"/></text:p>
          </draw:measure>
          <draw:custom-shape draw:style-name="gr65" draw:text-style-name="P9" draw:layer="layout" svg:width="0.4cm" svg:height="1.2cm" svg:x="8.5cm" svg:y="15.671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58" draw:text-style-name="P14" draw:layer="layout" svg:width="1.6cm" svg:height="1.2cm" svg:x="11.3cm" svg:y="10.071cm">
            <text:p text:style-name="P10"><text:span text:style-name="T4">ka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64" draw:text-style-name="P4" draw:layer="layout" svg:x1="10.9cm" svg:y1="16.471cm" svg:x2="17.7cm" svg:y2="16.471cm">
            <text:p text:style-name="P4"><text:span text:style-name="T1"><text:measure text:kind="gap"/></text:span><text:span text:style-name="T1"><text:measure text:kind="value">34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64" draw:text-style-name="P4" draw:layer="layout" svg:x1="10.9cm" svg:y1="10.171cm" svg:x2="17.7cm" svg:y2="10.171cm">
            <text:p text:style-name="P4"><text:span text:style-name="T1"><text:measure text:kind="gap"/></text:span><text:span text:style-name="T1"><text:measure text:kind="value">34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66" draw:text-style-name="P10" draw:layer="layout" svg:x1="18.6cm" svg:y1="6.871cm" svg:x2="18.6cm" svg:y2="14.471cm">
            <text:p text:style-name="P10"><text:measure text:kind="gap"/><text:measure text:kind="value">380</text:measure> <text:measure text:kind="unit">cm</text:measure><text:measure text:kind="gap"/></text:p>
          </draw:measure>
          <draw:measure draw:style-name="gr67" draw:text-style-name="P5" draw:layer="layout" svg:x1="4.1cm" svg:y1="18.071cm" svg:x2="4.1cm" svg:y2="12.071cm">
            <text:p text:style-name="P5"><text:span text:style-name="T1"><text:measure text:kind="gap"/></text:span><text:span text:style-name="T1"><text:measure text:kind="value">30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64" draw:text-style-name="P18" draw:layer="layout" svg:x1="4.5cm" svg:y1="13.635cm" svg:x2="7.7cm" svg:y2="13.635cm">
            <text:p text:style-name="P18"><text:measure text:kind="gap"/><text:measure text:kind="value">160</text:measure> <text:measure text:kind="unit">cm</text:measure><text:measure text:kind="gap"/></text:p>
          </draw:measure>
          <draw:custom-shape draw:style-name="gr68" draw:text-style-name="P17" draw:layer="layout" svg:width="2cm" svg:height="0.8cm" svg:x="2.5cm" svg:y="8.471cm">
            <text:p text:style-name="P10"><text:span text:style-name="T5">200-22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69" draw:text-style-name="P18" draw:layer="layout" svg:x1="2.1cm" svg:y1="8.071cm" svg:x2="4.5cm" svg:y2="8.071cm">
            <text:p text:style-name="P18"><text:measure text:kind="gap"/><text:measure text:kind="value">120</text:measure> <text:measure text:kind="unit">cm</text:measure><text:measure text:kind="gap"/></text:p>
          </draw:measure>
        </draw:g>
        <draw:g>
          <draw:custom-shape draw:style-name="gr70" draw:text-style-name="P7" draw:layer="layout" svg:width="0.4cm" svg:height="1.2cm" draw:transform="rotate (1.5707963267949) translate (12.9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2.9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9.7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9.7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1.3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1.3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1.3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6.1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6.1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2.9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2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2.9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2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4.9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4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3.3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3.3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3.3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3.3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22.5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22.5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22.5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22.5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9.3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9.3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9.3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9.3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25.7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25.7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24.1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24.1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25.7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25.7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22.5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22.5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22.5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22.5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9.3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9.3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9.3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9.3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27.7cm 12.8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svg:x="28.1cm" svg:y="11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27.7cm 12.8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svg:x="28.1cm" svg:y="11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27.7cm 9.6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svg:x="28.1cm" svg:y="8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27.7cm 8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svg:x="28.1cm" svg:y="6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27.7cm 9.6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svg:x="28.1cm" svg:y="8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27.7cm 6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svg:x="28.1cm" svg:y="5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27.7cm 6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27.7cm 16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svg:x="28.1cm" svg:y="14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27.7cm 14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svg:x="28.1cm" svg:y="13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27.7cm 14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svg:x="28.1cm" svg:y="13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2.1cm 14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2.1cm 6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2.9cm 14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6.1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6.1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3.3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2.1cm 17.6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2.9cm 17.6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1.3cm 1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1.3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2.1cm 9.6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</draw:g>
        <draw:frame draw:style-name="gr71" draw:text-style-name="P20" draw:layer="layout" svg:width="0.502cm" svg:height="1.187cm" svg:x="4.9cm" svg:y="6.871cm">
          <draw:text-box>
            <text:p/>
          </draw:text-box>
        </draw:frame>
        <draw:frame draw:style-name="gr71" draw:text-style-name="P20" draw:layer="layout" svg:width="0.502cm" svg:height="1.187cm" svg:x="3.606cm" svg:y="8.74cm">
          <draw:text-box>
            <text:p/>
          </draw:text-box>
        </draw:frame>
      </draw:page>
      <draw:page draw:name="page2" draw:style-name="dp1" draw:master-page-name="Default">
        <draw:g>
          <draw:custom-shape draw:style-name="gr1" draw:text-style-name="P1" draw:layer="layout" svg:width="29cm" svg:height="20cm" svg:x="0.2cm" svg:y="0.5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7.2cm" svg:height="26.8cm" draw:transform="rotate (1.5707963267949) translate (1.7cm 19.3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5.6cm" svg:height="9.2cm" draw:transform="rotate (1.5707963267949) translate (18.5cm 18.48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4" draw:text-style-name="P4" draw:layer="layout" svg:x1="1.3cm" svg:y1="2.911cm" svg:x2="1.3cm" svg:y2="2.111cm">
            <text:p text:style-name="P4"><text:span text:style-name="T1"><text:measure text:kind="gap"/></text:span><text:span text:style-name="T1"><text:measure text:kind="value">4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4" draw:text-style-name="P4" draw:layer="layout" svg:x1="1.7cm" svg:y1="18.511cm" svg:x2="1.7cm" svg:y2="2.911cm">
            <text:p text:style-name="P4"><text:span text:style-name="T1"><text:measure text:kind="gap"/></text:span><text:span text:style-name="T1"><text:measure text:kind="value">78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72" draw:text-style-name="P5" draw:layer="layout" svg:x1="18.5cm" svg:y1="1.811cm" svg:x2="27.7cm" svg:y2="1.811cm">
            <text:p text:style-name="P5"><text:span text:style-name="T1"><text:measure text:kind="gap"/></text:span><text:span text:style-name="T1"><text:measure text:kind="value">46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custom-shape draw:style-name="gr6" draw:text-style-name="P3" draw:layer="layout" svg:width="10.432cm" svg:height="5.6cm" draw:transform="rotate (1.5707963267949) translate (2.5cm 18.5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15.6cm" svg:height="10cm" draw:transform="rotate (1.5707963267949) translate (8.1cm 18.48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8" draw:text-style-name="P4" draw:layer="layout" svg:x1="0.5cm" svg:y1="18.511cm" svg:x2="0.5cm" svg:y2="19.311cm">
            <text:p text:style-name="P4"><text:measure text:kind="gap"/><text:measure text:kind="value">40</text:measure> <text:measure text:kind="unit">cm</text:measure><text:measure text:kind="gap"/></text:p>
          </draw:measure>
          <draw:measure draw:style-name="gr73" draw:text-style-name="P5" draw:layer="layout" svg:x1="17.7cm" svg:y1="1.711cm" svg:x2="18.9cm" svg:y2="1.711cm">
            <text:p text:style-name="P5"><text:span text:style-name="T1"><text:measure text:kind="gap"/></text:span><text:span text:style-name="T1"><text:measure text:kind="value">6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74" draw:text-style-name="P5" draw:layer="layout" svg:x1="27.7cm" svg:y1="1.711cm" svg:x2="28.5cm" svg:y2="1.711cm">
            <text:p text:style-name="P5"><text:span text:style-name="T1"><text:measure text:kind="gap"/></text:span><text:span text:style-name="T1"><text:measure text:kind="value">4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75" draw:text-style-name="P5" draw:layer="layout" svg:x1="2.5cm" svg:y1="0.911cm" svg:x2="1.7cm" svg:y2="0.911cm">
            <text:p text:style-name="P5"><text:span text:style-name="T1"><text:measure text:kind="gap"/></text:span><text:span text:style-name="T1"><text:measure text:kind="value">4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76" draw:text-style-name="P5" draw:layer="layout" svg:x1="7.7cm" svg:y1="1.311cm" svg:x2="8.1cm" svg:y2="1.311cm">
            <text:p text:style-name="P5"><text:span text:style-name="T1"><text:measure text:kind="gap"/></text:span><text:span text:style-name="T1"><text:measure text:kind="value">2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77" draw:text-style-name="P5" draw:layer="layout" svg:x1="1.672cm" svg:y1="20.039cm" svg:x2="28.472cm" svg:y2="20.039cm">
            <text:p text:style-name="P5"><text:span text:style-name="T1"><text:measure text:kind="gap"/></text:span><text:span text:style-name="T1"><text:measure text:kind="value">1,34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14" draw:text-style-name="P4" draw:layer="layout" svg:x1="2.499cm" svg:y1="1.711cm" svg:x2="18.099cm" svg:y2="1.811cm">
            <text:p text:style-name="P4"><text:measure text:kind="gap"/><text:measure text:kind="value">780</text:measure> <text:measure text:kind="unit">cm</text:measure><text:measure text:kind="gap"/></text:p>
          </draw:measure>
          <draw:custom-shape draw:style-name="gr15" draw:text-style-name="P6" draw:layer="layout" svg:width="0.4cm" svg:height="15.6cm" svg:x="18.1cm" svg:y="2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7" draw:layer="layout" svg:width="0.4cm" svg:height="0.8cm" svg:x="18.1cm" svg:y="18.103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7" draw:layer="layout" svg:width="0.4cm" svg:height="0.8cm" svg:x="18.1cm" svg:y="2.50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7" draw:text-style-name="P8" draw:layer="layout" svg:width="1.6cm" svg:height="1.6cm" draw:transform="rotate (1.5707963267949) translate (4.9cm 12.4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8" draw:text-style-name="P8" draw:layer="layout" svg:width="2cm" svg:height="2cm" svg:x="6.9cm" svg:y="10.871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9" draw:text-style-name="P8" draw:layer="layout" svg:width="1.2cm" svg:height="1.2cm" draw:transform="rotate (-1.5707963267949) translate (8.9cm 14.8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0" draw:text-style-name="P8" draw:layer="layout" svg:width="3.2cm" svg:height="3.2cm" draw:transform="rotate (-3.14159265358979) translate (8.9cm 12.4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9" draw:text-style-name="P8" draw:layer="layout" svg:width="1.2cm" svg:height="1.2cm" draw:transform="rotate (-1.5707963267949) translate (6.5cm 10.4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1" draw:text-style-name="P9" draw:layer="layout" svg:width="4cm" svg:height="2cm" draw:transform="skewX (0.000523598775598299) translate (4.9cm 12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9" draw:layer="layout" svg:width="2.399cm" svg:height="2cm" draw:transform="skewX (0.000523598775598299) translate (9.301cm 12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8" draw:layer="layout" svg:width="1.6cm" svg:height="1.6cm" svg:x="4.9cm" svg:y="8.871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7" draw:text-style-name="P8" draw:layer="layout" svg:width="1.6cm" svg:height="1.6cm" draw:transform="rotate (-3.14159265358979) translate (10.9cm 16.8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3" draw:text-style-name="P9" draw:layer="layout" svg:width="2.802cm" svg:height="5.6cm" draw:transform="skewX (0.000523598775598299) translate (2.101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9" draw:layer="layout" svg:width="1.999cm" svg:height="3.2cm" draw:transform="skewX (0.000698131700797732) translate (2.501cm 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8" draw:layer="layout" svg:width="1.6cm" svg:height="1.6cm" draw:transform="rotate (-1.5707963267949) translate (10.9cm 10.8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5" draw:text-style-name="P11" draw:layer="layout" svg:width="5.2cm" svg:height="6cm" svg:x="2.9cm" svg:y="12.071cm">
            <text:p text:style-name="P10"><text:span text:style-name="T2">Bad-</text:span></text:p>
            <text:p text:style-name="P10"><text:span text:style-name="T2">kamer</text:span></text:p>
            <text:p text:style-name="P10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8" draw:layer="layout" svg:width="3.2cm" svg:height="3.2cm" svg:x="7.7cm" svg:y="7.271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6" draw:text-style-name="P12" draw:layer="layout" svg:width="1.196cm" svg:height="7.6cm" draw:transform="skewX (0.000523598775598299) translate (17.704cm 6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2" draw:layer="layout" svg:width="6.4cm" svg:height="1.2cm" draw:transform="skewX (0.000872664625997165) translate (11.3cm 10.0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8" draw:layer="layout" svg:width="1.6cm" svg:height="1.6cm" svg:x="8.9cm" svg:y="15.271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8" draw:text-style-name="P9" draw:layer="layout" svg:width="1.999cm" svg:height="2cm" draw:transform="skewX (0.000523598775598299) translate (8.501cm 16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13" draw:layer="layout" svg:width="1.6cm" svg:height="0.4cm" svg:x="9.3cm" svg:y="14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8" draw:layer="layout" svg:width="2.8cm" svg:height="2.8cm" draw:transform="rotate (-3.14159265358979) translate (10.9cm 10.0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1" draw:text-style-name="P8" draw:layer="layout" svg:width="4cm" svg:height="4cm" draw:transform="rotate (-3.14159265358979) translate (8.5cm 12.0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7" draw:text-style-name="P8" draw:layer="layout" svg:width="1.6cm" svg:height="1.6cm" draw:transform="rotate (1.5707963267949) translate (9.3cm 12.8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2" draw:text-style-name="P9" draw:layer="layout" svg:width="0.398cm" svg:height="2cm" draw:transform="skewX (0.000523598775598299) translate (6.502cm 10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9" draw:layer="layout" svg:width="6.799cm" svg:height="2.8cm" draw:transform="skewX (0.000349065850398866) translate (10.9cm 7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1" draw:layer="layout" svg:width="6.8cm" svg:height="6.8cm" svg:x="10.9cm" svg:y="11.271cm">
            <text:p text:style-name="P10"><text:span text:style-name="T2">Keuken</text:span></text:p>
            <text:p text:style-name="P10"><text:span text:style-name="T2"/></text:p>
            <text:p text:style-name="P10"><text:span text:style-name="T2"/></text:p>
            <text:p text:style-name="P10"><text:span text:style-name="T2"/></text:p>
            <text:p text:style-name="P10"><text:span text:style-name="T2"/></text:p>
            <text:p text:style-name="P10"><text:span text:style-name="T2">`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9" draw:layer="layout" svg:width="3.2cm" svg:height="5.6cm" draw:transform="skewX (0.000349065850398866) translate (4.502cm 2.471cm)">
            <text:p text:style-name="P10"><text:span text:style-name="T3">Entr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1" draw:layer="layout" svg:width="9.6cm" svg:height="4cm" svg:x="8.1cm" svg:y="3.271cm">
            <text:p text:style-name="P10"><text:span text:style-name="T2">Di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9" draw:layer="layout" svg:width="8.4cm" svg:height="14.8cm" svg:x="18.9cm" svg:y="3.271cm">
            <text:p text:style-name="P10"><text:span text:style-name="T3">Loun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14" draw:layer="layout" svg:width="1.2cm" svg:height="1.6cm" svg:x="16.5cm" svg:y="16.471cm">
            <text:p text:style-name="P10"><text:span text:style-name="T4">k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5" draw:layer="layout" svg:x1="24.5cm" svg:y1="17.671cm" svg:x2="26.5cm" svg:y2="18.471cm">
            <text:p/>
          </draw:line>
          <draw:custom-shape draw:style-name="gr40" draw:text-style-name="P14" draw:layer="layout" svg:width="5.6cm" svg:height="1.6cm" svg:x="10.9cm" svg:y="16.471cm">
            <text:p text:style-name="P10"><text:span text:style-name="T4">aanrech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6" draw:layer="layout" svg:width="1.6cm" svg:height="1.6cm" svg:x="2.9cm" svg:y="12.471cm">
            <text:p text:style-name="P10">Was</text:p>
            <text:p text:style-name="P10">mch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1" draw:layer="layout" svg:width="1.2cm" svg:height="2.4cm" svg:x="4.1cm" svg:y="9.271cm">
            <text:p text:style-name="P10"><text:span text:style-name="T2">W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5" draw:layer="layout" svg:x1="24.5cm" svg:y1="20.071cm" svg:x2="26.5cm" svg:y2="19.271cm">
            <text:p/>
          </draw:line>
          <draw:custom-shape draw:style-name="gr79" draw:text-style-name="P17" draw:layer="layout" svg:width="2cm" svg:height="3.2cm" svg:x="2.5cm" svg:y="4.871cm">
            <text:p text:style-name="P10"><text:span text:style-name="T5">Trap</text:span></text:p>
            <text:p text:style-name="P10"><text:span text:style-name="T5">20 -16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5" draw:layer="layout" svg:x1="7.7cm" svg:y1="10.071cm" svg:x2="8.5cm" svg:y2="12.071cm">
            <text:p/>
          </draw:line>
          <draw:custom-shape draw:style-name="gr44" draw:text-style-name="P16" draw:layer="layout" svg:width="2cm" svg:height="1.2cm" draw:transform="rotate (1.5707963267949) translate (7.7cm 14.871cm)">
            <text:p text:style-name="P10">wb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5" draw:layer="layout" svg:x1="4.9cm" svg:y1="2.871cm" svg:x2="6.9cm" svg:y2="2.471cm">
            <text:p/>
          </draw:line>
          <draw:line draw:style-name="gr39" draw:text-style-name="P15" draw:layer="layout" svg:x1="11.3cm" svg:y1="9.271cm" svg:x2="9.3cm" svg:y2="8.471cm">
            <text:p/>
          </draw:line>
          <draw:custom-shape draw:style-name="gr45" draw:text-style-name="P16" draw:layer="layout" svg:width="1.6cm" svg:height="3.6cm" svg:x="2.9cm" svg:y="14.471cm">
            <text:p text:style-name="P10">Bad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5" draw:layer="layout" svg:x1="11.3cm" svg:y1="12.071cm" svg:x2="9.3cm" svg:y2="12.871cm">
            <text:p/>
          </draw:line>
          <draw:measure draw:style-name="gr46" draw:text-style-name="P10" draw:layer="measurelines" svg:x1="19.5cm" svg:y1="3.271cm" svg:x2="19.5cm" svg:y2="18.071cm">
            <text:p text:style-name="P4"><text:span text:style-name="T1"><text:measure text:kind="gap"/></text:span><text:span text:style-name="T1"><text:measure text:kind="value">74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46" draw:text-style-name="P10" draw:layer="measurelines" svg:x1="18.9cm" svg:y1="4.871cm" svg:x2="27.3cm" svg:y2="4.871cm">
            <text:p text:style-name="P4"><text:span text:style-name="T1"><text:measure text:kind="gap"/></text:span><text:span text:style-name="T1"><text:measure text:kind="value">42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47" draw:text-style-name="P4" draw:layer="layout" svg:x1="8.1cm" svg:y1="6.971cm" svg:x2="17.7cm" svg:y2="6.971cm">
            <text:p text:style-name="P4"><text:span text:style-name="T1"><text:measure text:kind="gap"/></text:span><text:span text:style-name="T1"><text:measure text:kind="value">48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48" draw:text-style-name="P4" draw:layer="layout" svg:x1="9.3cm" svg:y1="14.171cm" svg:x2="17.7cm" svg:y2="14.171cm">
            <text:p text:style-name="P4"><text:span text:style-name="T1"><text:measure text:kind="gap"/></text:span><text:span text:style-name="T1"><text:measure text:kind="value">42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49" draw:text-style-name="P10" draw:layer="layout" svg:x1="16.5cm" svg:y1="3.271cm" svg:x2="16.5cm" svg:y2="10.071cm">
            <text:p text:style-name="P10"><text:measure text:kind="gap"/><text:measure text:kind="value">340</text:measure> <text:measure text:kind="unit">cm</text:measure><text:measure text:kind="gap"/></text:p>
          </draw:measure>
          <draw:measure draw:style-name="gr46" draw:text-style-name="P10" draw:layer="layout" svg:x1="15.1cm" svg:y1="11.271cm" svg:x2="15.1cm" svg:y2="18.071cm">
            <text:p text:style-name="P4"><text:span text:style-name="T1"><text:measure text:kind="gap"/></text:span><text:span text:style-name="T1"><text:measure text:kind="value">34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46" draw:text-style-name="P10" draw:layer="layout" svg:x1="4.5cm" svg:y1="7.271cm" svg:x2="7.7cm" svg:y2="7.271cm">
            <text:p text:style-name="P18"><text:measure text:kind="gap"/><text:measure text:kind="value">160</text:measure> <text:measure text:kind="unit">cm</text:measure><text:measure text:kind="gap"/></text:p>
          </draw:measure>
          <draw:measure draw:style-name="gr80" draw:text-style-name="P5" draw:layer="layout" svg:x1="6.5cm" svg:y1="10.871cm" svg:x2="6.5cm" svg:y2="18.071cm">
            <text:p text:style-name="P5"><text:span text:style-name="T1"><text:measure text:kind="gap"/></text:span><text:span text:style-name="T1"><text:measure text:kind="value">36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line draw:style-name="gr51" draw:text-style-name="P15" draw:layer="layout" svg:x1="9.3cm" svg:y1="15.271cm" svg:x2="10.5cm" svg:y2="15.671cm">
            <text:p/>
          </draw:line>
          <draw:custom-shape draw:style-name="gr52" draw:text-style-name="P16" draw:layer="layout" svg:width="1.6cm" svg:height="1.6cm" svg:x="8.9cm" svg:y="17.271cm">
            <text:p text:style-name="P10"><text:span text:style-name="T5">Energi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9" draw:layer="layout" svg:width="0.8cm" svg:height="2cm" svg:x="2.1cm" svg:y="2.471cm">
            <text:p text:style-name="P10"><text:span text:style-name="T5">MK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54" draw:text-style-name="P15" draw:layer="layout" svg:x1="5.3cm" svg:y1="8.871cm" svg:x2="7.3cm" svg:y2="9.671cm">
            <text:p text:style-name="P10">`</text:p>
          </draw:line>
          <draw:measure draw:style-name="gr81" draw:text-style-name="P5" draw:layer="layout" svg:x1="3.7cm" svg:y1="2.471cm" svg:x2="3.7cm" svg:y2="4.871cm">
            <text:p text:style-name="P5"><text:span text:style-name="T1"><text:measure text:kind="gap"/></text:span><text:span text:style-name="T1"><text:measure text:kind="value">12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custom-shape draw:style-name="gr56" draw:text-style-name="P14" draw:layer="layout" svg:width="2.8cm" svg:height="1.6cm" svg:x="12.5cm" svg:y="7.271cm">
            <text:p text:style-name="P10"><text:span text:style-name="T4">taf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20" draw:layer="layout" svg:width="0.502cm" svg:height="1.187cm" svg:x="16.228cm" svg:y="12.071cm">
            <draw:text-box>
              <text:p/>
            </draw:text-box>
          </draw:frame>
          <draw:custom-shape draw:style-name="gr60" draw:text-style-name="P21" draw:layer="layout" svg:width="2cm" svg:height="2.4cm" svg:x="2.5cm" svg:y="9.271cm">
            <text:p text:style-name="P10"><text:span text:style-name="T5">24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82" draw:text-style-name="P5" draw:layer="layout" svg:x1="3.7cm" svg:y1="8.071cm" svg:x2="3.7cm" svg:y2="2.471cm">
            <text:p text:style-name="P5"><text:span text:style-name="T1"><text:measure text:kind="gap"/></text:span><text:span text:style-name="T1"><text:measure text:kind="value">28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custom-shape draw:style-name="gr62" draw:text-style-name="P8" draw:layer="layout" svg:width="0.4cm" svg:height="0.4cm" draw:transform="rotate (1.5707963267949) translate (8.5cm 15.6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2" draw:text-style-name="P9" draw:layer="layout" svg:width="0.401cm" svg:height="2cm" draw:transform="skewX (0.000523598775598299) translate (8.9cm 10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9" draw:layer="layout" svg:width="2.4cm" svg:height="0.4cm" svg:x="8.5cm" svg:y="10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64" draw:text-style-name="P18" draw:layer="layout" svg:x1="2.9cm" svg:y1="17.671cm" svg:x2="8.1cm" svg:y2="17.671cm">
            <text:p text:style-name="P18"><text:measure text:kind="gap"/><text:measure text:kind="value">260</text:measure> <text:measure text:kind="unit">cm</text:measure><text:measure text:kind="gap"/></text:p>
          </draw:measure>
          <draw:custom-shape draw:style-name="gr65" draw:text-style-name="P9" draw:layer="layout" svg:width="0.4cm" svg:height="1.2cm" svg:x="8.5cm" svg:y="15.671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measure draw:style-name="gr64" draw:text-style-name="P4" draw:layer="layout" svg:x1="10.9cm" svg:y1="16.471cm" svg:x2="17.7cm" svg:y2="16.471cm">
            <text:p text:style-name="P4"><text:span text:style-name="T1"><text:measure text:kind="gap"/></text:span><text:span text:style-name="T1"><text:measure text:kind="value">34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64" draw:text-style-name="P4" draw:layer="layout" svg:x1="10.9cm" svg:y1="10.171cm" svg:x2="17.7cm" svg:y2="10.171cm">
            <text:p text:style-name="P4"><text:span text:style-name="T1"><text:measure text:kind="gap"/></text:span><text:span text:style-name="T1"><text:measure text:kind="value">34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66" draw:text-style-name="P10" draw:layer="layout" svg:x1="18.6cm" svg:y1="6.871cm" svg:x2="18.6cm" svg:y2="14.471cm">
            <text:p text:style-name="P10"><text:measure text:kind="gap"/><text:measure text:kind="value">380</text:measure> <text:measure text:kind="unit">cm</text:measure><text:measure text:kind="gap"/></text:p>
          </draw:measure>
          <draw:measure draw:style-name="gr83" draw:text-style-name="P5" draw:layer="layout" svg:x1="4.1cm" svg:y1="18.071cm" svg:x2="4.1cm" svg:y2="12.071cm">
            <text:p text:style-name="P5"><text:span text:style-name="T1"><text:measure text:kind="gap"/></text:span><text:span text:style-name="T1"><text:measure text:kind="value">30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64" draw:text-style-name="P18" draw:layer="layout" svg:x1="4.5cm" svg:y1="13.635cm" svg:x2="7.7cm" svg:y2="13.635cm">
            <text:p text:style-name="P18"><text:measure text:kind="gap"/><text:measure text:kind="value">160</text:measure> <text:measure text:kind="unit">cm</text:measure><text:measure text:kind="gap"/></text:p>
          </draw:measure>
          <draw:custom-shape draw:style-name="gr84" draw:text-style-name="P17" draw:layer="layout" svg:width="2cm" svg:height="1.2cm" svg:x="2.5cm" svg:y="8.071cm">
            <text:p text:style-name="P10"><text:span text:style-name="T5">180-22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69" draw:text-style-name="P18" draw:layer="layout" svg:x1="2.1cm" svg:y1="8.071cm" svg:x2="4.5cm" svg:y2="8.071cm">
            <text:p text:style-name="P18"><text:measure text:kind="gap"/><text:measure text:kind="value">120</text:measure> <text:measure text:kind="unit">cm</text:measure><text:measure text:kind="gap"/></text:p>
          </draw:measure>
        </draw:g>
        <draw:g>
          <draw:custom-shape draw:style-name="gr70" draw:text-style-name="P7" draw:layer="layout" svg:width="0.4cm" svg:height="1.2cm" draw:transform="rotate (1.5707963267949) translate (12.9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2.9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9.7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9.7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1.3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1.3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1.3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6.1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6.1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2.9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2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2.9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2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4.9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4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3.3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3.3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3.3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3.3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22.5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22.5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22.5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22.5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9.3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9.3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9.3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9.3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25.7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25.7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24.1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24.1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25.7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25.7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22.5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22.5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22.5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22.5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9.3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9.3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9.3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9.3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27.7cm 12.8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svg:x="28.1cm" svg:y="11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27.7cm 12.8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svg:x="28.1cm" svg:y="11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27.7cm 9.6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svg:x="28.1cm" svg:y="8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27.7cm 8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svg:x="28.1cm" svg:y="6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27.7cm 9.6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svg:x="28.1cm" svg:y="8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27.7cm 6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svg:x="28.1cm" svg:y="5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27.7cm 6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27.7cm 16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svg:x="28.1cm" svg:y="14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27.7cm 14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svg:x="28.1cm" svg:y="13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27.7cm 14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svg:x="28.1cm" svg:y="13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2.1cm 14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2.1cm 6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2.9cm 14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6.1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6.1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3.3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2.1cm 17.6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2.9cm 17.6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1.3cm 1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1.3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2.1cm 9.6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</draw:g>
        <draw:frame draw:style-name="gr71" draw:text-style-name="P20" draw:layer="layout" svg:width="0.502cm" svg:height="1.187cm" svg:x="4.9cm" svg:y="6.871cm">
          <draw:text-box>
            <text:p/>
          </draw:text-box>
        </draw:frame>
        <draw:frame draw:style-name="gr71" draw:text-style-name="P20" draw:layer="layout" svg:width="0.502cm" svg:height="1.187cm" svg:x="3.606cm" svg:y="8.74cm">
          <draw:text-box>
            <text:p/>
          </draw:text-box>
        </draw:frame>
      </draw:page>
      <draw:page draw:name="Eerste etage" draw:style-name="dp1" draw:master-page-name="Default">
        <draw:g>
          <draw:custom-shape draw:style-name="gr85" draw:text-style-name="P1" draw:layer="layout" svg:width="29cm" svg:height="20cm" svg:x="0.2cm" svg:y="0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6" draw:text-style-name="P2" draw:layer="layout" svg:width="17.2cm" svg:height="26.8cm" draw:transform="rotate (1.5707963267949) translate (1.7cm 1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87" draw:text-style-name="P5" draw:layer="layout" svg:x1="4.9cm" svg:y1="1.671cm" svg:x2="10.9cm" svg:y2="1.671cm">
            <text:p text:style-name="P5"><text:span text:style-name="T1"><text:measure text:kind="gap"/></text:span><text:span text:style-name="T1"><text:measure text:kind="value">30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46" draw:text-style-name="P10" draw:layer="measurelines" svg:x1="1.7cm" svg:y1="9.271cm" svg:x2="1.7cm" svg:y2="3.271cm">
            <text:p text:style-name="P4"><text:span text:style-name="T1"><text:measure text:kind="gap"/></text:span><text:span text:style-name="T1"><text:measure text:kind="value">30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88" draw:text-style-name="P4" draw:layer="measurelines" svg:x1="1.7cm" svg:y1="18.071cm" svg:x2="1.7cm" svg:y2="12.071cm">
            <text:p text:style-name="P4"><text:measure text:kind="gap"/><text:measure text:kind="value">300</text:measure> <text:measure text:kind="unit">cm</text:measure><text:measure text:kind="gap"/></text:p>
          </draw:measure>
          <draw:measure draw:style-name="gr46" draw:text-style-name="P10" draw:layer="measurelines" svg:x1="1.7cm" svg:y1="11.671cm" svg:x2="1.7cm" svg:y2="9.671cm">
            <text:p text:style-name="P10"><text:measure text:kind="gap"/><text:measure text:kind="value">100</text:measure> <text:measure text:kind="unit">cm</text:measure><text:measure text:kind="gap"/></text:p>
          </draw:measure>
          <draw:measure draw:style-name="gr89" draw:text-style-name="P5" draw:layer="layout" svg:x1="18.5cm" svg:y1="1.671cm" svg:x2="25.7cm" svg:y2="1.671cm">
            <text:p text:style-name="P5"><text:span text:style-name="T1"><text:measure text:kind="gap"/></text:span><text:span text:style-name="T1"><text:measure text:kind="value">36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90" draw:text-style-name="P5" draw:layer="layout" svg:x1="2.1cm" svg:y1="1.671cm" svg:x2="4.5cm" svg:y2="1.671cm">
            <text:p text:style-name="P5"><text:span text:style-name="T1"><text:measure text:kind="gap"/></text:span><text:span text:style-name="T1"><text:measure text:kind="value">12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custom-shape draw:style-name="gr91" draw:text-style-name="P3" draw:layer="layout" svg:width="6.4cm" svg:height="12.8cm" draw:transform="rotate (1.5707963267949) translate (4.9cm 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2" draw:text-style-name="P3" draw:layer="layout" svg:width="6.4cm" svg:height="8.4cm" draw:transform="rotate (1.5707963267949) translate (2.5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93" draw:text-style-name="P5" draw:layer="layout" svg:x1="11.3cm" svg:y1="1.671cm" svg:x2="17.3cm" svg:y2="1.671cm">
            <text:p text:style-name="P5"><text:span text:style-name="T1"><text:measure text:kind="gap"/></text:span><text:span text:style-name="T1"><text:measure text:kind="value">30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custom-shape draw:style-name="gr94" draw:text-style-name="P3" draw:layer="layout" svg:width="8.8cm" svg:height="6.4cm" draw:transform="rotate (1.5707963267949) translate (11.3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16" draw:layer="layout" svg:width="2cm" svg:height="4.4cm" svg:x="2.504cm" svg:y="4.871cm">
            <text:p text:style-name="P10"><text:span text:style-name="T5">Trap</text:span></text:p>
            <text:p text:style-name="P10"><text:span text:style-name="T5">0 -</text:span></text:p>
            <text:p text:style-name="P10"><text:span text:style-name="T5">22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6" draw:layer="layout" svg:width="2cm" svg:height="2.4cm" svg:x="2.504cm" svg:y="9.271cm">
            <text:p text:style-name="P10"><text:span text:style-name="T5">24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11" draw:layer="layout" svg:width="8.4cm" svg:height="6cm" svg:x="8.904cm" svg:y="12.071cm">
            <text:p text:style-name="P10"><text:span text:style-name="T2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11" draw:layer="layout" svg:width="6cm" svg:height="6cm" svg:x="4.904cm" svg:y="3.271cm">
            <text:p text:style-name="P10"><text:span text:style-name="T2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11" draw:layer="layout" svg:width="6cm" svg:height="6cm" svg:x="2.504cm" svg:y="12.071cm">
            <text:p text:style-name="P10"><text:span text:style-name="T2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9" draw:text-style-name="P11" draw:layer="layout" svg:width="6cm" svg:height="8.4cm" svg:x="11.304cm" svg:y="3.271cm">
            <text:p text:style-name="P10"><text:span text:style-name="T2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22" draw:layer="layout" svg:width="16.4cm" svg:height="10cm" draw:transform="rotate (1.5707963267949) translate (18.104cm 18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9" draw:layer="layout" svg:width="7.2cm" svg:height="13.6cm" svg:x="18.504cm" svg:y="4.071cm">
            <text:p text:style-name="P10"><text:span text:style-name="T3">Dakterra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5" draw:layer="layout" svg:x1="19.098cm" svg:y1="9.289cm" svg:x2="18.298cm" svg:y2="11.289cm">
            <text:p/>
          </draw:line>
          <draw:line draw:style-name="gr39" draw:text-style-name="P15" draw:layer="layout" svg:x1="9.304cm" svg:y1="13.271cm" svg:x2="10.904cm" svg:y2="12.071cm">
            <text:p/>
          </draw:line>
          <draw:line draw:style-name="gr39" draw:text-style-name="P15" draw:layer="layout" svg:x1="6.104cm" svg:y1="12.071cm" svg:x2="8.104cm" svg:y2="12.871cm">
            <text:p/>
          </draw:line>
          <draw:custom-shape draw:style-name="gr102" draw:text-style-name="P9" draw:layer="layout" svg:width="5.6cm" svg:height="2cm" draw:transform="skewX (0.000523598775598299) translate (5.304cm 9.671cm)">
            <text:p text:style-name="P10"><text:span text:style-name="T3">Overloo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20" draw:layer="layout" svg:width="0.502cm" svg:height="1.187cm" svg:x="4.504cm" svg:y="10.026cm">
            <draw:text-box>
              <text:p/>
            </draw:text-box>
          </draw:frame>
          <draw:custom-shape draw:style-name="gr103" draw:text-style-name="P23" draw:layer="layout" svg:width="2.402cm" svg:height="9.2cm" draw:transform="skewX (0.000349065850398866) translate (2.103cm 2.471cm)">
            <text:p text:style-name="P10"><text:span text:style-name="T3"/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5" draw:layer="layout" svg:x1="11.304cm" svg:y1="9.671cm" svg:x2="12.504cm" svg:y2="11.271cm">
            <text:p/>
          </draw:line>
          <draw:line draw:style-name="gr39" draw:text-style-name="P15" draw:layer="layout" svg:x1="8.1cm" svg:y1="9.271cm" svg:x2="6.1cm" svg:y2="8.471cm">
            <text:p/>
          </draw:line>
          <draw:custom-shape draw:style-name="gr104" draw:text-style-name="P16" draw:layer="layout" svg:width="0.8cm" svg:height="2cm" svg:x="4.504cm" svg:y="9.671cm">
            <text:p text:style-name="P10"><text:span text:style-name="T5">240-</text:span></text:p>
            <text:p text:style-name="P10"><text:span text:style-name="T5">28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0" draw:text-style-name="P7" draw:layer="layout" svg:width="0.4cm" svg:height="1.2cm" draw:transform="rotate (1.5707963267949) translate (12.9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2.9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6.5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6.5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2.9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2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2.9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2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1.3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6.5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6.5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3.3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3.3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2.1cm 14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2.1cm 4.8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2.1cm 8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2.1cm 16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2.1cm 16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3.3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2.1cm 17.6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2.1cm 6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18.5cm 5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17.7cm 5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18.5cm 6.8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17.7cm 6.8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18.5cm 17.6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17.7cm 17.6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18.5cm 16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17.7cm 16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1.3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1.3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1.3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1.3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6.5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6.5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4.9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4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3.3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1.3cm 18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</draw:g>
        <draw:custom-shape draw:style-name="gr70" draw:text-style-name="P7" draw:layer="layout" svg:width="0.4cm" svg:height="1.2cm" draw:transform="rotate (1.5707963267949) translate (9.7cm 3.271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70" draw:text-style-name="P7" draw:layer="layout" svg:width="0.4cm" svg:height="1.2cm" draw:transform="rotate (1.5707963267949) translate (9.7cm 2.471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g>
          <draw:custom-shape draw:style-name="gr85" draw:text-style-name="P1" draw:layer="layout" svg:width="29cm" svg:height="20cm" svg:x="0.2cm" svg:y="0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6" draw:text-style-name="P2" draw:layer="layout" svg:width="17.2cm" svg:height="26.8cm" draw:transform="rotate (1.5707963267949) translate (1.7cm 1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105" draw:text-style-name="P5" draw:layer="layout" svg:x1="4.9cm" svg:y1="1.671cm" svg:x2="10.9cm" svg:y2="1.671cm">
            <text:p text:style-name="P5"><text:span text:style-name="T1"><text:measure text:kind="gap"/></text:span><text:span text:style-name="T1"><text:measure text:kind="value">30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46" draw:text-style-name="P10" draw:layer="measurelines" svg:x1="1.7cm" svg:y1="9.271cm" svg:x2="1.7cm" svg:y2="3.271cm">
            <text:p text:style-name="P4"><text:span text:style-name="T1"><text:measure text:kind="gap"/></text:span><text:span text:style-name="T1"><text:measure text:kind="value">30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88" draw:text-style-name="P4" draw:layer="measurelines" svg:x1="1.7cm" svg:y1="18.071cm" svg:x2="1.7cm" svg:y2="12.071cm">
            <text:p text:style-name="P4"><text:measure text:kind="gap"/><text:measure text:kind="value">300</text:measure> <text:measure text:kind="unit">cm</text:measure><text:measure text:kind="gap"/></text:p>
          </draw:measure>
          <draw:measure draw:style-name="gr46" draw:text-style-name="P10" draw:layer="measurelines" svg:x1="1.7cm" svg:y1="11.671cm" svg:x2="1.7cm" svg:y2="9.671cm">
            <text:p text:style-name="P10"><text:measure text:kind="gap"/><text:measure text:kind="value">100</text:measure> <text:measure text:kind="unit">cm</text:measure><text:measure text:kind="gap"/></text:p>
          </draw:measure>
          <draw:measure draw:style-name="gr106" draw:text-style-name="P5" draw:layer="layout" svg:x1="18.5cm" svg:y1="1.671cm" svg:x2="25.7cm" svg:y2="1.671cm">
            <text:p text:style-name="P5"><text:span text:style-name="T1"><text:measure text:kind="gap"/></text:span><text:span text:style-name="T1"><text:measure text:kind="value">36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107" draw:text-style-name="P5" draw:layer="layout" svg:x1="2.1cm" svg:y1="1.671cm" svg:x2="4.5cm" svg:y2="1.671cm">
            <text:p text:style-name="P5"><text:span text:style-name="T1"><text:measure text:kind="gap"/></text:span><text:span text:style-name="T1"><text:measure text:kind="value">12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custom-shape draw:style-name="gr91" draw:text-style-name="P3" draw:layer="layout" svg:width="6.4cm" svg:height="12.8cm" draw:transform="rotate (1.5707963267949) translate (4.9cm 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2" draw:text-style-name="P3" draw:layer="layout" svg:width="6.4cm" svg:height="8.4cm" draw:transform="rotate (1.5707963267949) translate (2.5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108" draw:text-style-name="P5" draw:layer="layout" svg:x1="11.3cm" svg:y1="1.671cm" svg:x2="17.3cm" svg:y2="1.671cm">
            <text:p text:style-name="P5"><text:span text:style-name="T1"><text:measure text:kind="gap"/></text:span><text:span text:style-name="T1"><text:measure text:kind="value">300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custom-shape draw:style-name="gr94" draw:text-style-name="P3" draw:layer="layout" svg:width="8.8cm" svg:height="6.4cm" draw:transform="rotate (1.5707963267949) translate (11.3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5" draw:text-style-name="P16" draw:layer="layout" svg:width="2cm" svg:height="4.4cm" svg:x="2.5cm" svg:y="4.871cm">
            <text:p text:style-name="P10"><text:span text:style-name="T5">Trap</text:span></text:p>
            <text:p text:style-name="P10"><text:span text:style-name="T5">0 -</text:span></text:p>
            <text:p text:style-name="P10"><text:span text:style-name="T5">22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6" draw:layer="layout" svg:width="2cm" svg:height="2.4cm" svg:x="2.5cm" svg:y="9.271cm">
            <text:p text:style-name="P10"><text:span text:style-name="T5">24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9" draw:text-style-name="P11" draw:layer="layout" svg:width="6cm" svg:height="8.4cm" svg:x="11.3cm" svg:y="9.671cm">
            <text:p text:style-name="P10"><text:span text:style-name="T2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0" draw:text-style-name="P11" draw:layer="layout" svg:width="12.4cm" svg:height="6cm" svg:x="4.9cm" svg:y="3.271cm">
            <text:p text:style-name="P10"><text:span text:style-name="T2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1" draw:text-style-name="P11" draw:layer="layout" svg:width="8.4cm" svg:height="6cm" svg:x="2.5cm" svg:y="12.071cm">
            <text:p text:style-name="P10"><text:span text:style-name="T2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22" draw:layer="layout" svg:width="16.4cm" svg:height="10cm" draw:transform="rotate (1.5707963267949) translate (18.1cm 18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9" draw:layer="layout" svg:width="7.2cm" svg:height="13.6cm" svg:x="18.5cm" svg:y="4.071cm">
            <text:p text:style-name="P10"><text:span text:style-name="T3">Dakterra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5" draw:layer="layout" svg:x1="19.094cm" svg:y1="9.289cm" svg:x2="18.294cm" svg:y2="11.289cm">
            <text:p/>
          </draw:line>
          <draw:line draw:style-name="gr39" draw:text-style-name="P15" draw:layer="layout" svg:x1="6.1cm" svg:y1="12.071cm" svg:x2="8.1cm" svg:y2="12.871cm">
            <text:p/>
          </draw:line>
          <draw:custom-shape draw:style-name="gr102" draw:text-style-name="P9" draw:layer="layout" svg:width="5.6cm" svg:height="2cm" draw:transform="skewX (0.000523598775598299) translate (5.3cm 9.671cm)">
            <text:p text:style-name="P10"><text:span text:style-name="T3">Overloo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20" draw:layer="layout" svg:width="0.502cm" svg:height="1.187cm" svg:x="4.5cm" svg:y="10.026cm">
            <draw:text-box>
              <text:p/>
            </draw:text-box>
          </draw:frame>
          <draw:custom-shape draw:style-name="gr103" draw:text-style-name="P23" draw:layer="layout" svg:width="2.402cm" svg:height="9.2cm" draw:transform="skewX (0.000349065850398866) translate (2.099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5" draw:layer="layout" svg:x1="11.3cm" svg:y1="9.671cm" svg:x2="12.5cm" svg:y2="11.271cm">
            <text:p/>
          </draw:line>
          <draw:line draw:style-name="gr39" draw:text-style-name="P15" draw:layer="layout" svg:x1="8.1cm" svg:y1="9.271cm" svg:x2="6.1cm" svg:y2="8.471cm">
            <text:p/>
          </draw:line>
          <draw:custom-shape draw:style-name="gr104" draw:text-style-name="P16" draw:layer="layout" svg:width="0.8cm" svg:height="2cm" svg:x="4.5cm" svg:y="9.671cm">
            <text:p text:style-name="P10"><text:span text:style-name="T5">240-</text:span></text:p>
            <text:p text:style-name="P10"><text:span text:style-name="T5">28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0" draw:text-style-name="P7" draw:layer="layout" svg:width="0.4cm" svg:height="1.2cm" draw:transform="rotate (1.5707963267949) translate (12.9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2.9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6.5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6.5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2.9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2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2.9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2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1.3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6.5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6.5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3.3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3.3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2.1cm 14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2.1cm 4.8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2.1cm 8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2.1cm 16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2.1cm 16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3.3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2.1cm 17.6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2.1cm 6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18.5cm 5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17.7cm 5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18.5cm 6.8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17.7cm 6.8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18.5cm 17.6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17.7cm 17.6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18.5cm 16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-3.14159265358979) translate (17.7cm 16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1.3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1.3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1.3cm 3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1.3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6.5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6.5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4.9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4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3.3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" draw:layer="layout" svg:width="0.4cm" svg:height="1.2cm" draw:transform="rotate (1.5707963267949) translate (11.3cm 18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</draw:g>
        <draw:custom-shape draw:style-name="gr70" draw:text-style-name="P7" draw:layer="layout" svg:width="0.4cm" svg:height="1.2cm" draw:transform="rotate (1.5707963267949) translate (9.7cm 3.271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70" draw:text-style-name="P7" draw:layer="layout" svg:width="0.4cm" svg:height="1.2cm" draw:transform="rotate (1.5707963267949) translate (9.7cm 2.471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g>
          <draw:g>
            <draw:custom-shape draw:style-name="gr112" draw:text-style-name="P24" draw:layer="layout" svg:width="3.2cm" svg:height="12.8cm" draw:transform="rotate (1.5707963267949) translate (8.3cm 14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2" draw:text-style-name="P24" draw:layer="layout" svg:width="3.2cm" svg:height="12.8cm" draw:transform="rotate (1.5707963267949) translate (1.9cm 11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3" draw:text-style-name="P24" draw:layer="layout" svg:width="3.2cm" svg:height="6.715cm" draw:transform="rotate (1.5707963267949) translate (1.385cm 14.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4" draw:text-style-name="P25" draw:layer="layout" svg:width="3.2cm" svg:height="6.4cm" draw:transform="rotate (-1.5707963267949) translate (27.3cm 11.671cm)">
              <text:p/>
  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115" draw:text-style-name="P25" draw:layer="layout" svg:width="12.8cm" svg:height="3.2cm" svg:x="1.7cm" svg:y="5.271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711.5805262171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16" draw:text-style-name="P24" draw:layer="layout" svg:width="3.2cm" svg:height="12.8cm" draw:transform="rotate (1.5707963267949) translate (14.5cm 18.0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4" draw:text-style-name="P25" draw:layer="layout" svg:width="3.2cm" svg:height="6.4cm" draw:transform="rotate (-1.5707963267949) translate (20.9cm 8.471cm)">
              <text:p/>
  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117" draw:text-style-name="P2" draw:layer="layout" svg:width="3.2cm" svg:height="6.8cm" draw:transform="rotate (1.5707963267949) translate (1.3cm 14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6" draw:text-style-name="P24" draw:layer="layout" svg:width="3.2cm" svg:height="12.8cm" draw:transform="rotate (1.5707963267949) translate (1.7cm 18.0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8" draw:text-style-name="P2" draw:layer="layout" svg:width="3.2cm" svg:height="12.8cm" draw:transform="rotate (1.5707963267949) translate (1.7cm 11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8" draw:text-style-name="P2" draw:layer="layout" svg:width="3.2cm" svg:height="12.8cm" draw:transform="rotate (1.5707963267949) translate (8.1cm 14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9" draw:text-style-name="P26" draw:layer="layout" svg:width="1.6cm" svg:height="26.8cm" draw:transform="rotate (1.5707963267949) translate (1.3cm 19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20" draw:text-style-name="P15" draw:layer="layout" svg:x1="8.1cm" svg:y1="11.671cm" svg:x2="1.7cm" svg:y2="14.871cm">
              <text:p/>
            </draw:line>
            <draw:line draw:style-name="gr121" draw:text-style-name="P15" draw:layer="layout" svg:x1="1.7cm" svg:y1="14.071cm" svg:x2="17.3cm" svg:y2="14.071cm">
              <text:p/>
            </draw:line>
            <draw:line draw:style-name="gr121" draw:text-style-name="P15" draw:layer="layout" svg:x1="17.7cm" svg:y1="14.071cm" svg:x2="24.9cm" svg:y2="14.071cm">
              <text:p/>
            </draw:line>
            <draw:line draw:style-name="gr121" draw:text-style-name="P15" draw:layer="layout" svg:x1="1.7cm" svg:y1="13.271cm" svg:x2="16.9cm" svg:y2="13.271cm">
              <text:p/>
            </draw:line>
            <draw:line draw:style-name="gr121" draw:text-style-name="P15" draw:layer="layout" svg:x1="17.3cm" svg:y1="13.271cm" svg:x2="23.7cm" svg:y2="13.271cm">
              <text:p/>
            </draw:line>
            <draw:line draw:style-name="gr121" draw:text-style-name="P15" draw:layer="layout" svg:x1="17.7cm" svg:y1="18.871cm" svg:x2="26.7cm" svg:y2="18.871cm">
              <text:p/>
            </draw:line>
            <draw:line draw:style-name="gr121" draw:text-style-name="P15" draw:layer="layout" svg:x1="1.7cm" svg:y1="18.871cm" svg:x2="17.3cm" svg:y2="18.871cm">
              <text:p/>
            </draw:line>
            <draw:line draw:style-name="gr121" draw:text-style-name="P15" draw:layer="layout" svg:x1="1.5cm" svg:y1="19.671cm" svg:x2="27.9cm" svg:y2="19.671cm">
              <text:p/>
            </draw:line>
            <draw:custom-shape draw:style-name="gr122" draw:text-style-name="P26" draw:layer="layout" svg:width="2cm" svg:height="0.4cm" draw:transform="rotate (1.5707963267949) translate (27.7cm 17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3" draw:text-style-name="P26" draw:layer="layout" svg:width="2.4cm" svg:height="0.4cm" draw:transform="rotate (1.5707963267949) translate (1.3cm 17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3" draw:text-style-name="P26" draw:layer="layout" svg:width="2.4cm" svg:height="0.4cm" draw:transform="rotate (1.5707963267949) translate (1.3cm 11.2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20" draw:text-style-name="P15" draw:layer="layout" svg:x1="8.1cm" svg:y1="11.671cm" svg:x2="14.5cm" svg:y2="14.871cm">
              <text:p/>
            </draw:line>
            <draw:line draw:style-name="gr120" draw:text-style-name="P15" draw:layer="layout" svg:x1="20.9cm" svg:y1="11.671cm" svg:x2="14.5cm" svg:y2="14.871cm">
              <text:p/>
            </draw:line>
            <draw:line draw:style-name="gr120" draw:text-style-name="P15" draw:layer="layout" svg:x1="8.1cm" svg:y1="5.271cm" svg:x2="8.1cm" svg:y2="8.071cm">
              <text:p/>
            </draw:line>
            <draw:line draw:style-name="gr121" draw:text-style-name="P15" draw:layer="layout" svg:x1="16.9cm" svg:y1="10.071cm" svg:x2="12.9cm" svg:y2="8.071cm">
              <text:p/>
            </draw:line>
            <draw:line draw:style-name="gr121" draw:text-style-name="P15" draw:layer="layout" svg:x1="3.3cm" svg:y1="8.071cm" svg:x2="1.7cm" svg:y2="8.871cm">
              <text:p/>
            </draw:line>
            <draw:line draw:style-name="gr121" draw:text-style-name="P15" draw:layer="layout" svg:x1="12.9cm" svg:y1="8.071cm" svg:x2="3.3cm" svg:y2="8.071cm">
              <text:p/>
            </draw:line>
            <draw:line draw:style-name="gr121" draw:text-style-name="P15" draw:layer="layout" svg:x1="23.3cm" svg:y1="13.271cm" svg:x2="17.7cm" svg:y2="10.471cm">
              <text:p/>
            </draw:line>
            <draw:line draw:style-name="gr121" draw:text-style-name="P15" draw:layer="layout" svg:x1="27.3cm" svg:y1="15.271cm" svg:x2="24.9cm" svg:y2="14.071cm">
              <text:p/>
            </draw:line>
          </draw:g>
          <draw:custom-shape draw:style-name="gr124" draw:text-style-name="P27" draw:layer="layout" svg:width="28.4cm" svg:height="16cm" svg:x="0.5cm" svg:y="4.471cm">
            <text:p/>
            <draw:enhanced-geometry svg:viewBox="0 0 21600 21600" draw:type="rectangle" draw:enhanced-path="M 0 0 L 21600 0 21600 21600 0 21600 0 0 Z N"/>
          </draw:custom-shape>
        </draw:g>
        <draw:frame draw:style-name="gr59" draw:text-style-name="P20" draw:layer="layout" svg:width="0.502cm" svg:height="1.187cm" svg:x="18.3cm" svg:y="14.471cm">
          <draw:text-box>
            <text:p/>
          </draw:text-box>
        </draw:frame>
        <draw:g>
          <draw:custom-shape draw:style-name="gr125" draw:text-style-name="P7" draw:layer="layout" svg:width="1.2cm" svg:height="1.2cm" draw:transform="rotate (-1.5707963267949) translate (13.7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26" draw:text-style-name="P7" draw:layer="layout" svg:width="1.6cm" svg:height="1.2cm" draw:transform="rotate (-1.5707963267949) translate (5.7cm 9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26" draw:text-style-name="P7" draw:layer="layout" svg:width="1.6cm" svg:height="1.2cm" draw:transform="rotate (-1.5707963267949) translate (4.1cm 9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27" draw:text-style-name="P7" draw:layer="layout" svg:width="2.4cm" svg:height="1.2cm" draw:transform="rotate (-1.5707963267949) translate (20.1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25" draw:text-style-name="P7" draw:layer="layout" svg:width="1.2cm" svg:height="1.2cm" draw:transform="rotate (-1.5707963267949) translate (4.1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26" draw:text-style-name="P7" draw:layer="layout" svg:width="1.6cm" svg:height="1.2cm" draw:transform="rotate (-1.5707963267949) translate (13.7cm 9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26" draw:text-style-name="P7" draw:layer="layout" svg:width="1.6cm" svg:height="1.2cm" draw:transform="rotate (-1.5707963267949) translate (12.1cm 9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26" draw:text-style-name="P7" draw:layer="layout" svg:width="1.6cm" svg:height="1.2cm" draw:transform="rotate (-1.5707963267949) translate (7.3cm 9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28" draw:text-style-name="P28" draw:layer="layout" svg:width="2cm" svg:height="4cm" svg:x="24.1cm" svg:y="14.871cm">
            <text:p/>
            <draw:enhanced-geometry svg:viewBox="0 0 21600 21600" draw:type="rectangle" draw:enhanced-path="M 0 0 L 21600 0 21600 21600 0 21600 0 0 Z N"/>
          </draw:custom-shape>
          <draw:custom-shape draw:style-name="gr125" draw:text-style-name="P7" draw:layer="layout" svg:width="1.2cm" svg:height="1.2cm" draw:transform="rotate (-1.5707963267949) translate (5.7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25" draw:text-style-name="P7" draw:layer="layout" svg:width="1.2cm" svg:height="1.2cm" draw:transform="rotate (-1.5707963267949) translate (12.1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25" draw:text-style-name="P7" draw:layer="layout" svg:width="1.2cm" svg:height="1.2cm" draw:transform="rotate (-1.5707963267949) translate (16.9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27" draw:text-style-name="P7" draw:layer="layout" svg:width="2.4cm" svg:height="1.2cm" draw:transform="rotate (-1.5707963267949) translate (23.3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129" draw:text-style-name="P29" draw:layer="layout" svg:width="5.2cm" svg:height="4.4cm" svg:x="2.1cm" svg:y="14.071cm">
            <text:p text:style-name="P10"><text:span text:style-name="T2">Bad-</text:span></text:p>
            <text:p text:style-name="P10"><text:span text:style-name="T2">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29" draw:layer="layout" svg:width="6.8cm" svg:height="4.4cm" svg:x="10.5cm" svg:y="14.071cm">
            <text:p text:style-name="P10"><text:span text:style-name="T2">Keuke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29" draw:layer="layout" svg:width="6.8cm" svg:height="4.4cm" svg:x="18.5cm" svg:y="14.071cm">
            <text:p text:style-name="P10"><text:span text:style-name="T2">Woonkamer /</text:span></text:p>
            <text:p text:style-name="P10"><text:span text:style-name="T2">Muziek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1" draw:text-style-name="P29" draw:layer="layout" svg:width="6cm" svg:height="4.8cm" svg:x="2.1cm" svg:y="8.471cm">
            <text:p text:style-name="P10"><text:span text:style-name="T2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2" draw:text-style-name="P30" draw:layer="layout" svg:width="7.2cm" svg:height="3.6cm" draw:transform="rotate (-3.14159265358979) translate (24.5cm 13.271cm)">
            <text:p text:style-name="P10"><text:span text:style-name="T2">Dakterras</text:span></text:p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33" draw:text-style-name="P29" draw:layer="layout" svg:width="2.8cm" svg:height="3.6cm" svg:x="14.1cm" svg:y="9.671cm">
            <text:p text:style-name="P10"><text:span text:style-name="T2"/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34" draw:text-style-name="P30" draw:layer="layout" svg:width="2.4cm" svg:height="1.2cm" draw:transform="rotate (-3.14159265358979) translate (16.5cm 9.671cm)">
            <text:p text:style-name="P10"><text:span text:style-name="T2"/></text:p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35" draw:text-style-name="P30" draw:layer="layout" svg:width="1.6cm" svg:height="0.8cm" draw:transform="rotate (-3.14159265358979) translate (26.9cm 14.871cm)">
            <text:p text:style-name="P10"><text:span text:style-name="T2"/></text:p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36" draw:text-style-name="P29" draw:layer="layout" svg:width="1.6cm" svg:height="3.6cm" svg:x="25.3cm" svg:y="14.871cm">
            <text:p text:style-name="P10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7" draw:text-style-name="P29" draw:layer="layout" svg:width="5.6cm" svg:height="4.8cm" svg:x="8.5cm" svg:y="8.471cm">
            <text:p text:style-name="P10"><text:span text:style-name="T2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8" draw:text-style-name="P31" draw:layer="layout" svg:width="2.4cm" svg:height="4.4cm" svg:x="7.7cm" svg:y="14.071cm">
            <text:p text:style-name="P10"><text:span text:style-name="T6">Energi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139" draw:text-style-name="P32" draw:layer="layout" svg:x1="8.1cm" svg:y1="5.271cm" svg:x2="0.9cm" svg:y2="8.871cm">
            <text:p/>
          </draw:line>
          <draw:line draw:style-name="gr139" draw:text-style-name="P32" draw:layer="layout" svg:x1="8.1cm" svg:y1="5.271cm" svg:x2="28.9cm" svg:y2="15.671cm">
            <text:p/>
          </draw:line>
          <draw:custom-shape draw:style-name="gr140" draw:text-style-name="P33" draw:layer="layout" svg:width="28.7cm" svg:height="16cm" svg:x="0.5cm" svg:y="4.471cm">
            <text:p/>
            <draw:enhanced-geometry svg:viewBox="0 0 21600 21600" draw:type="rectangle" draw:enhanced-path="M 0 0 L 21600 0 21600 21600 0 21600 0 0 Z N"/>
          </draw:custom-shape>
        </draw:g>
        <draw:measure draw:style-name="gr46" draw:text-style-name="P10" draw:layer="measurelines" svg:x1="0.9cm" svg:y1="16.471cm" svg:x2="2.9cm" svg:y2="16.471cm">
          <text:p text:style-name="P4"><text:span text:style-name="T1"><text:measure text:kind="gap"/></text:span><text:span text:style-name="T1"><text:measure text:kind="value">10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</draw:page>
      <draw:page draw:name="page6" draw:style-name="dp1" draw:master-page-name="Default">
        <draw:g>
          <draw:g>
            <draw:custom-shape draw:style-name="gr141" draw:text-style-name="P24" draw:layer="layout" svg:width="11.2cm" svg:height="17.2cm" draw:transform="rotate (1.5707963267949) translate (1.7cm 19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2" draw:text-style-name="P2" draw:layer="layout" svg:width="3.2cm" svg:height="10.8cm" draw:transform="rotate (1.5707963267949) translate (1.7cm 14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3" draw:text-style-name="P2" draw:layer="layout" svg:width="3.2cm" svg:height="6.4cm" draw:transform="rotate (1.5707963267949) translate (1.7cm 11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4" draw:text-style-name="P2" draw:layer="layout" svg:width="6.4cm" svg:height="3.2cm" svg:x="12.5cm" svg:y="11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5" draw:text-style-name="P26" draw:layer="layout" svg:width="1.6cm" svg:height="17.2cm" draw:transform="rotate (1.5707963267949) translate (1.7cm 19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21" draw:text-style-name="P15" draw:layer="layout" svg:x1="10.1cm" svg:y1="14.071cm" svg:x2="18.1cm" svg:y2="14.071cm">
              <text:p/>
            </draw:line>
            <draw:line draw:style-name="gr121" draw:text-style-name="P15" draw:layer="layout" svg:x1="9.3cm" svg:y1="13.271cm" svg:x2="18.1cm" svg:y2="13.271cm">
              <text:p/>
            </draw:line>
            <draw:line draw:style-name="gr121" draw:text-style-name="P15" draw:layer="layout" svg:x1="12.1cm" svg:y1="18.871cm" svg:x2="18.1cm" svg:y2="18.871cm">
              <text:p/>
            </draw:line>
            <draw:line draw:style-name="gr121" draw:text-style-name="P15" draw:layer="layout" svg:x1="1.7cm" svg:y1="19.671cm" svg:x2="18.9cm" svg:y2="19.671cm">
              <text:p/>
            </draw:line>
            <draw:custom-shape draw:style-name="gr142" draw:text-style-name="P2" draw:layer="layout" svg:width="3.2cm" svg:height="10.8cm" draw:transform="rotate (1.5707963267949) translate (8.1cm 11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3" draw:text-style-name="P2" draw:layer="layout" svg:width="3.2cm" svg:height="6.4cm" draw:transform="rotate (1.5707963267949) translate (1.7cm 18.0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2" draw:text-style-name="P2" draw:layer="layout" svg:width="3.2cm" svg:height="10.8cm" draw:transform="rotate (1.5707963267949) translate (8.1cm 18.0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21" draw:text-style-name="P15" draw:layer="layout" svg:x1="2.1cm" svg:y1="18.871cm" svg:x2="11.7cm" svg:y2="18.871cm">
              <text:p/>
            </draw:line>
          </draw:g>
        </draw:g>
        <draw:frame draw:style-name="gr59" draw:text-style-name="P20" draw:layer="layout" svg:width="0.502cm" svg:height="1.187cm" svg:x="18.9cm" svg:y="14.471cm">
          <draw:text-box>
            <text:p/>
          </draw:text-box>
        </draw:frame>
        <draw:g>
          <draw:custom-shape draw:style-name="gr125" draw:text-style-name="P7" draw:layer="layout" svg:width="1.2cm" svg:height="1.2cm" draw:transform="rotate (-1.5707963267949) translate (14.1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25" draw:text-style-name="P7" draw:layer="layout" svg:width="1.2cm" svg:height="1.2cm" draw:transform="rotate (-1.5707963267949) translate (6.1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25" draw:text-style-name="P7" draw:layer="layout" svg:width="1.2cm" svg:height="1.2cm" draw:transform="rotate (-1.5707963267949) translate (17.3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25" draw:text-style-name="P7" draw:layer="layout" svg:width="1.2cm" svg:height="1.2cm" draw:transform="rotate (-1.5707963267949) translate (9.7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26" draw:text-style-name="P7" draw:layer="layout" svg:width="1.6cm" svg:height="1.2cm" draw:transform="rotate (-1.5707963267949) translate (17.3cm 9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121" draw:text-style-name="P15" draw:layer="layout" svg:x1="1.7cm" svg:y1="8.471cm" svg:x2="16.9cm" svg:y2="8.471cm">
            <text:p/>
          </draw:line>
          <draw:custom-shape draw:style-name="gr126" draw:text-style-name="P7" draw:layer="layout" svg:width="1.6cm" svg:height="1.2cm" draw:transform="rotate (-1.5707963267949) translate (7.7cm 9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26" draw:text-style-name="P7" draw:layer="layout" svg:width="1.6cm" svg:height="1.2cm" draw:transform="rotate (-1.5707963267949) translate (14.1cm 9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26" draw:text-style-name="P7" draw:layer="layout" svg:width="1.6cm" svg:height="1.2cm" draw:transform="rotate (-1.5707963267949) translate (10.9cm 9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26" draw:text-style-name="P7" draw:layer="layout" svg:width="1.6cm" svg:height="1.2cm" draw:transform="rotate (-1.5707963267949) translate (4.5cm 9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129" draw:text-style-name="P29" draw:layer="layout" svg:width="5.2cm" svg:height="4.4cm" svg:x="12.5cm" svg:y="14.071cm">
            <text:p text:style-name="P10"><text:span text:style-name="T2">Bad-</text:span></text:p>
            <text:p text:style-name="P10"><text:span text:style-name="T2">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6" draw:text-style-name="P29" draw:layer="layout" svg:width="5.6cm" svg:height="4.4cm" svg:x="2.1cm" svg:y="14.071cm">
            <text:p text:style-name="P10"><text:span text:style-name="T2">Entr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7" draw:text-style-name="P29" draw:layer="layout" svg:width="6cm" svg:height="4.4cm" svg:x="2.9cm" svg:y="8.471cm">
            <text:p text:style-name="P10"><text:span text:style-name="T2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7" draw:text-style-name="P29" draw:layer="layout" svg:width="6cm" svg:height="4.4cm" svg:x="11.7cm" svg:y="8.471cm">
            <text:p text:style-name="P10"><text:span text:style-name="T2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8" draw:text-style-name="P29" draw:layer="layout" svg:width="2.4cm" svg:height="4.4cm" svg:x="9.3cm" svg:y="14.071cm">
            <text:p text:style-name="P10"><text:span text:style-name="T2">W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8" draw:text-style-name="P29" draw:layer="layout" svg:width="0.4cm" svg:height="3.6cm" svg:x="8.5cm" svg:y="14.871cm">
            <text:p text:style-name="P10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9" draw:text-style-name="P29" draw:layer="layout" svg:width="2cm" svg:height="4.4cm" svg:x="9.3cm" svg:y="8.471cm">
            <text:p text:style-name="P10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8" draw:text-style-name="P29" draw:layer="layout" svg:width="0.4cm" svg:height="3.6cm" svg:x="8.1cm" svg:y="14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0" draw:text-style-name="P29" draw:layer="layout" svg:width="0.4cm" svg:height="4cm" svg:x="8.9cm" svg:y="14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151" draw:text-style-name="P15" draw:layer="layout" svg:x1="5.7cm" svg:y1="17.271cm" svg:x2="6.5cm" svg:y2="17.271cm">
            <text:p/>
          </draw:line>
          <draw:line draw:style-name="gr151" draw:text-style-name="P15" draw:layer="layout" svg:x1="5.3cm" svg:y1="17.671cm" svg:x2="6.1cm" svg:y2="17.671cm">
            <text:p/>
          </draw:line>
          <draw:line draw:style-name="gr151" draw:text-style-name="P15" draw:layer="layout" svg:x1="4.9cm" svg:y1="18.071cm" svg:x2="5.7cm" svg:y2="18.071cm">
            <text:p/>
          </draw:line>
          <draw:line draw:style-name="gr151" draw:text-style-name="P15" draw:layer="layout" svg:x1="4.5cm" svg:y1="18.471cm" svg:x2="5.3cm" svg:y2="18.471cm">
            <text:p/>
          </draw:line>
          <draw:line draw:style-name="gr151" draw:text-style-name="P15" draw:layer="layout" svg:x1="7.3cm" svg:y1="15.671cm" svg:x2="8.1cm" svg:y2="15.671cm">
            <text:p/>
          </draw:line>
          <draw:line draw:style-name="gr151" draw:text-style-name="P15" draw:layer="layout" svg:x1="6.9cm" svg:y1="16.071cm" svg:x2="7.7cm" svg:y2="16.071cm">
            <text:p/>
          </draw:line>
          <draw:line draw:style-name="gr151" draw:text-style-name="P15" draw:layer="layout" svg:x1="6.5cm" svg:y1="16.471cm" svg:x2="7.3cm" svg:y2="16.471cm">
            <text:p/>
          </draw:line>
          <draw:line draw:style-name="gr151" draw:text-style-name="P15" draw:layer="layout" svg:x1="6.1cm" svg:y1="16.871cm" svg:x2="6.9cm" svg:y2="16.871cm">
            <text:p/>
          </draw:line>
          <draw:line draw:style-name="gr151" draw:text-style-name="P15" draw:layer="layout" svg:x1="8.9cm" svg:y1="14.071cm" svg:x2="11.3cm" svg:y2="14.071cm">
            <text:p/>
          </draw:line>
          <draw:line draw:style-name="gr151" draw:text-style-name="P15" draw:layer="layout" svg:x1="8.5cm" svg:y1="14.471cm" svg:x2="9.3cm" svg:y2="14.471cm">
            <text:p/>
          </draw:line>
          <draw:line draw:style-name="gr151" draw:text-style-name="P15" draw:layer="layout" svg:x1="8.1cm" svg:y1="14.871cm" svg:x2="8.9cm" svg:y2="14.871cm">
            <text:p/>
          </draw:line>
          <draw:line draw:style-name="gr151" draw:text-style-name="P15" draw:layer="layout" svg:x1="7.7cm" svg:y1="15.271cm" svg:x2="8.5cm" svg:y2="15.271cm">
            <text:p/>
          </draw:line>
          <draw:line draw:style-name="gr151" draw:text-style-name="P15" draw:layer="layout" svg:x1="9.3cm" svg:y1="13.271cm" svg:x2="11.3cm" svg:y2="13.271cm">
            <text:p/>
          </draw:line>
          <draw:line draw:style-name="gr151" draw:text-style-name="P15" draw:layer="layout" svg:x1="9.3cm" svg:y1="13.671cm" svg:x2="11.3cm" svg:y2="13.671cm">
            <text:p/>
          </draw:line>
        </draw:g>
        <draw:g>
          <draw:custom-shape draw:style-name="gr152" draw:text-style-name="P34" draw:layer="layout" svg:width="19.545cm" svg:height="3.885cm" svg:x="0.5cm" svg:y="4.986cm">
            <text:p/>
            <draw:enhanced-geometry svg:viewBox="0 0 21600 21600" draw:type="rectangle" draw:enhanced-path="M 0 0 L 21600 0 21600 21600 0 21600 0 0 Z N"/>
          </draw:custom-shape>
        </draw:g>
        <draw:measure draw:style-name="gr46" draw:text-style-name="P10" draw:layer="measurelines" svg:x1="1.3cm" svg:y1="16.671cm" svg:x2="3.3cm" svg:y2="16.671cm">
          <text:p text:style-name="P4"><text:span text:style-name="T1"><text:measure text:kind="gap"/></text:span><text:span text:style-name="T1"><text:measure text:kind="value">10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frame draw:style-name="gr59" draw:text-style-name="P20" draw:layer="layout" svg:width="0.502cm" svg:height="1.187cm" svg:x="16.9cm" svg:y="10.071cm">
          <draw:text-box>
            <text:p/>
          </draw:text-box>
        </draw:frame>
      </draw:page>
      <draw:page draw:name="page7" draw:style-name="dp1" draw:master-page-name="Default">
        <draw:g>
          <draw:custom-shape draw:style-name="gr153" draw:text-style-name="P24" draw:layer="layout" svg:width="3.6cm" svg:height="12.8cm" draw:transform="rotate (1.5707963267949) translate (8.9cm 15.183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54" draw:text-style-name="P24" draw:layer="layout" svg:width="3.2cm" svg:height="12.8cm" draw:transform="rotate (1.5707963267949) translate (15.3cm 11.583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55" draw:text-style-name="P24" draw:layer="layout" svg:width="3.2cm" svg:height="6.8cm" draw:transform="rotate (1.5707963267949) translate (21.7cm 14.783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56" draw:text-style-name="P25" draw:layer="layout" svg:width="3.2cm" svg:height="6.4cm" draw:transform="rotate (-1.5707963267949) translate (8.9cm 11.583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57" draw:text-style-name="P25" draw:layer="layout" svg:width="12.8cm" svg:height="3.2cm" svg:x="15.3cm" svg:y="5.183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11.5805262171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6" draw:text-style-name="P24" draw:layer="layout" svg:width="3.2cm" svg:height="12.8cm" draw:transform="rotate (1.5707963267949) translate (2.5cm 18.0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56" draw:text-style-name="P25" draw:layer="layout" svg:width="3.2cm" svg:height="6.4cm" draw:transform="rotate (-1.5707963267949) translate (15.3cm 8.383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58" draw:text-style-name="P2" draw:layer="layout" svg:width="3.2cm" svg:height="6.8cm" draw:transform="rotate (1.5707963267949) translate (21.7cm 14.8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16" draw:text-style-name="P24" draw:layer="layout" svg:width="3.2cm" svg:height="12.8cm" draw:transform="rotate (1.5707963267949) translate (15.3cm 18.0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59" draw:text-style-name="P2" draw:layer="layout" svg:width="3.2cm" svg:height="12.8cm" draw:transform="rotate (1.5707963267949) translate (15.3cm 11.6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59" draw:text-style-name="P2" draw:layer="layout" svg:width="3.2cm" svg:height="12.8cm" draw:transform="rotate (1.5707963267949) translate (8.9cm 14.8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60" draw:text-style-name="P26" draw:layer="layout" svg:width="1.6cm" svg:height="26.8cm" draw:transform="rotate (1.5707963267949) translate (1.7cm 19.6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120" draw:text-style-name="P15" draw:layer="layout" svg:x1="21.7cm" svg:y1="5.271cm" svg:x2="21.7cm" svg:y2="8.471cm">
            <text:p/>
          </draw:line>
          <draw:line draw:style-name="gr121" draw:text-style-name="P15" draw:layer="layout" svg:x1="11.7cm" svg:y1="14.071cm" svg:x2="4.5cm" svg:y2="14.071cm">
            <text:p/>
          </draw:line>
          <draw:line draw:style-name="gr121" draw:text-style-name="P15" draw:layer="layout" svg:x1="12.1cm" svg:y1="13.271cm" svg:x2="5.3cm" svg:y2="13.271cm">
            <text:p/>
          </draw:line>
          <draw:line draw:style-name="gr121" draw:text-style-name="P15" draw:layer="layout" svg:x1="11.7cm" svg:y1="18.871cm" svg:x2="2.1cm" svg:y2="18.871cm">
            <text:p/>
          </draw:line>
          <draw:line draw:style-name="gr121" draw:text-style-name="P15" draw:layer="layout" svg:x1="28.1cm" svg:y1="18.871cm" svg:x2="12.1cm" svg:y2="18.871cm">
            <text:p/>
          </draw:line>
          <draw:line draw:style-name="gr121" draw:text-style-name="P15" draw:layer="layout" svg:x1="28.5cm" svg:y1="19.671cm" svg:x2="2.1cm" svg:y2="19.671cm">
            <text:p/>
          </draw:line>
          <draw:custom-shape draw:style-name="gr124" draw:text-style-name="P27" draw:layer="layout" svg:width="28.4cm" svg:height="16cm" svg:x="0.5cm" svg:y="4.471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2" draw:layer="layout" svg:width="3.2cm" svg:height="0.4cm" draw:transform="rotate (1.5707963267949) translate (28.1cm 18.0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62" draw:text-style-name="P2" draw:layer="layout" svg:width="2.8cm" svg:height="0.4cm" draw:transform="rotate (1.5707963267949) translate (28.1cm 11.6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62" draw:text-style-name="P2" draw:layer="layout" svg:width="2.8cm" svg:height="0.4cm" draw:transform="rotate (1.5707963267949) translate (1.7cm 18.0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120" draw:text-style-name="P15" draw:layer="layout" svg:x1="8.9cm" svg:y1="11.671cm" svg:x2="15.3cm" svg:y2="14.871cm">
            <text:p/>
          </draw:line>
          <draw:line draw:style-name="gr121" draw:text-style-name="P15" draw:layer="layout" svg:x1="12.1cm" svg:y1="13.271cm" svg:x2="5.7cm" svg:y2="13.271cm">
            <text:p/>
          </draw:line>
          <draw:line draw:style-name="gr121" draw:text-style-name="P15" draw:layer="layout" svg:x1="12.5cm" svg:y1="10.071cm" svg:x2="16.5cm" svg:y2="8.071cm">
            <text:p/>
          </draw:line>
          <draw:line draw:style-name="gr121" draw:text-style-name="P15" draw:layer="layout" svg:x1="6.1cm" svg:y1="13.271cm" svg:x2="11.7cm" svg:y2="10.471cm">
            <text:p/>
          </draw:line>
          <draw:line draw:style-name="gr121" draw:text-style-name="P15" draw:layer="layout" svg:x1="2.1cm" svg:y1="15.271cm" svg:x2="4.5cm" svg:y2="14.071cm">
            <text:p/>
          </draw:line>
          <draw:line draw:style-name="gr120" draw:text-style-name="P15" draw:layer="layout" svg:x1="21.7cm" svg:y1="11.671cm" svg:x2="28.1cm" svg:y2="14.871cm">
            <text:p/>
          </draw:line>
          <draw:line draw:style-name="gr120" draw:text-style-name="P15" draw:layer="layout" svg:x1="15.3cm" svg:y1="14.871cm" svg:x2="21.7cm" svg:y2="11.671cm">
            <text:p/>
          </draw:line>
          <draw:line draw:style-name="gr121" draw:text-style-name="P15" draw:layer="layout" svg:x1="25.3cm" svg:y1="13.271cm" svg:x2="12.9cm" svg:y2="13.271cm">
            <text:p/>
          </draw:line>
          <draw:line draw:style-name="gr121" draw:text-style-name="P15" draw:layer="layout" svg:x1="25.3cm" svg:y1="14.071cm" svg:x2="12.5cm" svg:y2="14.071cm">
            <text:p/>
          </draw:line>
          <draw:line draw:style-name="gr121" draw:text-style-name="P15" draw:layer="layout" svg:x1="11.7cm" svg:y1="14.071cm" svg:x2="4.5cm" svg:y2="14.071cm">
            <text:p/>
          </draw:line>
        </draw:g>
        <draw:g>
          <draw:custom-shape draw:style-name="gr125" draw:text-style-name="P7" draw:layer="layout" svg:width="1.2cm" svg:height="1.2cm" draw:transform="rotate (-1.5707963267949) translate (18.9cm 15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7" draw:text-style-name="P7" draw:layer="layout" svg:width="2.4cm" svg:height="1.2cm" draw:transform="rotate (-1.5707963267949) translate (4.5cm 15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7" draw:layer="layout" svg:width="1.6cm" svg:height="1.2cm" draw:transform="rotate (-1.5707963267949) translate (20.5cm 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7" draw:layer="layout" svg:width="1.6cm" svg:height="1.2cm" draw:transform="rotate (-1.5707963267949) translate (26.9cm 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7" draw:text-style-name="P7" draw:layer="layout" svg:width="2.4cm" svg:height="1.2cm" draw:transform="rotate (-1.5707963267949) translate (10.9cm 15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7" draw:layer="layout" svg:width="1.2cm" svg:height="1.2cm" draw:transform="rotate (-1.5707963267949) translate (26.9cm 15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7" draw:layer="layout" svg:width="1.2cm" svg:height="1.2cm" draw:transform="rotate (-1.5707963267949) translate (20.5cm 15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7" draw:layer="layout" svg:width="1.6cm" svg:height="1.2cm" draw:transform="rotate (-1.5707963267949) translate (17.3cm 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7" draw:text-style-name="P7" draw:layer="layout" svg:width="2.4cm" svg:height="1.2cm" draw:transform="rotate (-1.5707963267949) translate (6.1cm 15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7" draw:text-style-name="P7" draw:layer="layout" svg:width="2.4cm" svg:height="1.2cm" draw:transform="rotate (-1.5707963267949) translate (7.7cm 15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7" draw:layer="layout" svg:width="1.6cm" svg:height="1.2cm" draw:transform="rotate (-1.5707963267949) translate (23.7cm 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7" draw:layer="layout" svg:width="1.6cm" svg:height="1.2cm" draw:transform="rotate (-1.5707963267949) translate (18.9cm 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28" draw:layer="layout" svg:width="2cm" svg:height="4cm" svg:x="23.3cm" svg:y="14.871cm">
            <text:p/>
            <draw:enhanced-geometry svg:viewBox="0 0 21600 21600" draw:type="rectangle" draw:enhanced-path="M 0 0 L 21600 0 21600 21600 0 21600 0 0 Z N"/>
          </draw:custom-shape>
          <draw:custom-shape draw:style-name="gr125" draw:text-style-name="P7" draw:layer="layout" svg:width="1.2cm" svg:height="1.2cm" draw:transform="rotate (-1.5707963267949) translate (17.3cm 15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7" draw:layer="layout" svg:width="1.2cm" svg:height="1.2cm" draw:transform="rotate (-1.5707963267949) translate (14.1cm 15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3" draw:text-style-name="P29" draw:layer="layout" svg:width="5.591cm" svg:height="4.4cm" svg:x="22.495cm" svg:y="14.071cm">
            <text:p text:style-name="P10"><text:span text:style-name="T2">Entree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64" draw:text-style-name="P35" draw:layer="layout" svg:width="9.6cm" svg:height="4.4cm" svg:x="12.5cm" svg:y="14.071cm">
            <text:p text:style-name="P10"><text:span text:style-name="T2">Slaapkame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65" draw:text-style-name="P35" draw:layer="layout" svg:width="6.801cm" svg:height="4.4cm" svg:x="4.486cm" svg:y="14.071cm">
            <text:p text:style-name="P10"><text:span text:style-name="T2">Woonkamer /</text:span></text:p>
            <text:p text:style-name="P10"><text:span text:style-name="T3">Muziekkame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66" draw:text-style-name="P35" draw:layer="layout" svg:width="5.6cm" svg:height="4.4cm" svg:x="19.3cm" svg:y="8.471cm">
            <text:p text:style-name="P10"><text:span text:style-name="T2">Slaapkame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67" draw:text-style-name="P35" draw:layer="layout" svg:width="2.8cm" svg:height="5.6cm" svg:x="25.3cm" svg:y="8.471cm">
            <text:p text:style-name="P10"><text:span text:style-name="T2">trap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68" draw:text-style-name="P36" draw:layer="layout" svg:width="6.4cm" svg:height="3.2cm" draw:transform="rotate (-3.14159265358979) translate (12.5cm 13.271cm)">
            <text:p text:style-name="P10"><text:span text:style-name="T2">Dakterras</text:span></text:p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69" draw:text-style-name="P35" draw:layer="layout" svg:width="1.6cm" svg:height="3.6cm" svg:x="2.899cm" svg:y="14.871cm">
            <text:p text:style-name="P10"><text:span text:style-name="T2"/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70" draw:text-style-name="P29" draw:layer="layout" svg:width="3.6cm" svg:height="1.2cm" svg:x="15.3cm" svg:y="8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1" draw:text-style-name="P30" draw:layer="layout" svg:width="2.4cm" svg:height="1.2cm" draw:transform="rotate (-3.14159265358979) translate (15.3cm 9.671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35" draw:text-style-name="P30" draw:layer="layout" svg:width="1.6cm" svg:height="0.8cm" draw:transform="rotate (-3.14159265358979) translate (4.5cm 14.871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72" draw:text-style-name="P35" draw:layer="layout" svg:width="6cm" svg:height="3.2cm" svg:x="12.9cm" svg:y="9.671cm">
            <text:p text:style-name="P10"><text:span text:style-name="T2">Slaapkamer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line draw:style-name="gr173" draw:text-style-name="P15" draw:layer="layout" svg:x1="21.7cm" svg:y1="5.183cm" svg:x2="28.9cm" svg:y2="8.783cm">
            <text:p/>
          </draw:line>
          <draw:line draw:style-name="gr173" draw:text-style-name="P15" draw:layer="layout" svg:x1="0.9cm" svg:y1="15.583cm" svg:x2="21.7cm" svg:y2="5.183cm">
            <text:p/>
          </draw:line>
          <draw:custom-shape draw:style-name="gr140" draw:text-style-name="P33" draw:layer="layout" svg:width="28.7cm" svg:height="16cm" svg:x="0.5cm" svg:y="4.471cm">
            <text:p/>
            <draw:enhanced-geometry svg:viewBox="0 0 21600 21600" draw:type="rectangle" draw:enhanced-path="M 0 0 L 21600 0 21600 21600 0 21600 0 0 Z N"/>
          </draw:custom-shape>
        </draw:g>
        <draw:frame draw:style-name="gr59" draw:text-style-name="P20" draw:layer="layout" svg:width="0.502cm" svg:height="1.187cm" svg:x="19.3cm" svg:y="14.383cm">
          <draw:text-box>
            <text:p/>
          </draw:text-box>
        </draw:frame>
      </draw:page>
      <draw:page draw:name="page8" draw:style-name="dp1" draw:master-page-name="Default">
        <draw:g>
          <draw:custom-shape draw:style-name="gr174" draw:text-style-name="P24" draw:layer="layout" svg:width="3.2cm" svg:height="9.6cm" draw:transform="rotate (1.5707963267949) translate (8.1cm 14.0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5" draw:text-style-name="P24" draw:layer="layout" svg:width="3.2cm" svg:height="16cm" draw:transform="rotate (1.5707963267949) translate (1.7cm 10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6" draw:text-style-name="P24" draw:layer="layout" svg:width="3.2cm" svg:height="6.4cm" draw:transform="rotate (1.5707963267949) translate (1.7cm 14.0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7" draw:text-style-name="P24" draw:layer="layout" svg:width="3.2cm" svg:height="3.6cm" draw:transform="rotate (1.5707963267949) translate (14.5cm 17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3" draw:text-style-name="P2" draw:layer="layout" svg:width="3.2cm" svg:height="6.4cm" draw:transform="rotate (1.5707963267949) translate (1.7cm 14.0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24" draw:layer="layout" svg:width="3.2cm" svg:height="12.8cm" draw:transform="rotate (1.5707963267949) translate (1.7cm 17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9" draw:text-style-name="P2" draw:layer="layout" svg:width="3.2cm" svg:height="12.8cm" draw:transform="rotate (1.5707963267949) translate (1.7cm 10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8" draw:text-style-name="P2" draw:layer="layout" svg:width="3.2cm" svg:height="10cm" draw:transform="rotate (1.5707963267949) translate (8.1cm 14.0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9" draw:text-style-name="P26" draw:layer="layout" svg:width="1.6cm" svg:height="16.4cm" draw:transform="rotate (1.5707963267949) translate (1.7cm 18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1" draw:text-style-name="P15" draw:layer="layout" svg:x1="2.1cm" svg:y1="13.271cm" svg:x2="17.3cm" svg:y2="13.271cm">
            <text:p/>
          </draw:line>
          <draw:line draw:style-name="gr121" draw:text-style-name="P15" draw:layer="layout" svg:x1="2.1cm" svg:y1="12.471cm" svg:x2="17.3cm" svg:y2="12.471cm">
            <text:p/>
          </draw:line>
          <draw:line draw:style-name="gr121" draw:text-style-name="P15" draw:layer="layout" svg:x1="2.1cm" svg:y1="18.071cm" svg:x2="17.7cm" svg:y2="18.071cm">
            <text:p/>
          </draw:line>
          <draw:line draw:style-name="gr121" draw:text-style-name="P15" draw:layer="layout" svg:x1="1.7cm" svg:y1="18.871cm" svg:x2="18.1cm" svg:y2="18.871cm">
            <text:p/>
          </draw:line>
          <draw:custom-shape draw:style-name="gr180" draw:text-style-name="P2" draw:layer="layout" svg:width="3.2cm" svg:height="3.6cm" draw:transform="rotate (1.5707963267949) translate (14.5cm 10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81" draw:text-style-name="P7" draw:layer="layout" svg:width="2cm" svg:height="1.2cm" draw:transform="rotate (-1.5707963267949) translate (12.1cm 15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81" draw:text-style-name="P7" draw:layer="layout" svg:width="2cm" svg:height="1.2cm" draw:transform="rotate (-1.5707963267949) translate (4.1cm 15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26" draw:text-style-name="P7" draw:layer="layout" svg:width="1.6cm" svg:height="1.2cm" draw:transform="rotate (-1.5707963267949) translate (7.3cm 9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26" draw:text-style-name="P7" draw:layer="layout" svg:width="1.6cm" svg:height="1.2cm" draw:transform="rotate (-1.5707963267949) translate (4.1cm 9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81" draw:text-style-name="P7" draw:layer="layout" svg:width="2cm" svg:height="1.2cm" draw:transform="rotate (-1.5707963267949) translate (7.3cm 15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26" draw:text-style-name="P7" draw:layer="layout" svg:width="1.6cm" svg:height="1.2cm" draw:transform="rotate (-1.5707963267949) translate (13.7cm 9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81" draw:text-style-name="P7" draw:layer="layout" svg:width="2cm" svg:height="1.2cm" draw:transform="rotate (-1.5707963267949) translate (8.9cm 15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26" draw:text-style-name="P7" draw:layer="layout" svg:width="1.6cm" svg:height="1.2cm" draw:transform="rotate (-1.5707963267949) translate (16.9cm 9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81" draw:text-style-name="P7" draw:layer="layout" svg:width="2cm" svg:height="1.2cm" draw:transform="rotate (-1.5707963267949) translate (13.7cm 15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81" draw:text-style-name="P7" draw:layer="layout" svg:width="2cm" svg:height="1.2cm" draw:transform="rotate (-1.5707963267949) translate (16.9cm 15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28" draw:text-style-name="P28" draw:layer="layout" svg:width="2cm" svg:height="4cm" svg:x="9.7cm" svg:y="9.271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82" draw:text-style-name="P29" draw:layer="layout" svg:width="14.8cm" svg:height="4.4cm" svg:x="2.5cm" svg:y="14.071cm">
            <text:p text:style-name="P10"><text:span text:style-name="T2">Woonkamer/Muziek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3" draw:text-style-name="P29" draw:layer="layout" svg:width="8.4cm" svg:height="4.4cm" svg:x="8.9cm" svg:y="8.471cm">
            <text:p text:style-name="P10"><text:span text:style-name="T2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4" draw:text-style-name="P29" draw:layer="layout" svg:width="12.8cm" svg:height="0.4cm" svg:x="3.3cm" svg:y="12.471cm">
            <text:p text:style-name="P10"><text:span text:style-name="T2">Dakterra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5" draw:text-style-name="P29" draw:layer="layout" svg:width="6cm" svg:height="4.4cm" svg:x="2.5cm" svg:y="8.471cm">
            <text:p text:style-name="P10"><text:span text:style-name="T2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59" draw:text-style-name="P20" draw:layer="layout" svg:width="0.502cm" svg:height="1.187cm" svg:x="18.9cm" svg:y="14.471cm">
          <draw:text-box>
            <text:p/>
          </draw:text-box>
        </draw:frame>
        <draw:g>
          <draw:g>
            <draw:custom-shape draw:style-name="gr186" draw:text-style-name="P34" draw:layer="layout" svg:width="18.8cm" svg:height="3.6cm" svg:x="0.5cm" svg:y="4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7" draw:text-style-name="P34" draw:layer="layout" svg:width="18.8cm" svg:height="3.2cm" svg:x="0.5cm" svg:y="12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8" draw:text-style-name="P34" draw:layer="layout" svg:width="2cm" svg:height="3.6cm" svg:x="0.5cm" svg:y="8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8" draw:text-style-name="P34" draw:layer="layout" svg:width="2cm" svg:height="3.6cm" svg:x="17.3cm" svg:y="8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9" draw:text-style-name="P37" draw:layer="layout" svg:width="2cm" svg:height="1.6cm" svg:x="16.1cm" svg:y="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9" draw:text-style-name="P37" draw:layer="layout" svg:width="2cm" svg:height="1.6cm" svg:x="11.3cm" svg:y="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9" draw:text-style-name="P37" draw:layer="layout" svg:width="2cm" svg:height="1.6cm" svg:x="8.9cm" svg:y="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9" draw:text-style-name="P37" draw:layer="layout" svg:width="2cm" svg:height="1.6cm" svg:x="6.5cm" svg:y="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9" draw:text-style-name="P37" draw:layer="layout" svg:width="2cm" svg:height="1.6cm" svg:x="4.1cm" svg:y="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9" draw:text-style-name="P37" draw:layer="layout" svg:width="2cm" svg:height="1.6cm" svg:x="1.7cm" svg:y="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9" draw:text-style-name="P37" draw:layer="layout" svg:width="2cm" svg:height="1.6cm" svg:x="1.7cm" svg:y="12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9" draw:text-style-name="P37" draw:layer="layout" svg:width="2cm" svg:height="1.6cm" svg:x="4.1cm" svg:y="12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9" draw:text-style-name="P37" draw:layer="layout" svg:width="2cm" svg:height="1.6cm" svg:x="6.5cm" svg:y="12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9" draw:text-style-name="P37" draw:layer="layout" svg:width="2cm" svg:height="1.6cm" svg:x="8.9cm" svg:y="12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9" draw:text-style-name="P37" draw:layer="layout" svg:width="2cm" svg:height="1.6cm" svg:x="11.3cm" svg:y="12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9" draw:text-style-name="P37" draw:layer="layout" svg:width="2cm" svg:height="1.6cm" svg:x="13.7cm" svg:y="12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9" draw:text-style-name="P37" draw:layer="layout" svg:width="2cm" svg:height="1.6cm" svg:x="13.7cm" svg:y="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9" draw:text-style-name="P37" draw:layer="layout" svg:width="2cm" svg:height="1.6cm" svg:x="16.1cm" svg:y="12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900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_20_Wide" draw:display-name="Black 45 Degrees Wide" draw:style="single" draw:color="#000000" draw:distance="0.508cm" draw:rotation="450"/>
    <draw:hatch draw:name="Black_20_90_20_Degrees" draw:display-name="Black 90 Degrees" draw:style="single" draw:color="#000000" draw:distance="0.102cm" draw:rotation="900"/>
    <draw:hatch draw:name="Hatching_20_1" draw:display-name="Hatching 1" draw:style="single" draw:color="#000000" draw:distance="0.1cm" draw:rotation="1800"/>
    <draw:hatch draw:name="Red_20_Crossed_20_45_20_Degrees" draw:display-name="Red Crossed 45 Degrees" draw:style="double" draw:color="#800000" draw:distance="0.076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71cm" fo:margin-bottom="0.5cm" fo:margin-left="0.5cm" fo:margin-right="0.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9T23:55:28.274565553</meta:creation-date>
    <meta:editing-duration>P1DT18H25M29S</meta:editing-duration>
    <meta:editing-cycles>205</meta:editing-cycles>
    <meta:generator>LibreOffice/5.0.2.2$Linux_X86_64 LibreOffice_project/00m0$Build-2</meta:generator>
    <dc:date>2017-01-14T04:12:00.092179524</dc:date>
    <meta:print-date>2017-01-12T19:06:05.013380761</meta:print-date>
    <meta:document-statistic meta:object-count="725"/>
  </office:meta>
</office:document-meta>
</file>